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1" style:family="table">
      <style:table-properties style:width="13.898cm" table:align="left"/>
    </style:style>
    <style:style style:name="Tab1.A" style:family="table-column">
      <style:table-column-properties style:column-width="6.765cm"/>
    </style:style>
    <style:style style:name="Tab1.B" style:family="table-column">
      <style:table-column-properties style:column-width="2.538cm"/>
    </style:style>
    <style:style style:name="Tab1.C" style:family="table-column">
      <style:table-column-properties style:column-width="4.595cm"/>
    </style:style>
    <style:style style:name="Tab1.A1" style:family="table-cell">
      <style:table-cell-properties style:vertical-align="middle" fo:padding="0.097cm" fo:border-left="0.05pt solid #000000" fo:border-right="none" fo:border-top="0.05pt solid #000000" fo:border-bottom="0.05pt solid #000000"/>
    </style:style>
    <style:style style:name="Tab1.C1" style:family="table-cell">
      <style:table-cell-properties style:vertical-align="middle" fo:padding="0.097cm" fo:border="0.05pt solid #000000"/>
    </style:style>
    <style:style style:name="Tab1.A2" style:family="table-cell">
      <style:table-cell-properties style:vertical-align="middle" fo:padding="0.097cm" fo:border-left="0.05pt solid #000000" fo:border-right="none" fo:border-top="none" fo:border-bottom="0.05pt solid #000000"/>
    </style:style>
    <style:style style:name="Tab1.C2" style:family="table-cell">
      <style:table-cell-properties style:vertical-align="middle" fo:padding="0.097cm" fo:border-left="0.05pt solid #000000" fo:border-right="0.05pt solid #000000" fo:border-top="none" fo:border-bottom="0.05pt solid #000000"/>
    </style:style>
    <style:style style:name="Tabella1" style:family="table">
      <style:table-properties style:width="13.898cm" table:align="left"/>
    </style:style>
    <style:style style:name="Tabella1.A" style:family="table-column">
      <style:table-column-properties style:column-width="6.765cm"/>
    </style:style>
    <style:style style:name="Tabella1.B" style:family="table-column">
      <style:table-column-properties style:column-width="2.538cm"/>
    </style:style>
    <style:style style:name="Tabella1.C" style:family="table-column">
      <style:table-column-properties style:column-width="4.595cm"/>
    </style:style>
    <style:style style:name="Tabella1.A1" style:family="table-cell">
      <style:table-cell-properties style:vertical-align="middle" fo:padding="0.097cm" fo:border-left="0.05pt solid #000000" fo:border-right="none" fo:border-top="0.05pt solid #000000" fo:border-bottom="0.05pt solid #000000"/>
    </style:style>
    <style:style style:name="Tabella1.C1" style:family="table-cell">
      <style:table-cell-properties style:vertical-align="middle"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3.898cm" table:align="left"/>
    </style:style>
    <style:style style:name="Tabella2.A" style:family="table-column">
      <style:table-column-properties style:column-width="6.765cm"/>
    </style:style>
    <style:style style:name="Tabella2.B" style:family="table-column">
      <style:table-column-properties style:column-width="2.538cm"/>
    </style:style>
    <style:style style:name="Tabella2.C" style:family="table-column">
      <style:table-column-properties style:column-width="4.595cm"/>
    </style:style>
    <style:style style:name="Tabella2.A1" style:family="table-cell">
      <style:table-cell-properties style:vertical-align="middle" fo:padding="0.097cm" fo:border-left="0.05pt solid #000000" fo:border-right="none" fo:border-top="0.05pt solid #000000" fo:border-bottom="0.05pt solid #000000"/>
    </style:style>
    <style:style style:name="Tabella2.C1" style:family="table-cell">
      <style:table-cell-properties style:vertical-align="middle"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3" style:family="table">
      <style:table-properties style:width="13.898cm" table:align="left"/>
    </style:style>
    <style:style style:name="Tabella3.A" style:family="table-column">
      <style:table-column-properties style:column-width="6.765cm"/>
    </style:style>
    <style:style style:name="Tabella3.B" style:family="table-column">
      <style:table-column-properties style:column-width="2.538cm"/>
    </style:style>
    <style:style style:name="Tabella3.C" style:family="table-column">
      <style:table-column-properties style:column-width="4.595cm"/>
    </style:style>
    <style:style style:name="Tabella3.A1" style:family="table-cell">
      <style:table-cell-properties style:vertical-align="middle" fo:padding="0.097cm" fo:border-left="0.05pt solid #000000" fo:border-right="none" fo:border-top="0.05pt solid #000000" fo:border-bottom="0.05pt solid #000000"/>
    </style:style>
    <style:style style:name="Tabella3.C1" style:family="table-cell">
      <style:table-cell-properties style:vertical-align="middle" fo:padding="0.097cm" fo:border="0.05pt solid #000000"/>
    </style:style>
    <style:style style:name="Tabella3.A2" style:family="table-cell">
      <style:table-cell-properties style:vertical-align="middle" fo:padding="0.097cm" fo:border-left="0.05pt solid #000000" fo:border-right="none" fo:border-top="none" fo:border-bottom="0.05pt solid #000000"/>
    </style:style>
    <style:style style:name="Tabella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P5"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0fcfcbe"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100e5dc"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139411"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81283"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aa2f0"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Adobe Caslon Pro" fo:font-size="11pt" fo:font-style="normal" style:text-underline-style="none" fo:font-weight="normal" officeooo:rsid="011bc7d0" officeooo:paragraph-rsid="011bc7d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220ec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3b82bb"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Adobe Caslon Pro" fo:font-size="11pt" fo:font-style="normal" style:text-underline-style="none" fo:font-weight="normal" officeooo:rsid="01248091" officeooo:paragraph-rsid="01248091"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Adobe Caslon Pro" fo:font-size="11pt" fo:font-style="normal" style:text-underline-style="none" fo:font-weight="normal" officeooo:rsid="01269c34" officeooo:paragraph-rsid="01269c34"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Adobe Caslon Pro" fo:font-size="11pt" fo:font-style="normal" style:text-underline-style="none" fo:font-weight="normal" officeooo:rsid="012788f1" officeooo:paragraph-rsid="012788f1"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29ff1e"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28104"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cd238"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2b42a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28104"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cd238"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2eb732"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28104"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cd238"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403872"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Adobe Caslon Pro" fo:font-size="11pt" fo:font-style="normal" style:text-underline-style="none" fo:font-weight="normal" officeooo:rsid="013b82bb" officeooo:paragraph-rsid="013b82bb"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Adobe Caslon Pro" fo:font-size="11pt" fo:font-style="normal" style:text-underline-style="none" fo:font-weight="normal" officeooo:rsid="00e9842f" officeooo:paragraph-rsid="00e9842f"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Adobe Caslon Pro" fo:font-size="11pt" fo:font-style="normal" style:text-underline-style="none" fo:font-weight="normal" officeooo:rsid="00ed384e" officeooo:paragraph-rsid="00ed384e"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Adobe Caslon Pro" fo:font-size="11pt" fo:font-style="normal" style:text-underline-style="none" fo:font-weight="normal" officeooo:rsid="011aa2f0" officeooo:paragraph-rsid="011bc7d0"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Adobe Caslon Pro" fo:font-size="11pt" fo:font-style="normal" style:text-underline-style="none" fo:font-weight="normal" officeooo:rsid="0168efda" officeooo:paragraph-rsid="0168efda"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fo:background-color="transparent"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fo:background-color="transparent"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fo:background-color="transparent"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Adobe Caslon Pro" fo:font-size="11pt" fo:font-style="normal" style:text-underline-style="none" fo:font-weight="normal" officeooo:rsid="0142239c" officeooo:paragraph-rsid="0142239c" fo:background-color="transparent"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Adobe Caslon Pro" fo:font-size="11pt" fo:font-style="normal" style:text-underline-style="none" fo:font-weight="normal" officeooo:rsid="01434ca8" officeooo:paragraph-rsid="01434ca8" fo:background-color="transparent"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Adobe Caslon Pro" fo:font-size="11pt" fo:font-style="normal" style:text-underline-style="none" fo:font-weight="normal" officeooo:rsid="0145997d" officeooo:paragraph-rsid="0145997d" fo:background-color="transparent"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Adobe Caslon Pro" fo:font-size="11pt" fo:font-style="normal" style:text-underline-style="none" fo:font-weight="normal" officeooo:rsid="01478827" officeooo:paragraph-rsid="01478827" fo:background-color="transparent"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8d752"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b8437" fo:background-color="transparent"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64539" style:font-size-asian="9.60000038146973pt" style:font-style-asian="normal" style:font-weight-asian="bold" style:font-size-complex="11pt" style:font-style-complex="normal" style:font-weight-complex="bold"/>
    </style:style>
    <style:style style:name="P49"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cce9c"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115c4f1" style:font-size-asian="9.60000038146973pt" style:font-style-asian="normal" style:font-weight-asian="bold" style:font-size-complex="11pt" style:font-style-complex="normal" style:font-weight-complex="bold"/>
    </style:style>
    <style:style style:name="P51" style:family="paragraph" style:parent-style-name="Standard">
      <style:paragraph-properties fo:text-align="justify" style:justify-single-word="false"/>
      <style:text-properties style:font-name="Adobe Caslon Pro" fo:font-size="11pt" fo:font-style="normal" style:text-underline-style="none" fo:font-weight="bold" officeooo:rsid="00e8d212" officeooo:paragraph-rsid="00e9842f" style:font-size-asian="9.60000038146973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style:font-name="Adobe Caslon Pro" fo:font-size="11pt" fo:font-style="normal" style:text-underline-style="none" fo:font-weight="bold" officeooo:rsid="00e9842f" officeooo:paragraph-rsid="00e9842f"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0fcfcbe"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0e5dc"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de0a1"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15c4f1" style:font-size-asian="9.60000038146973pt" style:font-style-asian="normal" style:font-weight-asian="bold" style:font-size-complex="11pt" style:font-style-complex="normal" style:font-weight-complex="bold"/>
    </style:style>
    <style:style style:name="P57"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434ca8" style:font-size-asian="9.60000038146973pt" style:font-style-asian="normal" style:font-weight-asian="bold" style:font-size-complex="11pt" style:font-style-complex="normal" style:font-weight-complex="bold"/>
    </style:style>
    <style:style style:name="P58" style:family="paragraph" style:parent-style-name="Standard">
      <style:paragraph-properties fo:text-align="start" style:justify-single-word="false"/>
      <style:text-properties style:font-name="Adobe Caslon Pro" fo:font-size="11pt" fo:font-style="normal" style:text-underline-style="none" fo:font-weight="bold" officeooo:rsid="0168efda" officeooo:paragraph-rsid="0168efda" style:font-size-asian="9.60000038146973pt" style:font-style-asian="normal" style:font-weight-asian="bold" style:font-size-complex="11pt" style:font-style-complex="normal" style:font-weight-complex="bold"/>
    </style:style>
    <style:style style:name="P59"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39411"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4dcdb"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181283"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220ec8"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3b82bb" style:font-size-asian="9.60000038146973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Adobe Caslon Pro" fo:font-size="11pt" fo:font-style="normal" style:text-underline-style="none" fo:font-weight="bold" officeooo:rsid="01434ca8" officeooo:paragraph-rsid="01434ca8" style:font-size-asian="9.60000038146973pt" style:font-style-asian="normal" style:font-weight-asian="bold" style:font-size-complex="11pt" style:font-style-complex="normal" style:font-weight-complex="bold"/>
    </style:style>
    <style:style style:name="P65"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b1118" officeooo:paragraph-rsid="00fb1118" style:font-size-asian="9.60000038146973pt" style:font-style-asian="normal" style:font-weight-asian="bold" style:font-size-complex="11pt" style:font-style-complex="normal" style:font-weight-complex="bold"/>
    </style:style>
    <style:style style:name="P67"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2b42a4"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28104"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cd238"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04b3f0" officeooo:paragraph-rsid="010e95b0"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81283" style:font-size-asian="9.60000038146973pt" style:font-style-asian="italic" style:font-weight-asian="normal" style:font-size-complex="11pt" style:font-style-complex="italic" style:font-weight-complex="normal"/>
    </style:style>
    <style:style style:name="P72"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aa2f0" style:font-size-asian="9.60000038146973pt" style:font-style-asian="italic" style:font-weight-asian="normal" style:font-size-complex="11pt" style:font-style-complex="italic" style:font-weight-complex="normal"/>
    </style:style>
    <style:style style:name="P73" style:family="paragraph" style:parent-style-name="Standard">
      <style:paragraph-properties fo:text-align="justify" style:justify-single-word="false"/>
      <style:text-properties style:font-name="Adobe Caslon Pro" fo:font-size="11pt" fo:font-style="italic" style:text-underline-style="none" fo:font-weight="normal" officeooo:rsid="01269c34" officeooo:paragraph-rsid="01269c34" style:font-size-asian="9.60000038146973pt" style:font-style-asian="italic" style:font-weight-asian="normal" style:font-size-complex="11pt" style:font-style-complex="italic" style:font-weight-complex="normal"/>
    </style:style>
    <style:style style:name="P74" style:family="paragraph" style:parent-style-name="Standard">
      <style:paragraph-properties fo:text-align="start" style:justify-single-word="false"/>
      <style:text-properties style:font-name="Adobe Caslon Pro" fo:font-size="13pt" style:text-underline-style="none" fo:font-weight="normal" officeooo:rsid="0017b579" officeooo:paragraph-rsid="0017b579" style:font-size-asian="11.3500003814697pt" style:font-weight-asian="normal" style:font-size-complex="13pt" style:font-weight-complex="normal"/>
    </style:style>
    <style:style style:name="P75" style:family="paragraph" style:parent-style-name="Standard">
      <style:paragraph-properties fo:text-align="start"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6"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64539" style:font-size-asian="11.3500003814697pt" style:font-style-asian="normal" style:font-weight-asian="bold" style:font-size-complex="13pt" style:font-style-complex="normal" style:font-weight-complex="bold"/>
    </style:style>
    <style:style style:name="P77"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8d212" style:font-size-asian="11.3500003814697pt" style:font-style-asian="normal" style:font-weight-asian="bold" style:font-size-complex="13pt" style:font-style-complex="normal" style:font-weight-complex="bold"/>
    </style:style>
    <style:style style:name="P78"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9" style:family="paragraph" style:parent-style-name="Standard">
      <style:paragraph-properties fo:text-align="center" style:justify-single-word="false"/>
      <style:text-properties style:font-name="Adobe Caslon Pro" fo:font-size="13pt" fo:font-style="italic" style:text-underline-style="none" fo:font-weight="normal" officeooo:rsid="0017b579" officeooo:paragraph-rsid="0017b579" style:font-size-asian="11.3500003814697pt" style:font-style-asian="italic" style:font-weight-asian="normal" style:font-size-complex="13pt" style:font-style-complex="italic" style:font-weight-complex="normal"/>
    </style:style>
    <style:style style:name="P80"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64539" style:font-size-asian="2.59999990463257pt" style:font-style-asian="normal" style:font-weight-asian="bold" style:font-size-complex="3pt" style:font-style-complex="normal" style:font-weight-complex="bold"/>
    </style:style>
    <style:style style:name="P81"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8d212" style:font-size-asian="2.59999990463257pt" style:font-style-asian="normal" style:font-weight-asian="bold" style:font-size-complex="3pt" style:font-style-complex="normal" style:font-weight-complex="bold"/>
    </style:style>
    <style:style style:name="P82"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cce9c" style:font-size-asian="2.59999990463257pt" style:font-style-asian="normal" style:font-weight-asian="bold" style:font-size-complex="3pt" style:font-style-complex="normal" style:font-weight-complex="bold"/>
    </style:style>
    <style:style style:name="P83"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0fcfcbe" style:font-size-asian="2.59999990463257pt" style:font-style-asian="normal" style:font-weight-asian="normal" style:font-size-complex="3pt" style:font-style-complex="normal" style:font-weight-complex="normal"/>
    </style:style>
    <style:style style:name="P84"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0e5dc" style:font-size-asian="2.59999990463257pt" style:font-style-asian="normal" style:font-weight-asian="normal" style:font-size-complex="3pt" style:font-style-complex="normal" style:font-weight-complex="normal"/>
    </style:style>
    <style:style style:name="P85"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de0a1" style:font-size-asian="2.59999990463257pt" style:font-style-asian="normal" style:font-weight-asian="normal" style:font-size-complex="3pt" style:font-style-complex="normal" style:font-weight-complex="normal"/>
    </style:style>
    <style:style style:name="P86"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e95b0" style:font-size-asian="2.59999990463257pt" style:font-style-asian="normal" style:font-weight-asian="normal" style:font-size-complex="3pt" style:font-style-complex="normal" style:font-weight-complex="normal"/>
    </style:style>
    <style:style style:name="P87"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39411" style:font-size-asian="2.59999990463257pt" style:font-style-asian="normal" style:font-weight-asian="normal" style:font-size-complex="3pt" style:font-style-complex="normal" style:font-weight-complex="normal"/>
    </style:style>
    <style:style style:name="P88"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4dcdb" style:font-size-asian="2.59999990463257pt" style:font-style-asian="normal" style:font-weight-asian="normal" style:font-size-complex="3pt" style:font-style-complex="normal" style:font-weight-complex="normal"/>
    </style:style>
    <style:style style:name="P89" style:family="paragraph" style:parent-style-name="Standard">
      <style:paragraph-properties fo:text-align="justify" style:justify-single-word="false"/>
      <style:text-properties style:font-name="Adobe Caslon Pro" fo:font-size="3pt" fo:font-style="normal" style:text-underline-style="none" fo:font-weight="normal" officeooo:rsid="011f1788" officeooo:paragraph-rsid="011f1788" style:font-size-asian="2.59999990463257pt" style:font-style-asian="normal" style:font-weight-asian="normal" style:font-size-complex="3pt" style:font-style-complex="normal" style:font-weight-complex="normal"/>
    </style:style>
    <style:style style:name="P90"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29ff1e" style:font-size-asian="2.59999990463257pt" style:font-style-asian="normal" style:font-weight-asian="normal" style:font-size-complex="3pt" style:font-style-complex="normal" style:font-weight-complex="normal"/>
    </style:style>
    <style:style style:name="P91"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28104" style:font-size-asian="2.59999990463257pt" style:font-style-asian="normal" style:font-weight-asian="normal" style:font-size-complex="3pt" style:font-style-complex="normal" style:font-weight-complex="normal"/>
    </style:style>
    <style:style style:name="P92"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cd238" style:font-size-asian="2.59999990463257pt" style:font-style-asian="normal" style:font-weight-asian="normal" style:font-size-complex="3pt" style:font-style-complex="normal" style:font-weight-complex="normal"/>
    </style:style>
    <style:style style:name="P93" style:family="paragraph" style:parent-style-name="Standard">
      <style:paragraph-properties fo:text-align="justify" style:justify-single-word="false"/>
      <style:text-properties style:font-name="Adobe Caslon Pro" fo:font-size="3pt" fo:font-style="normal" style:text-underline-style="none" fo:font-weight="normal" officeooo:rsid="012788f1" officeooo:paragraph-rsid="012788f1" style:font-size-asian="2.59999990463257pt" style:font-style-asian="normal" style:font-weight-asian="normal" style:font-size-complex="3pt" style:font-style-complex="normal" style:font-weight-complex="normal"/>
    </style:style>
    <style:style style:name="P94" style:family="paragraph" style:parent-style-name="Standard">
      <style:paragraph-properties fo:text-align="justify" style:justify-single-word="false"/>
      <style:text-properties style:font-name="Adobe Caslon Pro" fo:font-size="3pt" fo:font-style="normal" style:text-underline-style="none" fo:font-weight="normal" officeooo:rsid="01478827" officeooo:paragraph-rsid="01478827" fo:background-color="transparent" style:font-size-asian="2.59999990463257pt" style:font-style-asian="normal" style:font-weight-asian="normal" style:font-size-complex="3pt" style:font-style-complex="normal" style:font-weight-complex="normal"/>
    </style:style>
    <style:style style:name="P95"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8d752" fo:background-color="transparent" style:font-size-asian="2.59999990463257pt" style:font-style-asian="normal" style:font-weight-asian="normal" style:font-size-complex="3pt" style:font-style-complex="normal" style:font-weight-complex="normal"/>
    </style:style>
    <style:style style:name="P96"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b8437" fo:background-color="transparent" style:font-size-asian="2.59999990463257pt" style:font-style-asian="normal" style:font-weight-asian="normal" style:font-size-complex="3pt" style:font-style-complex="normal" style:font-weight-complex="normal"/>
    </style:style>
    <style:style style:name="P97" style:family="paragraph" style:parent-style-name="Standard">
      <style:paragraph-properties fo:text-align="justify" style:justify-single-word="false"/>
      <style:text-properties style:font-name="Adobe Caslon Pro" fo:font-size="2pt" fo:font-style="normal" style:text-underline-style="none" fo:font-weight="bold" officeooo:rsid="00e9842f" officeooo:paragraph-rsid="00e9842f" style:font-size-asian="1.75pt" style:font-style-asian="normal" style:font-weight-asian="bold" style:font-size-complex="2pt" style:font-style-complex="normal" style:font-weight-complex="bold"/>
    </style:style>
    <style:style style:name="P98"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5c4f1" style:font-size-asian="1.75pt" style:font-style-asian="normal" style:font-weight-asian="bold" style:font-size-complex="2pt" style:font-style-complex="normal" style:font-weight-complex="bold"/>
    </style:style>
    <style:style style:name="P99"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81283" style:font-size-asian="1.75pt" style:font-style-asian="normal" style:font-weight-asian="bold" style:font-size-complex="2pt" style:font-style-complex="normal" style:font-weight-complex="bold"/>
    </style:style>
    <style:style style:name="P100"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220ec8" style:font-size-asian="1.75pt" style:font-style-asian="normal" style:font-weight-asian="bold" style:font-size-complex="2pt" style:font-style-complex="normal" style:font-weight-complex="bold"/>
    </style:style>
    <style:style style:name="P101"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3b82bb" style:font-size-asian="1.75pt" style:font-style-asian="normal" style:font-weight-asian="bold" style:font-size-complex="2pt" style:font-style-complex="normal" style:font-weight-complex="bold"/>
    </style:style>
    <style:style style:name="P102"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434ca8" style:font-size-asian="1.75pt" style:font-style-asian="normal" style:font-weight-asian="bold" style:font-size-complex="2pt" style:font-style-complex="normal" style:font-weight-complex="bold"/>
    </style:style>
    <style:style style:name="P103" style:family="paragraph" style:parent-style-name="Standard">
      <style:paragraph-properties fo:text-align="justify" style:justify-single-word="false"/>
      <style:text-properties style:font-name="Adobe Caslon Pro" fo:font-size="2pt" fo:font-style="normal" style:text-underline-style="none" fo:font-weight="normal" officeooo:rsid="00f2de09" officeooo:paragraph-rsid="00f2de09" style:font-size-asian="1.75pt" style:font-style-asian="normal" style:font-weight-asian="normal" style:font-size-complex="2pt" style:font-style-complex="normal" style:font-weight-complex="normal"/>
    </style:style>
    <style:style style:name="P104" style:family="paragraph" style:parent-style-name="Standard">
      <style:paragraph-properties fo:text-align="justify" style:justify-single-word="false"/>
      <style:text-properties style:font-name="Adobe Caslon Pro" fo:font-size="2pt" fo:font-style="normal" style:text-underline-style="none" fo:font-weight="normal" officeooo:rsid="00f505ab" officeooo:paragraph-rsid="00f505ab" style:font-size-asian="1.75pt" style:font-style-asian="normal" style:font-weight-asian="normal" style:font-size-complex="2pt" style:font-style-complex="normal" style:font-weight-complex="normal"/>
    </style:style>
    <style:style style:name="P105"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4b3f0" style:font-size-asian="1.75pt" style:font-style-asian="normal" style:font-weight-asian="normal" style:font-size-complex="2pt" style:font-style-complex="normal" style:font-weight-complex="normal"/>
    </style:style>
    <style:style style:name="P106"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c1844" style:font-size-asian="1.75pt" style:font-style-asian="normal" style:font-weight-asian="normal" style:font-size-complex="2pt" style:font-style-complex="normal" style:font-weight-complex="normal"/>
    </style:style>
    <style:style style:name="P107"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de0a1" style:font-size-asian="1.75pt" style:font-style-asian="normal" style:font-weight-asian="normal" style:font-size-complex="2pt" style:font-style-complex="normal" style:font-weight-complex="normal"/>
    </style:style>
    <style:style style:name="P108"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e95b0" style:font-size-asian="1.75pt" style:font-style-asian="normal" style:font-weight-asian="normal" style:font-size-complex="2pt" style:font-style-complex="normal" style:font-weight-complex="normal"/>
    </style:style>
    <style:style style:name="P109" style:family="paragraph" style:parent-style-name="Standard">
      <style:paragraph-properties fo:text-align="justify" style:justify-single-word="false"/>
      <style:text-properties style:font-name="Adobe Caslon Pro" fo:font-size="2pt" fo:font-style="normal" style:text-underline-style="none" fo:font-weight="normal" officeooo:rsid="011bc7d0" officeooo:paragraph-rsid="011bc7d0" style:font-size-asian="1.75pt" style:font-style-asian="normal" style:font-weight-asian="normal" style:font-size-complex="2pt" style:font-style-complex="normal" style:font-weight-complex="normal"/>
    </style:style>
    <style:style style:name="P110" style:family="paragraph" style:parent-style-name="Standard">
      <style:paragraph-properties fo:text-align="justify" style:justify-single-word="false"/>
      <style:text-properties style:font-name="Adobe Caslon Pro" fo:font-size="2pt" fo:font-style="normal" style:text-underline-style="none" fo:font-weight="normal" officeooo:rsid="01220ec8" officeooo:paragraph-rsid="013b82bb" style:font-size-asian="1.75pt" style:font-style-asian="normal" style:font-weight-asian="normal" style:font-size-complex="2pt" style:font-style-complex="normal" style:font-weight-complex="normal"/>
    </style:style>
    <style:style style:name="P111" style:family="paragraph" style:parent-style-name="Standard">
      <style:paragraph-properties fo:text-align="justify" style:justify-single-word="false"/>
      <style:text-properties style:font-name="Adobe Caslon Pro" fo:font-size="2pt" fo:font-style="normal" style:text-underline-style="none" fo:font-weight="normal" officeooo:rsid="00e9842f" officeooo:paragraph-rsid="00e9842f" style:font-size-asian="1.75pt" style:font-style-asian="normal" style:font-weight-asian="normal" style:font-size-complex="2pt" style:font-style-complex="normal" style:font-weight-complex="normal"/>
    </style:style>
    <style:style style:name="P112"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ed384e" style:font-size-asian="1.75pt" style:font-style-asian="normal" style:font-weight-asian="normal" style:font-size-complex="2pt" style:font-style-complex="normal" style:font-weight-complex="normal"/>
    </style:style>
    <style:style style:name="P113"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4" style:family="paragraph" style:parent-style-name="Standard">
      <style:paragraph-properties fo:text-align="start"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5" style:family="paragraph" style:parent-style-name="Standard">
      <style:paragraph-properties fo:text-align="justify" style:justify-single-word="false"/>
      <style:text-properties style:font-name="Adobe Caslon Pro" fo:font-size="2pt" fo:font-style="normal" style:text-underline-style="none" fo:font-weight="normal" officeooo:rsid="0145997d" officeooo:paragraph-rsid="0145997d" fo:background-color="transparent" style:font-size-asian="1.75pt" style:font-style-asian="normal" style:font-weight-asian="normal" style:font-size-complex="2pt" style:font-style-complex="normal" style:font-weight-complex="normal"/>
    </style:style>
    <style:style style:name="P116" style:family="paragraph" style:parent-style-name="Standard">
      <style:paragraph-properties fo:text-align="justify" style:justify-single-word="false"/>
      <style:text-properties style:font-name="Adobe Caslon Pro" fo:font-size="2pt" fo:font-style="normal" style:text-underline-style="solid" style:text-underline-width="auto" style:text-underline-color="font-color" fo:font-weight="bold" officeooo:rsid="00f6b69e" officeooo:paragraph-rsid="00f6b69e" style:font-size-asian="1.75pt" style:font-style-asian="normal" style:font-weight-asian="bold" style:font-size-complex="2pt" style:font-style-complex="normal" style:font-weight-complex="bold"/>
    </style:style>
    <style:style style:name="P117" style:family="paragraph" style:parent-style-name="Standard">
      <style:paragraph-properties fo:text-align="center" style:justify-single-word="false"/>
      <style:text-properties style:font-name="Adobe Caslon Pro" fo:font-size="2pt" style:text-underline-style="none" fo:font-weight="normal" officeooo:rsid="0017b579" officeooo:paragraph-rsid="0017b579" style:font-size-asian="1.75pt" style:font-weight-asian="normal" style:font-size-complex="2pt" style:font-weight-complex="normal"/>
    </style:style>
    <style:style style:name="P118" style:family="paragraph" style:parent-style-name="Standard">
      <style:paragraph-properties fo:text-align="center" style:justify-single-word="false"/>
      <style:text-properties style:font-name="Adobe Caslon Pro" fo:font-size="15pt" style:text-underline-style="solid" style:text-underline-width="auto" style:text-underline-color="font-color" fo:font-weight="normal" officeooo:rsid="0017b579" officeooo:paragraph-rsid="0017b579" style:font-size-asian="13.1000003814697pt" style:font-weight-asian="normal" style:font-size-complex="15pt" style:font-weight-complex="normal"/>
    </style:style>
    <style:style style:name="P119"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81283" style:font-size-asian="5pt" style:font-style-asian="normal" style:font-weight-asian="normal" style:font-size-complex="5pt" style:font-style-complex="normal" style:font-weight-complex="normal"/>
    </style:style>
    <style:style style:name="P120"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5pt" style:font-style-asian="normal" style:font-weight-asian="normal" style:font-size-complex="5pt" style:font-style-complex="normal" style:font-weight-complex="normal"/>
    </style:style>
    <style:style style:name="P121"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5pt" style:font-style-asian="normal" style:font-weight-asian="normal" style:font-size-complex="5pt" style:font-style-complex="normal" style:font-weight-complex="normal"/>
    </style:style>
    <style:style style:name="P122"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4.34999990463257pt" style:font-style-asian="normal" style:font-weight-asian="normal" style:font-size-complex="5pt" style:font-style-complex="normal" style:font-weight-complex="normal"/>
    </style:style>
    <style:style style:name="P123"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aa2f0" style:font-size-asian="4.34999990463257pt" style:font-style-asian="normal" style:font-weight-asian="normal" style:font-size-complex="5pt" style:font-style-complex="normal" style:font-weight-complex="normal"/>
    </style:style>
    <style:style style:name="P124"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bc7d0" style:font-size-asian="4.34999990463257pt" style:font-style-asian="normal" style:font-weight-asian="normal" style:font-size-complex="5pt" style:font-style-complex="normal" style:font-weight-complex="normal"/>
    </style:style>
    <style:style style:name="P125"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248091" style:font-size-asian="4.34999990463257pt" style:font-style-asian="normal" style:font-weight-asian="normal" style:font-size-complex="5pt" style:font-style-complex="normal" style:font-weight-complex="normal"/>
    </style:style>
    <style:style style:name="P126"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3cd238" style:font-size-asian="4.34999990463257pt" style:font-style-asian="normal" style:font-weight-asian="normal" style:font-size-complex="5pt" style:font-style-complex="normal" style:font-weight-complex="normal"/>
    </style:style>
    <style:style style:name="P127" style:family="paragraph" style:parent-style-name="Standard">
      <style:paragraph-properties fo:text-align="justify" style:justify-single-word="false"/>
      <style:text-properties style:font-name="Adobe Caslon Pro" fo:font-size="5pt" fo:font-style="normal" style:text-underline-style="none" fo:font-weight="normal" officeooo:rsid="011bc7d0" officeooo:paragraph-rsid="011bc7d0" style:font-size-asian="4.34999990463257pt" style:font-style-asian="normal" style:font-weight-asian="normal" style:font-size-complex="5pt" style:font-style-complex="normal" style:font-weight-complex="normal"/>
    </style:style>
    <style:style style:name="P128"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4.34999990463257pt" style:font-style-asian="normal" style:font-weight-asian="normal" style:font-size-complex="5pt" style:font-style-complex="normal" style:font-weight-complex="normal"/>
    </style:style>
    <style:style style:name="P129"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29ff1e" style:font-size-asian="4.34999990463257pt" style:font-style-asian="normal" style:font-weight-asian="normal" style:font-size-complex="5pt" style:font-style-complex="normal" style:font-weight-complex="normal"/>
    </style:style>
    <style:style style:name="P130"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3cd238" style:font-size-asian="4.34999990463257pt" style:font-style-asian="normal" style:font-weight-asian="normal" style:font-size-complex="5pt" style:font-style-complex="normal" style:font-weight-complex="normal"/>
    </style:style>
    <style:style style:name="P131" style:family="paragraph" style:parent-style-name="Standard">
      <style:paragraph-properties fo:text-align="justify" style:justify-single-word="false"/>
      <style:text-properties style:font-name="Adobe Caslon Pro" fo:font-size="5pt" fo:font-style="normal" style:text-underline-style="none" fo:font-weight="normal" officeooo:rsid="013b82bb" officeooo:paragraph-rsid="013b82bb" style:font-size-asian="4.34999990463257pt" style:font-style-asian="normal" style:font-weight-asian="normal" style:font-size-complex="5pt" style:font-style-complex="normal" style:font-weight-complex="normal"/>
    </style:style>
    <style:style style:name="P132" style:family="paragraph" style:parent-style-name="Standard">
      <style:paragraph-properties fo:text-align="justify" style:justify-single-word="false"/>
      <style:text-properties style:font-name="Adobe Caslon Pro" fo:font-size="5pt" fo:font-style="normal" style:text-underline-style="none" fo:font-weight="normal" officeooo:rsid="01328104" officeooo:paragraph-rsid="01403872" style:font-size-asian="4.34999990463257pt" style:font-style-asian="normal" style:font-weight-asian="normal" style:font-size-complex="5pt" style:font-style-complex="normal" style:font-weight-complex="normal"/>
    </style:style>
    <style:style style:name="P133" style:family="paragraph" style:parent-style-name="Standard">
      <style:paragraph-properties fo:text-align="justify" style:justify-single-word="false"/>
      <style:text-properties style:font-name="Adobe Caslon Pro" fo:font-size="5pt" fo:font-style="normal" style:text-underline-style="none" fo:font-weight="normal" officeooo:rsid="0104b3f0" officeooo:paragraph-rsid="010e95b0" style:font-size-asian="4.34999990463257pt" style:font-style-asian="normal" style:font-weight-asian="normal" style:font-size-complex="5pt" style:font-style-complex="normal" style:font-weight-complex="normal"/>
    </style:style>
    <style:style style:name="P134" style:family="paragraph" style:parent-style-name="Standard">
      <style:paragraph-properties fo:text-align="justify" style:justify-single-word="false"/>
      <style:text-properties style:font-name="Adobe Caslon Pro" fo:font-size="5pt" fo:font-style="normal" style:text-underline-style="none" fo:font-weight="normal" officeooo:rsid="0137f07d" officeooo:paragraph-rsid="01403872" fo:background-color="transparent" style:font-size-asian="4.34999990463257pt" style:font-style-asian="normal" style:font-weight-asian="normal" style:font-size-complex="5pt" style:font-style-complex="normal" style:font-weight-complex="normal"/>
    </style:style>
    <style:style style:name="P135" style:family="paragraph" style:parent-style-name="Standard">
      <style:paragraph-properties fo:text-align="justify" style:justify-single-word="false"/>
      <style:text-properties style:font-name="Adobe Caslon Pro" fo:font-size="5pt" fo:font-style="normal" style:text-underline-style="none" fo:font-weight="normal" officeooo:rsid="0148d752" officeooo:paragraph-rsid="0148d752" fo:background-color="transparent" style:font-size-asian="4.34999990463257pt" style:font-style-asian="normal" style:font-weight-asian="normal" style:font-size-complex="5pt" style:font-style-complex="normal" style:font-weight-complex="normal"/>
    </style:style>
    <style:style style:name="P136" style:family="paragraph" style:parent-style-name="Standard">
      <style:paragraph-properties fo:text-align="start" style:justify-single-word="false"/>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137" style:family="paragraph" style:parent-style-name="Standard">
      <style:paragraph-properties fo:text-align="justify" style:justify-single-word="false"/>
      <style:text-properties style:font-name="Adobe Caslon Pro" fo:font-size="5pt" fo:font-style="italic" style:text-underline-style="none" fo:font-weight="normal" officeooo:rsid="01181283" officeooo:paragraph-rsid="011aa2f0" style:font-size-asian="4.34999990463257pt" style:font-style-asian="italic" style:font-weight-asian="normal" style:font-size-complex="5pt" style:font-style-complex="italic" style:font-weight-complex="normal"/>
    </style:style>
    <style:style style:name="P138" style:family="paragraph" style:parent-style-name="Standard">
      <style:paragraph-properties fo:text-align="justify" style:justify-single-word="false" fo:break-before="pag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139" style:family="paragraph" style:parent-style-name="Standard">
      <style:paragraph-properties fo:text-align="justify" style:justify-single-word="false" fo:break-before="page"/>
      <style:text-properties style:font-name="Adobe Caslon Pro" fo:font-size="11pt" fo:font-style="normal" style:text-underline-style="none" fo:font-weight="bold" officeooo:rsid="01106c5e" officeooo:paragraph-rsid="010e95b0" style:font-size-asian="9.60000038146973pt" style:font-style-asian="normal" style:font-weight-asian="bold" style:font-size-complex="11pt" style:font-style-complex="normal" style:font-weight-complex="bold"/>
    </style:style>
    <style:style style:name="P14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4f5b2a" officeooo:paragraph-rsid="014f5b2a" fo:background-color="transparent"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29f0f" officeooo:paragraph-rsid="01529f0f" fo:background-color="transparent"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419d9" officeooo:paragraph-rsid="015419d9" fo:background-color="transparent"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72eed" officeooo:paragraph-rsid="015a7cc6" fo:background-color="transparent"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a7cc6" fo:background-color="transparent"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ce703"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ce703" officeooo:paragraph-rsid="015ce703"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ddfcd" officeooo:paragraph-rsid="015ddfcd" fo:background-color="transparent"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fde18" officeooo:paragraph-rsid="015fde18"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1c3be" officeooo:paragraph-rsid="0161c3be" fo:background-color="transparent"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35d02" officeooo:paragraph-rsid="01635d02"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06ad3" officeooo:paragraph-rsid="015a7cc6"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6fdad" officeooo:paragraph-rsid="0166fdad" fo:background-color="transparent"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56f91" officeooo:paragraph-rsid="01656f91" fo:background-color="transparent"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bd385" officeooo:paragraph-rsid="016bd385" fo:background-color="transparent"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4f5b2a" officeooo:paragraph-rsid="014f5b2a" fo:background-color="transparent" style:font-size-asian="4.34999990463257pt" style:font-style-asian="normal" style:font-weight-asian="normal" style:font-size-complex="5pt" style:font-style-complex="normal" style:font-weight-complex="normal"/>
    </style:style>
    <style:style style:name="P156"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06ad3" officeooo:paragraph-rsid="01506ad3" fo:background-color="transparent" style:font-size-asian="4.34999990463257pt" style:font-style-asian="normal" style:font-weight-asian="normal" style:font-size-complex="5pt" style:font-style-complex="normal" style:font-weight-complex="normal"/>
    </style:style>
    <style:style style:name="P157"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29f0f" officeooo:paragraph-rsid="01529f0f" fo:background-color="transparent" style:font-size-asian="4.34999990463257pt" style:font-style-asian="normal" style:font-weight-asian="normal" style:font-size-complex="5pt" style:font-style-complex="normal" style:font-weight-complex="normal"/>
    </style:style>
    <style:style style:name="P158"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fde18" officeooo:paragraph-rsid="015fde18" fo:background-color="transparent" style:font-size-asian="4.34999990463257pt" style:font-style-asian="normal" style:font-weight-asian="normal" style:font-size-complex="5pt" style:font-style-complex="normal" style:font-weight-complex="normal"/>
    </style:style>
    <style:style style:name="P159"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a7cc6" officeooo:paragraph-rsid="015a7cc6" fo:background-color="transparent" style:font-size-asian="4.34999990463257pt" style:font-style-asian="normal" style:font-weight-asian="normal" style:font-size-complex="5pt" style:font-style-complex="normal" style:font-weight-complex="normal"/>
    </style:style>
    <style:style style:name="P160"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29f0f" officeooo:paragraph-rsid="01529f0f" fo:background-color="transparent" style:font-size-asian="1.75pt" style:font-style-asian="normal" style:font-weight-asian="normal" style:font-size-complex="2pt" style:font-style-complex="normal" style:font-weight-complex="normal"/>
    </style:style>
    <style:style style:name="P161"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419d9" officeooo:paragraph-rsid="015419d9" fo:background-color="transparent" style:font-size-asian="1.75pt" style:font-style-asian="normal" style:font-weight-asian="normal" style:font-size-complex="2pt" style:font-style-complex="normal" style:font-weight-complex="normal"/>
    </style:style>
    <style:style style:name="P162"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ce703" officeooo:paragraph-rsid="015ce703" fo:background-color="transparent" style:font-size-asian="1.75pt" style:font-style-asian="normal" style:font-weight-asian="normal" style:font-size-complex="2pt" style:font-style-complex="normal" style:font-weight-complex="normal"/>
    </style:style>
    <style:style style:name="P163"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fde18" officeooo:paragraph-rsid="015fde18" fo:background-color="transparent" style:font-size-asian="1.75pt" style:font-style-asian="normal" style:font-weight-asian="normal" style:font-size-complex="2pt" style:font-style-complex="normal" style:font-weight-complex="normal"/>
    </style:style>
    <style:style style:name="P164"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35d02" officeooo:paragraph-rsid="01635d02" fo:background-color="transparent" style:font-size-asian="1.75pt" style:font-style-asian="normal" style:font-weight-asian="normal" style:font-size-complex="2pt" style:font-style-complex="normal" style:font-weight-complex="normal"/>
    </style:style>
    <style:style style:name="P165"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bd385" officeooo:paragraph-rsid="016bd385" fo:background-color="transparent" style:font-size-asian="1.75pt" style:font-style-asian="normal" style:font-weight-asian="normal" style:font-size-complex="2pt" style:font-style-complex="normal" style:font-weight-complex="normal"/>
    </style:style>
    <style:style style:name="P166"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29f0f" officeooo:paragraph-rsid="01529f0f" fo:background-color="transparent" style:font-size-asian="2.59999990463257pt" style:font-style-asian="normal" style:font-weight-asian="normal" style:font-size-complex="3pt" style:font-style-complex="normal" style:font-weight-complex="normal"/>
    </style:style>
    <style:style style:name="P167"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419d9" officeooo:paragraph-rsid="015419d9" fo:background-color="transparent" style:font-size-asian="2.59999990463257pt" style:font-style-asian="normal" style:font-weight-asian="normal" style:font-size-complex="3pt" style:font-style-complex="normal" style:font-weight-complex="normal"/>
    </style:style>
    <style:style style:name="P168"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a7cc6" officeooo:paragraph-rsid="015a7cc6" fo:background-color="transparent" style:font-size-asian="2.59999990463257pt" style:font-style-asian="normal" style:font-weight-asian="normal" style:font-size-complex="3pt" style:font-style-complex="normal" style:font-weight-complex="normal"/>
    </style:style>
    <style:style style:name="P169"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ce703" officeooo:paragraph-rsid="015ce703" fo:background-color="transparent" style:font-size-asian="2.59999990463257pt" style:font-style-asian="normal" style:font-weight-asian="normal" style:font-size-complex="3pt" style:font-style-complex="normal" style:font-weight-complex="normal"/>
    </style:style>
    <style:style style:name="P170"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ddfcd" officeooo:paragraph-rsid="015ddfcd" fo:background-color="transparent" style:font-size-asian="2.59999990463257pt" style:font-style-asian="normal" style:font-weight-asian="normal" style:font-size-complex="3pt" style:font-style-complex="normal" style:font-weight-complex="normal"/>
    </style:style>
    <style:style style:name="P171"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fde18" officeooo:paragraph-rsid="015fde18" fo:background-color="transparent" style:font-size-asian="2.59999990463257pt" style:font-style-asian="normal" style:font-weight-asian="normal" style:font-size-complex="3pt" style:font-style-complex="normal" style:font-weight-complex="normal"/>
    </style:style>
    <style:style style:name="P172"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35d02" officeooo:paragraph-rsid="01635d02" fo:background-color="transparent" style:font-size-asian="2.59999990463257pt" style:font-style-asian="normal" style:font-weight-asian="normal" style:font-size-complex="3pt" style:font-style-complex="normal" style:font-weight-complex="normal"/>
    </style:style>
    <style:style style:name="P173"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56f91" officeooo:paragraph-rsid="01656f91" fo:background-color="transparent" style:font-size-asian="2.59999990463257pt" style:font-style-asian="normal" style:font-weight-asian="normal" style:font-size-complex="3pt" style:font-style-complex="normal" style:font-weight-complex="normal"/>
    </style:style>
    <style:style style:name="P174"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bd385" officeooo:paragraph-rsid="016bd385" fo:background-color="transparent" style:font-size-asian="2.59999990463257pt" style:font-style-asian="normal" style:font-weight-asian="normal" style:font-size-complex="3pt" style:font-style-complex="normal" style:font-weight-complex="normal"/>
    </style:style>
    <style:style style:name="P175" style:family="paragraph" style:parent-style-name="Table_20_Contents">
      <style:paragraph-properties fo:text-align="center" style:justify-single-word="false"/>
      <style:text-properties style:font-name="Adobe Caslon Pro" fo:font-size="11pt" style:font-size-asian="9.60000038146973pt" style:font-size-complex="11pt"/>
    </style:style>
    <style:style style:name="P176" style:family="paragraph" style:parent-style-name="Table_20_Contents">
      <style:paragraph-properties fo:text-align="center" style:justify-single-word="false"/>
      <style:text-properties style:font-name="Adobe Caslon Pro" fo:font-size="11pt" officeooo:paragraph-rsid="01328104" style:font-size-asian="9.60000038146973pt" style:font-size-complex="11pt"/>
    </style:style>
    <style:style style:name="P177" style:family="paragraph" style:parent-style-name="Table_20_Contents">
      <style:paragraph-properties fo:text-align="center" style:justify-single-word="false"/>
      <style:text-properties style:font-name="Adobe Caslon Pro" fo:font-size="11pt" officeooo:paragraph-rsid="013cd238" style:font-size-asian="9.60000038146973pt" style:font-size-complex="11pt"/>
    </style:style>
    <style:style style:name="P178" style:family="paragraph" style:parent-style-name="Table_20_Contents">
      <style:paragraph-properties fo:text-align="center" style:justify-single-word="false"/>
      <style:text-properties style:font-name="Adobe Caslon Pro" fo:font-size="11pt" officeooo:rsid="012b42a4" officeooo:paragraph-rsid="012b42a4" style:font-size-asian="9.60000038146973pt" style:font-size-complex="11pt"/>
    </style:style>
    <style:style style:name="P179" style:family="paragraph" style:parent-style-name="Table_20_Contents">
      <style:paragraph-properties fo:text-align="center" style:justify-single-word="false"/>
      <style:text-properties style:font-name="Adobe Caslon Pro" fo:font-size="11pt" officeooo:rsid="012b42a4" officeooo:paragraph-rsid="01328104" style:font-size-asian="9.60000038146973pt" style:font-size-complex="11pt"/>
    </style:style>
    <style:style style:name="P180" style:family="paragraph" style:parent-style-name="Table_20_Contents">
      <style:paragraph-properties fo:text-align="center" style:justify-single-word="false"/>
      <style:text-properties style:font-name="Adobe Caslon Pro" fo:font-size="11pt" officeooo:rsid="012b42a4" officeooo:paragraph-rsid="013cd238" style:font-size-asian="9.60000038146973pt" style:font-size-complex="11pt"/>
    </style:style>
    <style:style style:name="P181" style:family="paragraph" style:parent-style-name="Table_20_Contents">
      <style:paragraph-properties fo:text-align="center" style:justify-single-word="false"/>
      <style:text-properties style:font-name="Adobe Caslon Pro" fo:font-size="11pt" officeooo:rsid="01328104" officeooo:paragraph-rsid="01328104" style:font-size-asian="9.60000038146973pt" style:font-size-complex="11pt"/>
    </style:style>
    <style:style style:name="P182" style:family="paragraph" style:parent-style-name="Table_20_Contents">
      <style:paragraph-properties fo:text-align="center" style:justify-single-word="false"/>
      <style:text-properties style:font-name="Adobe Caslon Pro" fo:font-size="11pt" officeooo:rsid="01403872" officeooo:paragraph-rsid="013cd238" style:font-size-asian="9.60000038146973pt" style:font-size-complex="11pt"/>
    </style:style>
    <style:style style:name="P183" style:family="paragraph" style:parent-style-name="Table_20_Contents">
      <style:paragraph-properties fo:text-align="center" style:justify-single-word="false"/>
      <style:text-properties style:font-name="Adobe Caslon Pro" fo:font-size="11pt" fo:font-weight="bold" officeooo:rsid="012b42a4" officeooo:paragraph-rsid="012b42a4" style:font-size-asian="9.60000038146973pt" style:font-weight-asian="bold" style:font-size-complex="11pt" style:font-weight-complex="bold"/>
    </style:style>
    <style:style style:name="P184" style:family="paragraph" style:parent-style-name="Table_20_Contents">
      <style:paragraph-properties fo:text-align="center" style:justify-single-word="false"/>
      <style:text-properties style:font-name="Adobe Caslon Pro" fo:font-size="11pt" fo:font-weight="bold" officeooo:rsid="012b42a4" officeooo:paragraph-rsid="01328104" style:font-size-asian="9.60000038146973pt" style:font-weight-asian="bold" style:font-size-complex="11pt" style:font-weight-complex="bold"/>
    </style:style>
    <style:style style:name="P185" style:family="paragraph" style:parent-style-name="Table_20_Contents">
      <style:paragraph-properties fo:text-align="center" style:justify-single-word="false"/>
      <style:text-properties style:font-name="Adobe Caslon Pro" fo:font-size="11pt" fo:font-weight="bold" officeooo:rsid="012b42a4" officeooo:paragraph-rsid="013cd238" style:font-size-asian="9.60000038146973pt" style:font-weight-asian="bold" style:font-size-complex="11pt" style:font-weight-complex="bold"/>
    </style:style>
    <style:style style:name="P186"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87"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ed384e" style:font-size-asian="9.60000038146973pt" style:font-style-asian="normal" style:font-weight-asian="bold" style:font-size-complex="11pt" style:font-style-complex="normal" style:font-weight-complex="bold"/>
    </style:style>
    <style:style style:name="P188"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fb1118" style:font-size-asian="9.60000038146973pt" style:font-style-asian="normal" style:font-weight-asian="bold" style:font-size-complex="11pt" style:font-style-complex="normal" style:font-weight-complex="bold"/>
    </style:style>
    <style:style style:name="P189" style:family="paragraph" style:parent-style-name="Standard" style:list-style-name="L1">
      <style:paragraph-properties fo:text-align="start"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90"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2de09" officeooo:paragraph-rsid="00f2de09" style:font-size-asian="9.60000038146973pt" style:font-style-asian="normal" style:font-weight-asian="bold" style:font-size-complex="11pt" style:font-style-complex="normal" style:font-weight-complex="bold"/>
    </style:style>
    <style:style style:name="P191"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505ab" officeooo:paragraph-rsid="00f505ab" style:font-size-asian="9.60000038146973pt" style:font-style-asian="normal" style:font-weight-asian="bold" style:font-size-complex="11pt" style:font-style-complex="normal" style:font-weight-complex="bold"/>
    </style:style>
    <style:style style:name="P192"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193"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4b3f0" officeooo:paragraph-rsid="0104b3f0" style:font-size-asian="9.60000038146973pt" style:font-style-asian="normal" style:font-weight-asian="normal" style:font-size-complex="11pt" style:font-style-complex="normal" style:font-weight-complex="normal"/>
    </style:style>
    <style:style style:name="P194"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95"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96"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197"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8c5fb" officeooo:paragraph-rsid="0108c5fb" style:font-size-asian="9.60000038146973pt" style:font-style-asian="normal" style:font-weight-asian="normal" style:font-size-complex="11pt" style:font-style-complex="normal" style:font-weight-complex="normal"/>
    </style:style>
    <style:style style:name="P198"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199"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200"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de0a1" style:font-size-asian="9.60000038146973pt" style:font-style-asian="normal" style:font-weight-asian="normal" style:font-size-complex="11pt" style:font-style-complex="normal" style:font-weight-complex="normal"/>
    </style:style>
    <style:style style:name="P201"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de0a1" officeooo:paragraph-rsid="010de0a1" style:font-size-asian="9.60000038146973pt" style:font-style-asian="normal" style:font-weight-asian="normal" style:font-size-complex="11pt" style:font-style-complex="normal" style:font-weight-complex="normal"/>
    </style:style>
    <style:style style:name="P202"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106c5e" officeooo:paragraph-rsid="010e95b0" style:font-size-asian="9.60000038146973pt" style:font-style-asian="normal" style:font-weight-asian="normal" style:font-size-complex="11pt" style:font-style-complex="normal" style:font-weight-complex="normal"/>
    </style:style>
    <style:style style:name="P203"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39411" style:font-size-asian="9.60000038146973pt" style:font-style-asian="normal" style:font-weight-asian="normal" style:font-size-complex="11pt" style:font-style-complex="normal" style:font-weight-complex="normal"/>
    </style:style>
    <style:style style:name="P204"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205"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206"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5c4f1" style:font-size-asian="9.60000038146973pt" style:font-style-asian="normal" style:font-weight-asian="normal" style:font-size-complex="11pt" style:font-style-complex="normal" style:font-weight-complex="normal"/>
    </style:style>
    <style:style style:name="P207" style:family="paragraph" style:parent-style-name="Standard" style:list-style-name="L1">
      <style:paragraph-properties fo:text-align="justify" style:justify-single-word="false"/>
      <style:text-properties style:font-name="Adobe Caslon Pro" fo:font-size="11pt" fo:font-style="italic" style:text-underline-style="none" fo:font-weight="normal" officeooo:rsid="010e95b0" officeooo:paragraph-rsid="010e95b0" style:font-size-asian="9.60000038146973pt" style:font-style-asian="italic" style:font-weight-asian="normal" style:font-size-complex="11pt" style:font-style-complex="italic" style:font-weight-complex="normal"/>
    </style:style>
    <style:style style:name="P208" style:family="paragraph" style:parent-style-name="Standard" style:list-style-name="L1">
      <style:paragraph-properties fo:text-align="justify" style:justify-single-word="false"/>
      <style:text-properties style:font-name="Adobe Caslon Pro" fo:font-size="11pt" fo:font-style="italic" style:text-underline-style="solid" style:text-underline-width="auto" style:text-underline-color="font-color" fo:font-weight="bold" officeooo:rsid="010e95b0" officeooo:paragraph-rsid="010e95b0" style:font-size-asian="9.60000038146973pt" style:font-style-asian="italic" style:font-weight-asian="bold" style:font-size-complex="11pt" style:font-style-complex="italic" style:font-weight-complex="bold"/>
    </style:style>
    <style:style style:name="P209" style:family="paragraph" style:parent-style-name="Standard" style:list-style-name="L6">
      <style:paragraph-properties fo:text-align="justify" style:justify-single-word="false"/>
      <style:text-properties style:font-name="Adobe Caslon Pro" fo:font-size="2pt" fo:font-style="normal" style:text-underline-style="none" fo:font-weight="normal" officeooo:rsid="0104b3f0" officeooo:paragraph-rsid="01139411" style:font-size-asian="2pt" style:font-style-asian="normal" style:font-weight-asian="normal" style:font-size-complex="2pt" style:font-style-complex="normal" style:font-weight-complex="normal"/>
    </style:style>
    <style:style style:name="P210" style:family="paragraph" style:parent-style-name="Standard" style:list-style-name="L7">
      <style:paragraph-properties fo:text-align="justify" style:justify-single-word="false"/>
      <style:text-properties style:font-name="Adobe Caslon Pro" fo:font-size="2pt" fo:font-style="normal" style:text-underline-style="none" fo:font-weight="normal" officeooo:rsid="0104b3f0" officeooo:paragraph-rsid="0114dcdb" style:font-size-asian="2pt" style:font-style-asian="normal" style:font-weight-asian="normal" style:font-size-complex="2pt" style:font-style-complex="normal" style:font-weight-complex="normal"/>
    </style:style>
    <style:style style:name="P211" style:family="paragraph" style:parent-style-name="Standard">
      <style:paragraph-properties fo:text-align="start" style:justify-single-word="false" fo:background-color="#ffff00">
        <style:background-image/>
      </style:paragraph-properties>
      <style:text-properties style:font-name="Adobe Caslon Pro" fo:font-size="11pt" fo:font-style="normal" style:text-underline-style="none" fo:font-weight="bold" officeooo:rsid="0168efda" officeooo:paragraph-rsid="0168efda" style:font-size-asian="9.60000038146973pt" style:font-style-asian="normal" style:font-weight-asian="bold" style:font-size-complex="11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62749" style:font-weight-asian="normal" style:font-weight-complex="normal"/>
    </style:style>
    <style:style style:name="T3" style:family="text">
      <style:text-properties fo:font-weight="normal" officeooo:rsid="00e337d4" style:font-weight-asian="normal" style:font-weight-complex="normal"/>
    </style:style>
    <style:style style:name="T4" style:family="text">
      <style:text-properties fo:font-weight="normal" officeooo:rsid="00e9842f" style:font-weight-asian="normal" style:font-weight-complex="normal"/>
    </style:style>
    <style:style style:name="T5" style:family="text">
      <style:text-properties fo:font-weight="normal" officeooo:rsid="00ecce9c" style:font-weight-asian="normal" style:font-weight-complex="normal"/>
    </style:style>
    <style:style style:name="T6" style:family="text">
      <style:text-properties fo:font-weight="normal" officeooo:rsid="00fb1118" style:font-weight-asian="normal" style:font-weight-complex="normal"/>
    </style:style>
    <style:style style:name="T7" style:family="text">
      <style:text-properties fo:font-size="6pt" style:font-size-asian="6pt" style:font-size-complex="6pt"/>
    </style:style>
    <style:style style:name="T8" style:family="text">
      <style:text-properties fo:font-size="6pt" officeooo:rsid="00e337d4" style:font-size-asian="6pt" style:font-size-complex="6pt"/>
    </style:style>
    <style:style style:name="T9" style:family="text">
      <style:text-properties fo:font-size="6pt" officeooo:rsid="00e4d8bf" style:font-size-asian="6pt" style:font-size-complex="6pt"/>
    </style:style>
    <style:style style:name="T10" style:family="text">
      <style:text-properties fo:font-size="6pt" officeooo:rsid="007c614a" style:font-size-asian="6pt" style:font-size-complex="6pt"/>
    </style:style>
    <style:style style:name="T11" style:family="text">
      <style:text-properties fo:font-style="italic" style:font-style-asian="italic" style:font-style-complex="italic"/>
    </style:style>
    <style:style style:name="T12" style:family="text">
      <style:text-properties fo:font-style="italic" officeooo:rsid="0108c5fb" style:font-style-asian="italic" style:font-style-complex="italic"/>
    </style:style>
    <style:style style:name="T13" style:family="text">
      <style:text-properties fo:font-style="italic" officeooo:rsid="0115c4f1" style:font-style-asian="italic" style:font-style-complex="italic"/>
    </style:style>
    <style:style style:name="T14" style:family="text">
      <style:text-properties fo:font-style="italic" officeooo:rsid="011aa2f0" style:font-style-asian="italic" style:font-style-complex="italic"/>
    </style:style>
    <style:style style:name="T15" style:family="text">
      <style:text-properties fo:font-style="italic" officeooo:rsid="01106c5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ecce9c" style:font-style-asian="italic" style:font-weight-asian="normal" style:font-style-complex="italic" style:font-weight-complex="normal"/>
    </style:style>
    <style:style style:name="T18" style:family="text">
      <style:text-properties fo:font-style="italic" fo:font-weight="normal" officeooo:rsid="00fcfcbe" style:font-style-asian="italic" style:font-weight-asian="normal" style:font-style-complex="italic" style:font-weight-complex="normal"/>
    </style:style>
    <style:style style:name="T19" style:family="text">
      <style:text-properties fo:font-style="italic" fo:font-weight="normal" officeooo:rsid="0104b3f0" style:font-style-asian="italic" style:font-weight-asian="normal" style:font-style-complex="italic" style:font-weight-complex="normal"/>
    </style:style>
    <style:style style:name="T20" style:family="text">
      <style:text-properties fo:font-style="italic" fo:font-weight="normal" officeooo:rsid="0115c4f1" style:font-style-asian="italic" style:font-weight-asian="normal" style:font-style-complex="italic" style:font-weight-complex="normal"/>
    </style:style>
    <style:style style:name="T21" style:family="text">
      <style:text-properties fo:font-style="italic" fo:font-weight="normal" officeooo:rsid="01328104" style:font-style-asian="italic" style:font-weight-asian="normal" style:font-style-complex="italic" style:font-weight-complex="normal"/>
    </style:style>
    <style:style style:name="T22" style:family="text">
      <style:text-properties fo:font-style="italic" fo:font-weight="normal" officeooo:rsid="0168efda" style:font-style-asian="italic" style:font-weight-asian="normal" style:font-style-complex="italic" style:font-weight-complex="normal"/>
    </style:style>
    <style:style style:name="T23" style:family="text">
      <style:text-properties fo:font-style="italic" style:text-underline-style="none" fo:font-weight="normal" officeooo:rsid="00fb1118" style:font-style-asian="italic" style:font-weight-asian="normal" style:font-style-complex="italic" style:font-weight-complex="normal"/>
    </style:style>
    <style:style style:name="T24" style:family="text">
      <style:text-properties fo:font-style="italic" style:text-underline-style="none" fo:font-weight="normal" officeooo:rsid="010e95b0" style:font-style-asian="italic" style:font-weight-asian="normal" style:font-style-complex="italic" style:font-weight-complex="normal"/>
    </style:style>
    <style:style style:name="T25" style:family="text">
      <style:text-properties officeooo:rsid="00e4d8bf"/>
    </style:style>
    <style:style style:name="T26" style:family="text">
      <style:text-properties officeooo:rsid="00e64539"/>
    </style:style>
    <style:style style:name="T27" style:family="text">
      <style:text-properties officeooo:rsid="00e8d212"/>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f06880" style:font-weight-asian="normal" style:font-weight-complex="normal"/>
    </style:style>
    <style:style style:name="T30" style:family="text">
      <style:text-properties style:text-underline-style="none" fo:font-weight="normal" officeooo:rsid="00f505ab" style:font-weight-asian="normal" style:font-weight-complex="normal"/>
    </style:style>
    <style:style style:name="T31" style:family="text">
      <style:text-properties style:text-underline-style="none" fo:font-weight="normal" officeooo:rsid="00f798b5" style:font-weight-asian="normal" style:font-weight-complex="normal"/>
    </style:style>
    <style:style style:name="T32" style:family="text">
      <style:text-properties style:text-underline-style="none" fo:font-weight="normal" officeooo:rsid="00fa5844" style:font-weight-asian="normal" style:font-weight-complex="normal"/>
    </style:style>
    <style:style style:name="T33" style:family="text">
      <style:text-properties style:text-underline-style="none" fo:font-weight="normal" officeooo:rsid="00fb1118" style:font-weight-asian="normal" style:font-weight-complex="normal"/>
    </style:style>
    <style:style style:name="T34" style:family="text">
      <style:text-properties style:text-underline-style="none" fo:font-weight="normal" officeooo:rsid="00fd658b" style:font-weight-asian="normal" style:font-weight-complex="normal"/>
    </style:style>
    <style:style style:name="T35" style:family="text">
      <style:text-properties style:text-underline-style="none" officeooo:rsid="01434ca8"/>
    </style:style>
    <style:style style:name="T36" style:family="text">
      <style:text-properties style:text-underline-style="none" officeooo:rsid="01478827"/>
    </style:style>
    <style:style style:name="T37" style:family="text">
      <style:text-properties fo:font-size="2pt" style:text-underline-style="none" fo:font-weight="normal" officeooo:rsid="00f06880" style:font-size-asian="1.75pt" style:font-weight-asian="normal" style:font-size-complex="2pt" style:font-weight-complex="normal"/>
    </style:style>
    <style:style style:name="T38" style:family="text">
      <style:text-properties fo:font-size="2pt" style:text-underline-style="none" fo:font-weight="normal" style:font-size-asian="2pt" style:font-weight-asian="normal" style:font-size-complex="2pt" style:font-weight-complex="normal"/>
    </style:style>
    <style:style style:name="T39" style:family="text">
      <style:text-properties fo:font-style="normal" style:font-style-asian="normal" style:font-style-complex="normal"/>
    </style:style>
    <style:style style:name="T40" style:family="text">
      <style:text-properties fo:font-style="normal" officeooo:rsid="011aa2f0" style:font-style-asian="normal" style:font-style-complex="normal"/>
    </style:style>
    <style:style style:name="T41" style:family="text">
      <style:text-properties officeooo:rsid="0100e5dc"/>
    </style:style>
    <style:style style:name="T42" style:family="text">
      <style:text-properties officeooo:rsid="01078a61"/>
    </style:style>
    <style:style style:name="T43" style:family="text">
      <style:text-properties officeooo:rsid="0108c5fb"/>
    </style:style>
    <style:style style:name="T44" style:family="text">
      <style:text-properties officeooo:rsid="010c1844"/>
    </style:style>
    <style:style style:name="T45" style:family="text">
      <style:text-properties officeooo:rsid="010de0a1"/>
    </style:style>
    <style:style style:name="T46" style:family="text">
      <style:text-properties officeooo:rsid="01106c5e"/>
    </style:style>
    <style:style style:name="T47" style:family="text">
      <style:text-properties officeooo:rsid="01139411"/>
    </style:style>
    <style:style style:name="T48" style:family="text">
      <style:text-properties officeooo:rsid="0115c4f1"/>
    </style:style>
    <style:style style:name="T49" style:family="text">
      <style:text-properties officeooo:rsid="01181283"/>
    </style:style>
    <style:style style:name="T50" style:family="text">
      <style:text-properties officeooo:rsid="011aa2f0"/>
    </style:style>
    <style:style style:name="T51" style:family="text">
      <style:text-properties officeooo:rsid="01248091"/>
    </style:style>
    <style:style style:name="T52" style:family="text">
      <style:text-properties officeooo:rsid="01269c34"/>
    </style:style>
    <style:style style:name="T53" style:family="text">
      <style:text-properties officeooo:rsid="012b42a4"/>
    </style:style>
    <style:style style:name="T54" style:family="text">
      <style:text-properties officeooo:rsid="012eb732"/>
    </style:style>
    <style:style style:name="T55" style:family="text">
      <style:text-properties officeooo:rsid="01328104"/>
    </style:style>
    <style:style style:name="T56" style:family="text">
      <style:text-properties officeooo:rsid="013307a0"/>
    </style:style>
    <style:style style:name="T57" style:family="text">
      <style:text-properties officeooo:rsid="013b82bb"/>
    </style:style>
    <style:style style:name="T58" style:family="text">
      <style:text-properties officeooo:rsid="013cd238"/>
    </style:style>
    <style:style style:name="T59" style:family="text">
      <style:text-properties fo:background-color="transparent" loext:char-shading-value="0"/>
    </style:style>
    <style:style style:name="T60" style:family="text">
      <style:text-properties officeooo:rsid="013aa3b6" fo:background-color="transparent" loext:char-shading-value="0"/>
    </style:style>
    <style:style style:name="T61" style:family="text">
      <style:text-properties officeooo:rsid="01403872" fo:background-color="transparent" loext:char-shading-value="0"/>
    </style:style>
    <style:style style:name="T62" style:family="text">
      <style:text-properties officeooo:rsid="01403872"/>
    </style:style>
    <style:style style:name="T63" style:family="text">
      <style:text-properties officeooo:rsid="01434ca8"/>
    </style:style>
    <style:style style:name="T64" style:family="text">
      <style:text-properties officeooo:rsid="01478827"/>
    </style:style>
    <style:style style:name="T65" style:family="text">
      <style:text-properties officeooo:rsid="014a8ca4"/>
    </style:style>
    <style:style style:name="T66" style:family="text">
      <style:text-properties officeooo:rsid="014b8437"/>
    </style:style>
    <style:style style:name="T67" style:family="text">
      <style:text-properties officeooo:rsid="015419d9"/>
    </style:style>
    <style:style style:name="T68" style:family="text">
      <style:text-properties officeooo:rsid="015ce703"/>
    </style:style>
    <style:style style:name="T69" style:family="text">
      <style:text-properties officeooo:rsid="015fde18"/>
    </style:style>
    <style:style style:name="T70" style:family="text">
      <style:text-properties officeooo:rsid="01656f91"/>
    </style:style>
    <style:style style:name="T71" style:family="text">
      <style:text-properties officeooo:rsid="0168efda"/>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1694276"/>
    </style:style>
    <style:style style:name="T74" style:family="text">
      <style:text-properties officeooo:rsid="01696bc3"/>
    </style:style>
    <style:style style:name="T75" style:family="text">
      <style:text-properties officeooo:rsid="016bd385"/>
    </style:style>
    <style:style style:name="T76" style:family="text">
      <style:text-properties officeooo:rsid="016cde08"/>
    </style:style>
    <style:style style:name="T77" style:family="text">
      <style:text-properties officeooo:rsid="017476bd"/>
    </style:style>
    <style:style style:name="T78" style:family="text">
      <style:text-properties officeooo:rsid="0177bce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25">RELAZIONE SULL</text:span>'ESPERIENZA <text:span text:style-name="T25">DI LABORATORIO</text:span> N° <text:span text:style-name="T25">2</text:span></text:p>
      <text:p text:style-name="P117"/>
      <text:p text:style-name="P79">(<text:span text:style-name="T26">Uso della bilancia idrostatica a due bracci per il calcolo della densità di corpi</text:span>)</text:p>
      <text:p text:style-name="P74"/>
      <text:p text:style-name="P74"/>
      <text:p text:style-name="P76">Sezione I <text:span text:style-name="T1">– </text:span><text:span text:style-name="T16">Abstract e introduzione teorica dell'esperimento</text:span></text:p>
      <text:p text:style-name="P80"/>
      <text:p text:style-name="P51"><text:span text:style-name="T1">L'esperienza laboratoriale </text:span><text:span text:style-name="T4">descritta</text:span><text:span text:style-name="T1"> in seguito si pone l'obiettivo di </text:span><text:span text:style-name="T4">indagare i principi di funzionamento di una bilancia a due bracci (detta idrostatica, per motivi che saranno chiariti più avanti), determinandone la sensibilità a piatti scarichi (sui quali – cioè – non è stata posta alcuna massa) e a piatti carichi.</text:span></text:p>
      <text:p text:style-name="P111"/>
      <text:p text:style-name="P34">L'esperienza, inoltre, sfruttando la dipendenza della spinta archimedea che ricevono corpi voluminosi immersi in un fluido (quali sono l'aria e l'acqua) dalla densità dei corpi stessi e del fluido, ha anche lo scopo di calcolare la densità di un piccolo corpo metallico. Tale possibilità è permessa dalla particolare costruzione della bilancia, che consente di effettuare pesate di corpi anche immersi in liquidi.</text:p>
      <text:p text:style-name="P97"/>
      <text:p text:style-name="P52"><text:span text:style-name="T1">Da ultimo, sono stati </text:span><text:span text:style-name="T5">indagati e </text:span><text:span text:style-name="T1">analizzati i limiti delle approssimazioni utilizzate nel calcolo della densità – </text:span><text:span text:style-name="T5">in relazione all'errore proprio dei processi di misura e pesatura legati allo strumento e ad eventuali errori casuali – ricalcolandone valore e errore propagato attraverso modelli più precisi, sebbene meno pratici nell'utilizzo.</text:span></text:p>
      <text:p text:style-name="P34"/>
      <text:p text:style-name="P48"/>
      <text:p text:style-name="P77">Sezione I<text:span text:style-name="T27">I</text:span> <text:span text:style-name="T1">– </text:span><text:span text:style-name="T17">Descrizione della strumentazione, dei materiali e dell'apparato sperimentale</text:span></text:p>
      <text:p text:style-name="P81"/>
      <text:p text:style-name="P35">La strumentazione utilizzata nel corso dell'esperimento era costituita di:</text:p>
      <text:p text:style-name="P112"/>
      <text:list xml:id="list2061049076681651264" text:style-name="L1">
        <text:list-item>
          <text:p text:style-name="P186"><text:span text:style-name="T1">Bilancia idrostatica a due bracci</text:span><text:span text:style-name="T28">, dotata di due piatti (uno per braccio) sui quali è possibile porre i corpi da pesare o dei quali si vuole confrontare il peso (e di conseguenza – nota l'accelerazione di gravità – <text:s/>la massa), e di due ganci (saldati, ciascuno, al disotto dei piatti) ai quali è possibile appendere (tramite un filo) i corpi per i quali sia necessario effettuare pesate in immersione in un fluido.</text:span></text:p>
          <text:p text:style-name="P189"><text:span text:style-name="T24">→ Sensibilità: [da determinarsi].</text:span><text:span text:style-name="T28"><text:line-break/></text:span><text:span text:style-name="T38"> </text:span></text:p>
        </text:list-item>
        <text:list-item>
          <text:p text:style-name="P187"><text:span text:style-name="T1">Massiera</text:span><text:span text:style-name="T28">, contenitore all'interno del quale sono poste le masse-campione (sulle quali è riportato il relativo peso, che si suppone avente errore nullo o trascurabile) e una pinzetta per agevolare la loro manipolazione senza depositare su di essi sporcizia o </text:span><text:span text:style-name="T29">altro che potrebbe alterarne la massa complessiva.<text:line-break/></text:span><text:span text:style-name="T37"> </text:span></text:p>
        </text:list-item>
        <text:list-item>
          <text:p text:style-name="P190"><text:span text:style-name="T1">Filo</text:span><text:span text:style-name="T28">, </text:span><text:span text:style-name="T30">per appendere ai ganci al disotto dei piatti della bilancia i corpi che occorre pesare in immersione in un fluido. </text:span></text:p>
        </text:list-item>
      </text:list>
      <text:p text:style-name="P103"><text:tab/></text:p>
      <text:list xml:id="list3909415053586" text:continue-numbering="true" text:style-name="L1">
        <text:list-item>
          <text:p text:style-name="P191"><text:span text:style-name="T1">Becker</text:span><text:span text:style-name="T28">, da riempire – eventualmente – di acqua o altro fluido all'interno del quale occorre effettuare le pesate in immersione. Nel caso tale fluido sia l'aria, si può evitare il suo utilizzo.</text:span></text:p>
        </text:list-item>
      </text:list>
      <text:p text:style-name="P104"><text:tab/></text:p>
      <text:list xml:id="list3910221336479" text:continue-numbering="true" text:style-name="L1">
        <text:list-item>
          <text:p text:style-name="P192"><text:span text:style-name="T1">Bilancia digitale</text:span><text:span text:style-name="T28"> a bassa precisione, utile per avere una stima grezza del peso dei corpi che è necessario pesare con la bilancia idrostatica o dei quali è necessario calcolare la densità.</text:span></text:p>
          <text:p text:style-name="P207">→ Sensibilità: 0.01 g</text:p>
        </text:list-item>
      </text:list>
      <text:p text:style-name="P116"/>
      <text:list xml:id="list3909137197412" text:continue-numbering="true" text:style-name="L1">
        <text:list-item>
          <text:p text:style-name="P192"><text:span text:style-name="T1">Calibro centesimale digitale</text:span><text:span text:style-name="T28">, </text:span><text:span text:style-name="T31">necessario per </text:span><text:span text:style-name="T32">effettuare </text:span><text:span text:style-name="T31">l</text:span><text:span text:style-name="T32">e</text:span><text:span text:style-name="T31"> misur</text:span><text:span text:style-name="T32">e</text:span><text:span text:style-name="T31"> di lunghezza del filo.</text:span></text:p>
          <text:p text:style-name="P208"><text:span text:style-name="T31">→</text:span><text:span text:style-name="T28"> </text:span><text:span text:style-name="T31">S</text:span><text:span text:style-name="T28">ensibilità: 0.01 mm</text:span></text:p>
        </text:list-item>
      </text:list>
      <text:p text:style-name="P65"/>
      <text:p text:style-name="P66"><text:span text:style-name="T34">G</text:span><text:span text:style-name="T28">li strumenti utilizzati durante la fase di elaborazione e analisi dei dati sono stati:</text:span></text:p>
      <text:p text:style-name="P113"/>
      <text:list xml:id="list3909299221112" text:continue-numbering="true" text:style-name="L1">
        <text:list-item>
          <text:p text:style-name="P188"><text:span text:style-name="T6">Calcolatrice</text:span><text:span text:style-name="T28">, </text:span><text:span text:style-name="T33">utilizzata durante lo svolgimento dell'esperienza per l'elaborazione </text:span><text:span text:style-name="T23">online</text:span><text:span text:style-name="T33"> dei dati e la loro verifica grezza</text:span><text:span text:style-name="T28">.</text:span></text:p>
        </text:list-item>
      </text:list>
      <text:p text:style-name="P114"/>
      <text:list xml:id="list3908509900346" text:continue-numbering="true" text:style-name="L1">
        <text:list-item>
          <text:p text:style-name="P188"><text:span text:style-name="T6">Computer</text:span><text:span text:style-name="T28">, </text:span><text:span text:style-name="T33">utilizzato per l'esecuzione di calcoli ad alta precisione, per l'elaborazione </text:span><text:span text:style-name="T23">offline</text:span><text:span text:style-name="T33"> dei dati e per la stesura della presente relazione</text:span><text:span text:style-name="T29">.</text:span></text:p>
        </text:list-item>
      </text:list>
      <text:p text:style-name="P138">Sezione I<text:span text:style-name="T27">II</text:span> <text:span text:style-name="T1">– </text:span><text:span text:style-name="T17">Descrizione </text:span><text:span text:style-name="T18">del procedimento </text:span><text:span text:style-name="T19">seguito </text:span><text:span text:style-name="T18">e dei protocolli di misura</text:span></text:p>
      <text:p text:style-name="P82"/>
      <text:p text:style-name="P54">Per l<text:span text:style-name="T41">'utilizzo generico della bilancia idrostatica [Prot. 1]:</text:span></text:p>
      <text:p text:style-name="P84"/>
      <text:list xml:id="list5703324711036190512" text:style-name="L2">
        <text:list-item>
          <text:p text:style-name="P193">Prima di iniziare ad utilizzare la bilancia idrostatica, ci si è accertati che <text:span text:style-name="T42">i suoi bracci – liberi di <text:s/>oscillare – </text:span>fosse<text:span text:style-name="T42">ro</text:span> il più possibile <text:span text:style-name="T42">paralleli al piano di lavoro, supposto parallelo alla superficie terrestre (e quindi perpendicolari alla verticale fisica del luogo), agendo quando necessario sui meccanismi di taratura integrati nella bilancia stessa al fine di ottenere la disposizione ottimale dei bracci</text:span>.</text:p>
        </text:list-item>
      </text:list>
      <text:p text:style-name="P105"/>
      <text:list xml:id="list3910392668272" text:continue-numbering="true" text:style-name="L2">
        <text:list-item>
          <text:p text:style-name="P193">Prima di procedere con le operazioni di carico e scarico dei piatti della bilancia, ci si è accertati che la <text:span text:style-name="T42">stessa</text:span> risultasse bloccata (<text:span text:style-name="T42">attraverso</text:span> il dispositivo integrato per il <text:span text:style-name="T42">suo </text:span>bloccaggio) e che non vi fossero anomalie in disposizione e montaggio delle varie parti <text:span text:style-name="T42">costitutive.</text:span></text:p>
        </text:list-item>
      </text:list>
      <text:p text:style-name="P105"/>
      <text:list xml:id="list3909333872557" text:continue-numbering="true" text:style-name="L2">
        <text:list-item>
          <text:p text:style-name="P193"><text:span text:style-name="T42">Prima di caricare sui piatti della bilancia le masse-campione o gli oggetti da pesare, si è verificato che le oscillazioni dei piatti (e dell'indicatore ad essi solidale) fossero approssimativamente simmetriche rispetto alla posizione di zero riportata sull'indicatore</text:span>. </text:p>
        </text:list-item>
      </text:list>
      <text:p text:style-name="P105"/>
      <text:list xml:id="list3908867789370" text:continue-numbering="true" text:style-name="L2">
        <text:list-item>
          <text:p text:style-name="P193"><text:span text:style-name="T43">E' stata quindi calcolata la posizione di zero effettivo delle oscillazioni della bilancia, rilevata attraverso la posizione dell'indicatore su di un indice solidale al sostegno fisso della bilancia, corrispondente all'equilibrio statico dei due piatti scarichi</text:span>. </text:p>
        </text:list-item>
      </text:list>
      <text:p text:style-name="P105"/>
      <text:list xml:id="list3910305460053" text:continue-numbering="true" text:style-name="L2">
        <text:list-item>
          <text:p text:style-name="P193"><text:span text:style-name="T43">I piatti della bilancia, bloccata quest'ultima, sono stati caricati avendo cura di porre i pesi – prelevati dalla massiera con l'opportuna pinzetta – al centro del piatto</text:span>. <text:span text:style-name="T43">Allo stesso modo si è operato per le operazioni di scarico, avendo cura di di riposizionare nella massiera i pesi inutilizzati.</text:span></text:p>
          <text:p text:style-name="P197">Nel caso degli oggetti di peso incognito, le modalità di procedere sono rimaste invariate, eccetto che per il riposizionamento nella massiera.</text:p>
        </text:list-item>
      </text:list>
      <text:p text:style-name="P105"/>
      <text:list xml:id="list3908940681339" text:continue-numbering="true" text:style-name="L2">
        <text:list-item>
          <text:p text:style-name="P193"><text:span text:style-name="T43">Per il calcolo della posizione di equilibrio raggiunta dalla bilancia a piatti carichi (anche con masse distinte) si è utilizzato il metodo di </text:span><text:span text:style-name="T12">lettura in oscillazione</text:span><text:span text:style-name="T43">, premurandosi di annotare i sette (7) valori di massimo e minimo raggiunti durante l'oscillazione dell'indicatore conseguente allo sblocco della bilancia</text:span>.</text:p>
          <text:p text:style-name="P198">Vista la bassa risoluzione delle tacche dell'indice, si è scelto di interpolare ad occhio i valori di massimo e minimo fino ad una risoluzione di 10 divisioni interpolate per ciascuna divisione riportata sull'indice.</text:p>
        </text:list-item>
      </text:list>
      <text:p text:style-name="P105"/>
      <text:list xml:id="list3909259412401" text:continue-numbering="true" text:style-name="L2">
        <text:list-item>
          <text:p text:style-name="P193"><text:span text:style-name="T44">E' stata infine bloccata nuovamente la bilancia ed è stata preparata per la misurazione successiva</text:span>.</text:p>
        </text:list-item>
      </text:list>
      <text:p text:style-name="P6"/>
      <text:p text:style-name="P53">Per la misura dell<text:span text:style-name="T41">a</text:span> <text:span text:style-name="T41">sensibilità della bilancia idrostatica – a piatti scarichi [Prot. 2.1]:</text:span></text:p>
      <text:p text:style-name="P83"/>
      <text:list xml:id="list6912391105158616057" text:style-name="L3">
        <text:list-item>
          <text:p text:style-name="P199">Procedendo come da <text:span text:style-name="T46">[Prot. 1]</text:span>, alla fase di carico dei piatti, si è posta una massa campione – di massa via via crescente – sul piatto sinistro della bilancia, finché essa non era sufficiente a produrre almeno sette (7) oscillazioni dell'indicatore, <text:span text:style-name="T46">aventi ampiezza complessiva maggiore di una divisione interpolata, al fine di minimizzare l'errore nel calcolo di tale sensibilità</text:span>.</text:p>
        </text:list-item>
      </text:list>
      <text:p text:style-name="P106"/>
      <text:list xml:id="list3908648665387" text:continue-numbering="true" text:style-name="L3">
        <text:list-item>
          <text:p text:style-name="P200">Sono stati letti i valori necessari al calcolo della nuova posizione di equilibrio della bilancia e annotati.</text:p>
        </text:list-item>
      </text:list>
      <text:p text:style-name="P107"/>
      <text:list xml:id="list3909632442660" text:continue-numbering="true" text:style-name="L3">
        <text:list-item>
          <text:p text:style-name="P194"><text:span text:style-name="T45">E' stato ripetuto il medesimo procedimento per il piatto di destra</text:span>.</text:p>
        </text:list-item>
      </text:list>
      <text:p text:style-name="P5"/>
      <text:p text:style-name="P55">Per la misura dell<text:span text:style-name="T41">a</text:span> <text:span text:style-name="T41">sensibilità della bilancia idrostatica – a piatti carichi [Prot. 2.2]:</text:span></text:p>
      <text:p text:style-name="P85"/>
      <text:list xml:id="list9183591927412147622" text:style-name="L4">
        <text:list-item>
          <text:p text:style-name="P201">Dopo aver determinato la massa di carico dei piatti alla quale era necessario calcolare la sensibilità (essa, infatti, varia al variare del carico di massa posta sui piatti), la bilancia è stata caricata con masse-campione uguali per i due piatti, il più possibile vicine al valore di massa al quale è necessario calcolare la sensibilità.</text:p>
        </text:list-item>
      </text:list>
      <text:p text:style-name="P107"/>
      <text:list xml:id="list3909047563663" text:continue-numbering="true" text:style-name="L4">
        <text:list-item>
          <text:p text:style-name="P195"><text:span text:style-name="T45">Si è seguito un protocollo analogo a [Prot. 2.1], avendo cura di non rimuovere mai dai due piatti le masse poste al punto 1</text:span>.</text:p>
        </text:list-item>
      </text:list>
      <text:p text:style-name="P139">Per la pesata in immersione [Prot. 3]:</text:p>
      <text:p text:style-name="P86"/>
      <text:list xml:id="list3092740164034450108" text:style-name="L5">
        <text:list-item>
          <text:p text:style-name="P196"><text:span text:style-name="T46">Si è seguito il [Prot. 1], con un'unica eccezione relativa alla </text:span><text:span text:style-name="T15">lettura in oscillazione</text:span><text:span text:style-name="T46"> della posizione di equilibrio raggiunta dalla bilancia in fase di pesatura. Se il corpo di cui è necessario determinare la densità è infatti immerso in un fluido denso e viscoso, lo smorzamento prodotto dal fluido è troppo elevato per consentire uno smorzamento sottocritico del moto dell'indicatore. Supponendo critico lo smorzamento prodotto dal fluido viscoso, qualora necessario, la misura dell'equilibrio è stata effettuata per lettura diretta della posizione dell'indicatore fermo.</text:span></text:p>
        </text:list-item>
      </text:list>
      <text:p text:style-name="P108"/>
      <text:list xml:id="list3909316430484" text:continue-numbering="true" text:style-name="L5">
        <text:list-item>
          <text:p text:style-name="P202">Nel caso sia stato necessario immergere il corpo da pesare in immersione in un fluido (aria compresa), si è caricato – con le masse campione – uno dei due piatti, come di consueto, mentre si è lasciato scarico l'altro.</text:p>
        </text:list-item>
      </text:list>
      <text:p text:style-name="P108"/>
      <text:list xml:id="list3909271825949" text:continue-numbering="true" text:style-name="L5">
        <text:list-item>
          <text:p text:style-name="P196"><text:span text:style-name="T46">Prima di caricare il corpo di massa incognita, è stato necessario legarlo ad un filo di lunghezza opportuna e bloccare quest'ultimo, con un ulteriore nodo, al gancio sottostante all'altro piatto</text:span>. </text:p>
        </text:list-item>
      </text:list>
      <text:p text:style-name="P108"/>
      <text:list xml:id="list3910230165095" text:continue-numbering="true" text:style-name="L5">
        <text:list-item>
          <text:p text:style-name="P196"><text:span text:style-name="T47">Per la pesata in immersione in un fluido diverso dall'aria, prima di procedere allo sbloccaggio della bilancia, si è immerso il corpo da pesare (e una parte di filo) nel becker precedentemente riempito di tale fluido, mentre una porzione di filo è stata lasciata fuori da esso</text:span>.</text:p>
        </text:list-item>
      </text:list>
      <text:p text:style-name="P133"/>
      <text:p text:style-name="P70"><text:span text:style-name="T63">NOTA:</text:span><text:span text:style-name="T35"> </text:span><text:span text:style-name="T36">Vista la necessità, nel corso di tale esperienza, di riportare la bilancia all'equilibrio dopo aver caricato i piatti rispettivamente con un oggetto di peso incognito e una massa campione, esso si è considerato raggiunto qualora la posizione dell'indicatore sull'indice fosse coincidente con quella da esso raggiunta a piatti scarichi.</text:span></text:p>
      <text:p text:style-name="P7"/>
      <text:p text:style-name="P59">Misure supplementari – Lunghezza (Calibro centesimale digitale) [Prot. 4.1]:</text:p>
      <text:p text:style-name="P87"/>
      <text:list xml:id="list3186530240290245388" text:style-name="L6">
        <text:list-item>
          <text:p text:style-name="P203">Si è valutato che il calibro centesimale digitale, posti a contatto i coltelli di misurazione, segnasse sul display il valore di lunghezza corrispondente a zero per almeno dieci (10) iterazioni. In caso contrario si è proceduto all'azzeramento digitale dello strumento. Si è iterato il processo finché la condizione di azzeramento non risultava verificata.</text:p>
          <text:p text:style-name="P209"><text:s/></text:p>
        </text:list-item>
        <text:list-item>
          <text:p text:style-name="P204">Si è utilizzato il calibro per misurare la lunghezza del filo utilizzato per la pesata in immersione del corpo di massa densità incognita, quella della sua parte immersa nel fluido contenuto nel becker, della sua parte emersa e della sua sezione.</text:p>
        </text:list-item>
      </text:list>
      <text:p text:style-name="P8"/>
      <text:p text:style-name="P60">Misure supplementari – Massa (Bilancia digitale) [Prot. 4.2]:</text:p>
      <text:p text:style-name="P88"/>
      <text:list xml:id="list4315808086006983820" text:style-name="L7">
        <text:list-item>
          <text:p text:style-name="P205">Si è valutato che la bilancia digitale, a piatti scarichi, segnasse sul display il valore di massa corrispondente a zero. In caso contrario si è proceduto all'azzeramento digitale dello strumento. Si è iterato il processo finché la condizione di azzeramento non risultava verificata.</text:p>
          <text:p text:style-name="P210"><text:s/></text:p>
        </text:list-item>
        <text:list-item>
          <text:p text:style-name="P206">Si è utilizzata la bilancia per misurare la massa del corpo campione, al fine di averne una stima grezza e velocizzare il processo di misura della sensibilità a piatti carichi e la massa del filo utilizzato per la pesata in immersione del corpo.</text:p>
        </text:list-item>
      </text:list>
      <text:p text:style-name="P50"/>
      <text:p text:style-name="P49"/>
      <text:p text:style-name="P78">Sezione I<text:span text:style-name="T48">V</text:span> <text:span text:style-name="T1">– </text:span><text:span text:style-name="T17">Descrizione della </text:span><text:span text:style-name="T20">presa dati </text:span><text:span text:style-name="T21">loro analisi</text:span></text:p>
      <text:p text:style-name="P82"/>
      <text:p text:style-name="P61">Determinazione della posizione di equilibrio della bilancia a piatti scarichi:</text:p>
      <text:p text:style-name="P99"/>
      <text:p text:style-name="P9">Come <text:span text:style-name="T49">descritto in [Prot. 1], è stato necessario valutare durante la fase di presa dati quella che fosse la posizione di equilibrio dei bracci della bilancia, sbloccati, a piatti scarichi. Essendo risultato impossibile, in tale condizione, ottenere delle oscillazioni dei bracci della bilancia (non essendoci differenza di forza applicata ai due piatti ed essendo la loro massa comparabile per costruzione), si è scelto di procedere alla lettura diretta della posizione dell'indicatore solidale ai bracci sull'indice fisso.</text:span></text:p>
      <text:p text:style-name="P119"/>
      <text:p text:style-name="P11"/>
      <text:p text:style-name="P11"><text:soft-page-break/>Per convenzione si è attribuito segno più (+) alle posizioni a destra della tacca centrale e segno meno (-) a quelle spostate a sinistra.</text:p>
      <text:p text:style-name="P120"><text:s/></text:p>
      <text:p text:style-name="P38">Le posizioni di zero rilevate all'inizio delle varie fasi dell'esperienza sono state:</text:p>
      <text:p text:style-name="P122"/>
      <text:p text:style-name="P71">Misura della sens. a piatti scarichi: <draw:frame draw:style-name="fr1" draw:name="Oggetto1" text:anchor-type="as-char" svg:y="-0.377cm" svg:width="2.372cm" svg:height="0.533cm" draw:z-index="0"><draw:object xlink:href="./Object 1" xlink:type="simple" xlink:show="embed" xlink:actuate="onLoad"/><draw:image xlink:href="./ObjectReplacements/Object 1" xlink:type="simple" xlink:show="embed" xlink:actuate="onLoad"/></draw:frame><text:span text:style-name="T40">con “div” il numero di divisioni dell'indice.</text:span></text:p>
      <text:p text:style-name="P72"><text:span text:style-name="T50">Misura della sens. a piatti carichi: </text:span><text:span text:style-name="T40"><draw:frame draw:style-name="fr1" draw:name="Oggetto2" text:anchor-type="as-char" svg:y="-0.377cm" svg:width="2.372cm" svg:height="0.533cm" draw:z-index="1"><draw:object xlink:href="./Object 2" xlink:type="simple" xlink:show="embed" xlink:actuate="onLoad"/><draw:image xlink:href="./ObjectReplacements/Object 2" xlink:type="simple" xlink:show="embed" xlink:actuate="onLoad"/><svg:desc>formula</svg:desc></draw:frame></text:span><text:span text:style-name="T40">con “div” il numero di divisioni dell'indice.</text:span></text:p>
      <text:p text:style-name="P72"><text:span text:style-name="T50">Pesata in immersione:</text:span><text:span text:style-name="T40"> </text:span><text:span text:style-name="T40"><draw:frame draw:style-name="fr1" draw:name="Oggetto3" text:anchor-type="as-char" svg:y="-0.377cm" svg:width="2.372cm" svg:height="0.533cm" draw:z-index="2"><draw:object xlink:href="./Object 3" xlink:type="simple" xlink:show="embed" xlink:actuate="onLoad"/><draw:image xlink:href="./ObjectReplacements/Object 3" xlink:type="simple" xlink:show="embed" xlink:actuate="onLoad"/><svg:desc>formula</svg:desc></draw:frame></text:span><text:span text:style-name="T40">con “div” il numero di divisioni dell'indice.</text:span></text:p>
      <text:p text:style-name="P137"/>
      <text:p text:style-name="P73"><text:span text:style-name="T40">V</text:span><text:span text:style-name="T39">ista la difficoltà di interpolare ad occhio le posizioni dell'indicatore sull'indice fino al decimo di divisione, senza compiere errori rilevanti, è stato posto: </text:span><text:span text:style-name="T39"><draw:frame draw:style-name="fr1" draw:name="Oggetto23" text:anchor-type="as-char" svg:y="-0.386cm" svg:width="2.746cm" svg:height="0.542cm" draw:z-index="20"><draw:object xlink:href="./Object 23" xlink:type="simple" xlink:show="embed" xlink:actuate="onLoad"/><draw:image xlink:href="./ObjectReplacements/Object 23" xlink:type="simple" xlink:show="embed" xlink:actuate="onLoad"/></draw:frame></text:span><text:span text:style-name="T39">con </text:span><text:span text:style-name="T39"><draw:frame draw:style-name="fr1" draw:name="Oggetto24" text:anchor-type="as-char" svg:y="-0.386cm" svg:width="1.199cm" svg:height="0.542cm" draw:z-index="28"><draw:object xlink:href="./Object 24" xlink:type="simple" xlink:show="embed" xlink:actuate="onLoad"/><draw:image xlink:href="./ObjectReplacements/Object 24" xlink:type="simple" xlink:show="embed" xlink:actuate="onLoad"/></draw:frame></text:span><text:span text:style-name="T39">l'errore sulla posizione di </text:span><text:span text:style-name="T39"><draw:frame draw:style-name="fr1" draw:name="Oggetto25" text:anchor-type="as-char" svg:y="-0.377cm" svg:width="0.566cm" svg:height="0.533cm" draw:z-index="30"><draw:object xlink:href="./Object 25" xlink:type="simple" xlink:show="embed" xlink:actuate="onLoad"/><draw:image xlink:href="./ObjectReplacements/Object 25" xlink:type="simple" xlink:show="embed" xlink:actuate="onLoad"/><svg:desc>formula</svg:desc></draw:frame></text:span></text:p>
      <text:p text:style-name="P56"><text:span text:style-name="T48">Determinazione della posizione di equilibrio della bilancia con </text:span><text:span text:style-name="T13">lettura in oscillazione</text:span><text:span text:style-name="T48">:</text:span></text:p>
      <text:p text:style-name="P98"/>
      <text:p text:style-name="P10">Come <text:span text:style-name="T49">descritto in [Prot. 1], è stato necessario valutare durante la fase di presa dati quella che fosse la posizione di equilibrio dei bracci della bilancia, liberi di oscillare, attraverso il metodo di </text:span><text:span text:style-name="T14">lettura in oscillazione</text:span><text:span text:style-name="T50">.</text:span></text:p>
      <text:p text:style-name="P123"/>
      <text:p text:style-name="P36">Tale necessità deriva dal fatto che se si dovesse attendere l'arresto delle oscillazioni prodotte, il tempo necessario ad effettuare una singola misura potrebbe essere molto elevato (tanto maggiore quanto minore è l'effetto di smorzamento, determinato dall'aria, dell'oscillazione armonica dei bracci) e, in caso di effetti di attrito dissipativo particolarmente rilevante, l'arresto dell'oscillazione si potrebbe verificare in una posizione diversa da quella reale di equilibrio.</text:p>
      <text:p text:style-name="P124"/>
      <text:p text:style-name="P12">Pertanto si può velocizzare e rendere più accurato il processo andando a considerare il moto dell'indicatore sull'indice di tipo armonico smorzato e calcolare la posizione di equilibrio senza attendere il suo arresto.</text:p>
      <text:p text:style-name="P124"/>
      <text:p text:style-name="P12">Per riuscire in tale intento, è necessario raccogliere (come da [Prot. 1]) i valori di massimo e minimo che l'indicatore raggiunge sull'indice nel corso delle sette semioscillazioni successive allo sblocco, trascurare le prime due e infine calcolare la posizione di equilibrio:</text:p>
      <text:p text:style-name="P109"/>
      <text:p text:style-name="P12"><draw:frame draw:style-name="fr1" draw:name="Oggetto4" text:anchor-type="as-char" svg:y="-0.75cm" svg:width="5.521cm" svg:height="1.185cm" draw:z-index="31"><draw:object xlink:href="./Object 4" xlink:type="simple" xlink:show="embed" xlink:actuate="onLoad"/><draw:image xlink:href="./ObjectReplacements/Object 4" xlink:type="simple" xlink:show="embed" xlink:actuate="onLoad"/></draw:frame></text:p>
      <text:p text:style-name="P12">dove <draw:frame draw:style-name="fr1" draw:name="Oggetto5" text:anchor-type="as-char" svg:y="-0.377cm" svg:width="2.431cm" svg:height="0.533cm" draw:z-index="3"><draw:object xlink:href="./Object 5" xlink:type="simple" xlink:show="embed" xlink:actuate="onLoad"/><draw:image xlink:href="./ObjectReplacements/Object 5" xlink:type="simple" xlink:show="embed" xlink:actuate="onLoad"/></draw:frame>sono i valori di massimo e minimo rimanenti, in ordine temporale di registrazione.</text:p>
      <text:p text:style-name="P127"/>
      <text:p text:style-name="P13">Avendo scelto di misurare i valori di massimo e minimo, detti genericamente <draw:frame draw:style-name="fr1" draw:name="Oggetto6" text:anchor-type="as-char" svg:y="-0.377cm" svg:width="0.51cm" svg:height="0.533cm" draw:z-index="5"><draw:object xlink:href="./Object 6" xlink:type="simple" xlink:show="embed" xlink:actuate="onLoad"/><draw:image xlink:href="./ObjectReplacements/Object 6" xlink:type="simple" xlink:show="embed" xlink:actuate="onLoad"/></draw:frame>, con una interpolazione a occhio al decimo di divisione – operazione che può essere soggetta ad errori non irrilevanti, specie con l'indicatore in movimento – si può considerare che l'errore massimo assoluto sulla lettura degli stessi ammonti a: <draw:frame draw:style-name="fr1" draw:name="Oggetto7" text:anchor-type="as-char" svg:y="-0.386cm" svg:width="2.626cm" svg:height="0.542cm" draw:z-index="6"><draw:object xlink:href="./Object 7" xlink:type="simple" xlink:show="embed" xlink:actuate="onLoad"/><draw:image xlink:href="./ObjectReplacements/Object 7" xlink:type="simple" xlink:show="embed" xlink:actuate="onLoad"/></draw:frame>. <text:s/><text:span text:style-name="T52">Tale errore è stato utilizzato anche per il calcolo</text:span></text:p>
      <text:p text:style-name="P89"/>
      <text:p text:style-name="P14">Pertanto, propagando gli errori massimi sul calcolo di <draw:frame draw:style-name="fr1" draw:name="Oggetto8" text:anchor-type="as-char" svg:y="-0.377cm" svg:width="0.683cm" svg:height="0.533cm" draw:z-index="7"><draw:object xlink:href="./Object 8" xlink:type="simple" xlink:show="embed" xlink:actuate="onLoad"/><draw:image xlink:href="./ObjectReplacements/Object 8" xlink:type="simple" xlink:show="embed" xlink:actuate="onLoad"/><svg:desc>formula</svg:desc></draw:frame>, si ottiene: <draw:frame draw:style-name="fr1" draw:name="Oggetto9" text:anchor-type="as-char" svg:y="-0.746cm" svg:width="8.772cm" svg:height="1.185cm" draw:z-index="8"><draw:object xlink:href="./Object 9" xlink:type="simple" xlink:show="embed" xlink:actuate="onLoad"/><draw:image xlink:href="./ObjectReplacements/Object 9" xlink:type="simple" xlink:show="embed" xlink:actuate="onLoad"/></draw:frame></text:p>
      <text:p text:style-name="P13"/>
      <text:p text:style-name="P62">Determinazione della sensibilità a piatti scarichi:</text:p>
      <text:p text:style-name="P100"/>
      <text:p text:style-name="P15">Per il calcolo della sensibilità della bilancia a piatti scarichi, procediamo come da [Prot. 2.1] e otteniamo il valore della sensibilità in divisioni su massa, come da definizione:</text:p>
      <text:p text:style-name="P15"><draw:frame draw:style-name="fr1" draw:name="Oggetto10" text:anchor-type="as-char" svg:y="-0.619cm" svg:width="2.932cm" svg:height="1.041cm" draw:z-index="9"><draw:object xlink:href="./Object 10" xlink:type="simple" xlink:show="embed" xlink:actuate="onLoad"/><draw:image xlink:href="./ObjectReplacements/Object 10" xlink:type="simple" xlink:show="embed" xlink:actuate="onLoad"/></draw:frame>dove <draw:frame draw:style-name="fr1" draw:name="Oggetto11" text:anchor-type="as-char" svg:y="-0.377cm" svg:width="0.443cm" svg:height="0.469cm" draw:z-index="10"><draw:object xlink:href="./Object 11" xlink:type="simple" xlink:show="embed" xlink:actuate="onLoad"/><draw:image xlink:href="./ObjectReplacements/Object 11" xlink:type="simple" xlink:show="embed" xlink:actuate="onLoad"/><svg:desc>formula</svg:desc></draw:frame>è la sensibilità dello strumento, <draw:frame draw:style-name="fr1" draw:name="Oggetto12" text:anchor-type="as-char" svg:y="-0.377cm" svg:width="0.822cm" svg:height="0.469cm" draw:z-index="11"><draw:object xlink:href="./Object 12" xlink:type="simple" xlink:show="embed" xlink:actuate="onLoad"/><draw:image xlink:href="./ObjectReplacements/Object 12" xlink:type="simple" xlink:show="embed" xlink:actuate="onLoad"/><svg:desc>formula</svg:desc></draw:frame>è la variazione in risposta dello strumento, in seguito alla variazione del peso posto su un piatto e <draw:frame draw:style-name="fr1" draw:name="Oggetto13" text:anchor-type="as-char" svg:y="-0.386cm" svg:width="3.246cm" svg:height="0.51cm" draw:z-index="12"><draw:object xlink:href="./Object 13" xlink:type="simple" xlink:show="embed" xlink:actuate="onLoad"/><draw:image xlink:href="./ObjectReplacements/Object 13" xlink:type="simple" xlink:show="embed" xlink:actuate="onLoad"/><svg:desc>formula</svg:desc></draw:frame><text:span text:style-name="T51">è la variazione del valore vero della massa caricata sul piatto più pesante, coincidente con quello della massa campione posta su di esso, in quanto la si suppone priva di errore.</text:span></text:p>
      <text:p text:style-name="P17"/>
      <text:p text:style-name="P17"><text:soft-page-break/>Pertanto: <draw:frame draw:style-name="fr1" draw:name="Oggetto14" text:anchor-type="as-char" svg:y="-0.684cm" svg:width="1.688cm" svg:height="1.065cm" draw:z-index="21"><draw:object xlink:href="./Object 14" xlink:type="simple" xlink:show="embed" xlink:actuate="onLoad"/><draw:image xlink:href="./ObjectReplacements/Object 14" xlink:type="simple" xlink:show="embed" xlink:actuate="onLoad"/><svg:desc>formula</svg:desc></draw:frame>dove <draw:frame draw:style-name="fr1" draw:name="Oggetto15" text:anchor-type="as-char" svg:y="-0.377cm" svg:width="1.007cm" svg:height="0.533cm" draw:z-index="22"><draw:object xlink:href="./Object 15" xlink:type="simple" xlink:show="embed" xlink:actuate="onLoad"/><draw:image xlink:href="./ObjectReplacements/Object 15" xlink:type="simple" xlink:show="embed" xlink:actuate="onLoad"/><svg:desc>formula</svg:desc></draw:frame>è la variazione della posizione di equilibrio dell'indicatore sull'indice a seguito del carico della massa campione <draw:frame draw:style-name="fr1" draw:name="Oggetto16" text:anchor-type="as-char" svg:y="-0.377cm" svg:width="0.841cm" svg:height="0.469cm" draw:z-index="23"><draw:object xlink:href="./Object 16" xlink:type="simple" xlink:show="embed" xlink:actuate="onLoad"/><draw:image xlink:href="./ObjectReplacements/Object 16" xlink:type="simple" xlink:show="embed" xlink:actuate="onLoad"/><svg:desc>formula</svg:desc></draw:frame>su di un piatto, rispetto a quella allo zero <draw:frame draw:style-name="fr1" draw:name="Oggetto21" text:anchor-type="as-char" svg:y="-0.377cm" svg:width="0.566cm" svg:height="0.533cm" draw:z-index="110"><draw:object xlink:href="./Object 21" xlink:type="simple" xlink:show="embed" xlink:actuate="onLoad"/><draw:image xlink:href="./ObjectReplacements/Object 21" xlink:type="simple" xlink:show="embed" xlink:actuate="onLoad"/><svg:desc>formula</svg:desc></draw:frame>.</text:p>
      <text:p text:style-name="P121"><text:s/></text:p>
      <text:p text:style-name="P18">Propagando gli errori massimi su <draw:frame draw:style-name="fr1" draw:name="Oggetto26" text:anchor-type="as-char" svg:y="-0.377cm" svg:width="1.007cm" svg:height="0.533cm" draw:z-index="111"><draw:object xlink:href="./Object 26" xlink:type="simple" xlink:show="embed" xlink:actuate="onLoad"/><draw:image xlink:href="./ObjectReplacements/Object 26" xlink:type="simple" xlink:show="embed" xlink:actuate="onLoad"/><svg:desc>formula</svg:desc></draw:frame>, si ottiene che: <draw:frame draw:style-name="fr1" draw:name="Oggetto27" text:anchor-type="as-char" svg:y="-0.386cm" svg:width="4.755cm" svg:height="0.542cm" draw:z-index="112"><draw:object xlink:href="./Object 27" xlink:type="simple" xlink:show="embed" xlink:actuate="onLoad"/><draw:image xlink:href="./ObjectReplacements/Object 27" xlink:type="simple" xlink:show="embed" xlink:actuate="onLoad"/><svg:desc>formula</svg:desc></draw:frame></text:p>
      <text:p text:style-name="P128"/>
      <text:p text:style-name="P17">Detta pertanto <draw:frame draw:style-name="fr1" draw:name="Oggetto17" text:anchor-type="as-char" svg:y="-0.377cm" svg:width="0.547cm" svg:height="0.533cm" draw:z-index="24"><draw:object xlink:href="./Object 17" xlink:type="simple" xlink:show="embed" xlink:actuate="onLoad"/><draw:image xlink:href="./ObjectReplacements/Object 17" xlink:type="simple" xlink:show="embed" xlink:actuate="onLoad"/></draw:frame>la posizione di equilibrio oscillatorio per la valutazione della sensibilità della bilancia – posta la massa<draw:frame draw:style-name="fr1" draw:name="Oggetto18" text:anchor-type="as-char" svg:y="-0.377cm" svg:width="0.841cm" svg:height="0.469cm" draw:z-index="25"><draw:object xlink:href="./Object 18" xlink:type="simple" xlink:show="embed" xlink:actuate="onLoad"/><draw:image xlink:href="./ObjectReplacements/Object 18" xlink:type="simple" xlink:show="embed" xlink:actuate="onLoad"/><svg:desc>formula</svg:desc></draw:frame>sul piatto di sinistra – e <draw:frame draw:style-name="fr1" draw:name="Oggetto19" text:anchor-type="as-char" svg:y="-0.377cm" svg:width="0.577cm" svg:height="0.533cm" draw:z-index="26"><draw:object xlink:href="./Object 19" xlink:type="simple" xlink:show="embed" xlink:actuate="onLoad"/><draw:image xlink:href="./ObjectReplacements/Object 19" xlink:type="simple" xlink:show="embed" xlink:actuate="onLoad"/><svg:desc>formula</svg:desc></draw:frame>quella corrispondente alla massa sul piatto di destra, è possibile calcolare i rispettivi valori di sensibilità:</text:p>
      <text:p text:style-name="P17"><draw:frame draw:style-name="fr1" draw:name="Oggetto20" text:anchor-type="as-char" svg:y="-0.684cm" svg:width="2.058cm" svg:height="1.065cm" draw:z-index="27"><draw:object xlink:href="./Object 20" xlink:type="simple" xlink:show="embed" xlink:actuate="onLoad"/><draw:image xlink:href="./ObjectReplacements/Object 20" xlink:type="simple" xlink:show="embed" xlink:actuate="onLoad"/><svg:desc>formula</svg:desc></draw:frame>e <draw:frame draw:style-name="fr1" draw:name="Oggetto22" text:anchor-type="as-char" svg:y="-0.684cm" svg:width="2.12cm" svg:height="1.065cm" draw:z-index="29"><draw:object xlink:href="./Object 22" xlink:type="simple" xlink:show="embed" xlink:actuate="onLoad"/><draw:image xlink:href="./ObjectReplacements/Object 22" xlink:type="simple" xlink:show="embed" xlink:actuate="onLoad"/><svg:desc>formula</svg:desc></draw:frame>.</text:p>
      <text:p text:style-name="P121"><text:s/></text:p>
      <text:p text:style-name="P19"/>
      <text:p text:style-name="P19"/>
      <text:p text:style-name="P19">Poiché si suppone che la massa campione <draw:frame draw:style-name="fr1" draw:name="Oggetto28" text:anchor-type="as-char" svg:y="-0.377cm" svg:width="0.841cm" svg:height="0.469cm" draw:z-index="34"><draw:object xlink:href="./Object 28" xlink:type="simple" xlink:show="embed" xlink:actuate="onLoad"/><draw:image xlink:href="./ObjectReplacements/Object 28" xlink:type="simple" xlink:show="embed" xlink:actuate="onLoad"/><svg:desc>formula</svg:desc></draw:frame>sia priva di errore, l'errore massimo sulla sensibilità della bilancia (sul piatto di destra o di sinistra che sia) può essere calcolato propagando gli errori massimi:</text:p>
      <text:p text:style-name="P19"><draw:frame draw:style-name="fr1" draw:name="Oggetto29" text:anchor-type="as-char" svg:y="-0.693cm" svg:width="2.926cm" svg:height="1.074cm" draw:z-index="35"><draw:object xlink:href="./Object 29" xlink:type="simple" xlink:show="embed" xlink:actuate="onLoad"/><draw:image xlink:href="./ObjectReplacements/Object 29" xlink:type="simple" xlink:show="embed" xlink:actuate="onLoad"/></draw:frame>.</text:p>
      <text:p text:style-name="P93"/>
      <text:p text:style-name="P20">Per il valore di massa <draw:frame draw:style-name="fr1" draw:name="Oggetto30" text:anchor-type="as-char" svg:y="-0.377cm" svg:width="0.841cm" svg:height="0.469cm" draw:z-index="36"><draw:object xlink:href="./Object 30" xlink:type="simple" xlink:show="embed" xlink:actuate="onLoad"/><draw:image xlink:href="./ObjectReplacements/Object 30" xlink:type="simple" xlink:show="embed" xlink:actuate="onLoad"/><svg:desc>formula</svg:desc></draw:frame>scelto per la determinazione della sensibilità a piatti scarichi è stato scelto quello di 200 mg. Infatti, i tentativi precedenti effettuati con masse di 10 mg, 20 mg e 100 mg producevano oscillazioni in numero inferiore a sette, prima che la bilancia si fermasse.</text:p>
      <text:p text:style-name="P129"/>
      <text:p text:style-name="P20">Di seguito sono riportati i valori di massimo e minimo raggiunti dall'indicatore sull'incide durante il processo di misura della sensibilità della bilancia a piatti scarichi.</text:p>
      <text:p text:style-name="P129"/>
      <text:p text:style-name="P67">A <text:span text:style-name="T54">destra</text:span>:</text:p>
      <text:p text:style-name="P90"/>
      <table:table table:name="Tab1" table:style-name="Tab1">
        <table:table-column table:style-name="Tab1.A"/>
        <table:table-column table:style-name="Tab1.B"/>
        <table:table-column table:style-name="Tab1.C"/>
        <table:table-row>
          <table:table-cell table:style-name="Tab1.A1" office:value-type="string">
            <text:p text:style-name="P183">Valori di massimo/minimo<draw:frame draw:style-name="fr1" draw:name="Oggetto31" text:anchor-type="as-char" svg:y="-0.377cm" svg:width="0.51cm" svg:height="0.533cm" draw:z-index="37"><draw:object xlink:href="./Object 31" xlink:type="simple" xlink:show="embed" xlink:actuate="onLoad"/><draw:image xlink:href="./ObjectReplacements/Object 31" xlink:type="simple" xlink:show="embed" xlink:actuate="onLoad"/></draw:frame>(div)</text:p>
          </table:table-cell>
          <table:table-cell table:style-name="Tab1.A1" office:value-type="string">
            <text:p text:style-name="P183"><draw:frame draw:style-name="fr1" draw:name="Oggetto32" text:anchor-type="as-char" svg:y="-0.386cm" svg:width="1.141cm" svg:height="0.542cm" draw:z-index="38"><draw:object xlink:href="./Object 32" xlink:type="simple" xlink:show="embed" xlink:actuate="onLoad"/><draw:image xlink:href="./ObjectReplacements/Object 32" xlink:type="simple" xlink:show="embed" xlink:actuate="onLoad"/><svg:desc>formula</svg:desc></draw:frame></text:p>
          </table:table-cell>
          <table:table-cell table:style-name="Tab1.C1" office:value-type="string">
            <text:p text:style-name="P183">Note</text:p>
          </table:table-cell>
        </table:table-row>
        <table:table-row>
          <table:table-cell table:style-name="Tab1.A2" office:value-type="string">
            <text:p text:style-name="P175">-<text:span text:style-name="T53">3.1 div</text:span></text:p>
          </table:table-cell>
          <table:table-cell table:style-name="Tab1.A2" table:number-rows-spanned="7" office:value-type="string">
            <text:p text:style-name="P175"><draw:frame draw:style-name="fr1" draw:name="Oggetto33" text:anchor-type="as-char" svg:y="-0.377cm" svg:width="1.743cm" svg:height="0.469cm" draw:z-index="39"><draw:object xlink:href="./Object 33" xlink:type="simple" xlink:show="embed" xlink:actuate="onLoad"/><draw:image xlink:href="./ObjectReplacements/Object 33" xlink:type="simple" xlink:show="embed" xlink:actuate="onLoad"/></draw:frame></text:p>
          </table:table-cell>
          <table:table-cell table:style-name="Tab1.C2" office:value-type="string">
            <text:p text:style-name="P178">trascurato</text:p>
          </table:table-cell>
        </table:table-row>
        <table:table-row>
          <table:table-cell table:style-name="Tab1.A2" office:value-type="string">
            <text:p text:style-name="P175">-<text:span text:style-name="T53">1.0 div</text:span></text:p>
          </table:table-cell>
          <table:covered-table-cell/>
          <table:table-cell table:style-name="Tab1.C2" office:value-type="string">
            <text:p text:style-name="P178">trascurato</text:p>
          </table:table-cell>
        </table:table-row>
        <table:table-row>
          <table:table-cell table:style-name="Tab1.A2" office:value-type="string">
            <text:p text:style-name="P175">-<text:span text:style-name="T53">2.2 div</text:span></text:p>
          </table:table-cell>
          <table:covered-table-cell/>
          <table:table-cell table:style-name="Tab1.C2" table:number-rows-spanned="5" office:value-type="string">
            <text:p text:style-name="P175"><draw:frame draw:style-name="fr1" draw:name="Oggetto34" text:anchor-type="as-char" svg:y="-0.377cm" svg:width="3.274cm" svg:height="0.533cm" draw:z-index="40"><draw:object xlink:href="./Object 34" xlink:type="simple" xlink:show="embed" xlink:actuate="onLoad"/><draw:image xlink:href="./ObjectReplacements/Object 34" xlink:type="simple" xlink:show="embed" xlink:actuate="onLoad"/></draw:frame></text:p>
          </table:table-cell>
        </table:table-row>
        <table:table-row>
          <table:table-cell table:style-name="Tab1.A2" office:value-type="string">
            <text:p text:style-name="P175">-<text:span text:style-name="T53">1.8 div</text:span></text:p>
          </table:table-cell>
          <table:covered-table-cell/>
          <table:covered-table-cell/>
        </table:table-row>
        <table:table-row>
          <table:table-cell table:style-name="Tab1.A2" office:value-type="string">
            <text:p text:style-name="P175">-<text:span text:style-name="T53">2.0 div</text:span></text:p>
          </table:table-cell>
          <table:covered-table-cell/>
          <table:covered-table-cell/>
        </table:table-row>
        <table:table-row>
          <table:table-cell table:style-name="Tab1.A2" office:value-type="string">
            <text:p text:style-name="P175">-<text:span text:style-name="T53">1.9 div</text:span></text:p>
          </table:table-cell>
          <table:covered-table-cell/>
          <table:covered-table-cell/>
        </table:table-row>
        <table:table-row>
          <table:table-cell table:style-name="Tab1.A2" office:value-type="string">
            <text:p text:style-name="P175">-<text:span text:style-name="T53">2.0 div</text:span></text:p>
          </table:table-cell>
          <table:covered-table-cell/>
          <table:covered-table-cell/>
        </table:table-row>
      </table:table>
      <text:p text:style-name="P20"/>
      <text:p text:style-name="P23">Da cui il valore di <draw:frame draw:style-name="fr1" draw:name="Oggetto35" text:anchor-type="as-char" svg:y="-0.377cm" svg:width="3.288cm" svg:height="0.533cm" draw:z-index="41"><draw:object xlink:href="./Object 35" xlink:type="simple" xlink:show="embed" xlink:actuate="onLoad"/><draw:image xlink:href="./ObjectReplacements/Object 35" xlink:type="simple" xlink:show="embed" xlink:actuate="onLoad"/><svg:desc>formula</svg:desc></draw:frame>.</text:p>
      <text:p text:style-name="P26">Ed infine la sensibilità per il piatto di destra: <draw:frame draw:style-name="fr1" draw:name="Oggetto36" text:anchor-type="as-char" svg:y="-0.439cm" svg:width="4.38cm" svg:height="0.594cm" draw:z-index="42"><draw:object xlink:href="./Object 36" xlink:type="simple" xlink:show="embed" xlink:actuate="onLoad"/><draw:image xlink:href="./ObjectReplacements/Object 36" xlink:type="simple" xlink:show="embed" xlink:actuate="onLoad"/><svg:desc>formula</svg:desc></draw:frame></text:p>
      <text:p text:style-name="P125"/>
      <text:p text:style-name="P68"/>
      <text:p text:style-name="P68"/>
      <text:p text:style-name="P68"/>
      <text:p text:style-name="P68"/>
      <text:p text:style-name="P68"/>
      <text:p text:style-name="P68"/>
      <text:p text:style-name="P68"/>
      <text:p text:style-name="P68"/>
      <text:p text:style-name="P68"/>
      <text:p text:style-name="P68"><text:soft-page-break/>A <text:span text:style-name="T55">sinistra</text:span>:</text:p>
      <text:p text:style-name="P91"/>
      <table:table table:name="Tabella1" table:style-name="Tabella1">
        <table:table-column table:style-name="Tabella1.A"/>
        <table:table-column table:style-name="Tabella1.B"/>
        <table:table-column table:style-name="Tabella1.C"/>
        <table:table-row>
          <table:table-cell table:style-name="Tabella1.A1" office:value-type="string">
            <text:p text:style-name="P184">Valori di massimo/minimo<draw:frame draw:style-name="fr1" draw:name="Oggetto38" text:anchor-type="as-char" svg:y="-0.377cm" svg:width="0.51cm" svg:height="0.533cm" draw:z-index="65"><draw:object xlink:href="./Object 38" xlink:type="simple" xlink:show="embed" xlink:actuate="onLoad"/><draw:image xlink:href="./ObjectReplacements/Object 38" xlink:type="simple" xlink:show="embed" xlink:actuate="onLoad"/><svg:desc>formula</svg:desc></draw:frame>(div)</text:p>
          </table:table-cell>
          <table:table-cell table:style-name="Tabella1.A1" office:value-type="string">
            <text:p text:style-name="P184"><draw:frame draw:style-name="fr1" draw:name="Oggetto39" text:anchor-type="as-char" svg:y="-0.386cm" svg:width="1.141cm" svg:height="0.542cm" draw:z-index="73"><draw:object xlink:href="./Object 39" xlink:type="simple" xlink:show="embed" xlink:actuate="onLoad"/><draw:image xlink:href="./ObjectReplacements/Object 39" xlink:type="simple" xlink:show="embed" xlink:actuate="onLoad"/><svg:desc>formula</svg:desc></draw:frame></text:p>
          </table:table-cell>
          <table:table-cell table:style-name="Tabella1.C1" office:value-type="string">
            <text:p text:style-name="P184">Note</text:p>
          </table:table-cell>
        </table:table-row>
        <table:table-row>
          <table:table-cell table:style-name="Tabella1.A2" office:value-type="string">
            <text:p text:style-name="P179">3.1 div</text:p>
          </table:table-cell>
          <table:table-cell table:style-name="Tabella1.A2" table:number-rows-spanned="7" office:value-type="string">
            <text:p text:style-name="P176"><draw:frame draw:style-name="fr1" draw:name="Oggetto40" text:anchor-type="as-char" svg:y="-0.377cm" svg:width="1.737cm" svg:height="0.467cm" draw:z-index="82"><draw:object xlink:href="./Object 40" xlink:type="simple" xlink:show="embed" xlink:actuate="onLoad"/><draw:image xlink:href="./ObjectReplacements/Object 40" xlink:type="simple" xlink:show="embed" xlink:actuate="onLoad"/><svg:desc>formula</svg:desc></draw:frame></text:p>
          </table:table-cell>
          <table:table-cell table:style-name="Tabella1.C2" office:value-type="string">
            <text:p text:style-name="P179">trascurato</text:p>
          </table:table-cell>
        </table:table-row>
        <table:table-row>
          <table:table-cell table:style-name="Tabella1.A2" office:value-type="string">
            <text:p text:style-name="P181">0.2 div</text:p>
          </table:table-cell>
          <table:covered-table-cell/>
          <table:table-cell table:style-name="Tabella1.C2" office:value-type="string">
            <text:p text:style-name="P179">trascurato</text:p>
          </table:table-cell>
        </table:table-row>
        <table:table-row>
          <table:table-cell table:style-name="Tabella1.A2" office:value-type="string">
            <text:p text:style-name="P181">2.1 div</text:p>
          </table:table-cell>
          <table:covered-table-cell/>
          <table:table-cell table:style-name="Tabella1.C2" table:number-rows-spanned="5" office:value-type="string">
            <text:p text:style-name="P176"><draw:frame draw:style-name="fr1" draw:name="Oggetto41" text:anchor-type="as-char" svg:y="-0.377cm" svg:width="2.969cm" svg:height="0.533cm" draw:z-index="108"><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ella1.A2" office:value-type="string">
            <text:p text:style-name="P181">1.2 div</text:p>
          </table:table-cell>
          <table:covered-table-cell/>
          <table:covered-table-cell/>
        </table:table-row>
        <table:table-row>
          <table:table-cell table:style-name="Tabella1.A2" office:value-type="string">
            <text:p text:style-name="P181">1.8 div</text:p>
          </table:table-cell>
          <table:covered-table-cell/>
          <table:covered-table-cell/>
        </table:table-row>
        <table:table-row>
          <table:table-cell table:style-name="Tabella1.A2" office:value-type="string">
            <text:p text:style-name="P181">1.6 div</text:p>
          </table:table-cell>
          <table:covered-table-cell/>
          <table:covered-table-cell/>
        </table:table-row>
        <table:table-row>
          <table:table-cell table:style-name="Tabella1.A2" office:value-type="string">
            <text:p text:style-name="P181">1.7 div</text:p>
          </table:table-cell>
          <table:covered-table-cell/>
          <table:covered-table-cell/>
        </table:table-row>
      </table:table>
      <text:p text:style-name="P21"/>
      <text:p text:style-name="P24">Da cui il valore di <draw:frame draw:style-name="fr1" draw:name="Oggetto42" text:anchor-type="as-char" svg:y="-0.377cm" svg:width="3.261cm" svg:height="0.533cm" draw:z-index="109"><draw:object xlink:href="./Object 42" xlink:type="simple" xlink:show="embed" xlink:actuate="onLoad"/><draw:image xlink:href="./ObjectReplacements/Object 42" xlink:type="simple" xlink:show="embed" xlink:actuate="onLoad"/><svg:desc>formula</svg:desc></draw:frame>.</text:p>
      <text:p text:style-name="P27">Ed infine la sensibilità per il piatto di destra: <draw:frame draw:style-name="fr1" draw:name="Oggetto37" text:anchor-type="as-char" svg:y="-0.439cm" svg:width="4.35cm" svg:height="0.594cm" draw:z-index="60"><draw:object xlink:href="./Object 37" xlink:type="simple" xlink:show="embed" xlink:actuate="onLoad"/><draw:image xlink:href="./ObjectReplacements/Object 37" xlink:type="simple" xlink:show="embed" xlink:actuate="onLoad"/><svg:desc>formula</svg:desc></draw:frame></text:p>
      <text:p text:style-name="P27"/>
      <text:p text:style-name="P29">Notiamo che i due valori di sensibilità trovati per il piatto destro e quello sinistro non soltanto sono compatibili tra loro, ma pure sono uguali.</text:p>
      <text:p text:style-name="P29">Pertanto, la sensibilità della bilancia a piatti scarichi – indipendentemente dal piatto considerato – è pari a:</text:p>
      <text:p text:style-name="P29"><draw:frame draw:style-name="fr1" draw:name="Oggetto43" text:anchor-type="as-char" svg:y="-0.439cm" svg:width="5.685cm" svg:height="0.594cm" draw:z-index="66"><draw:object xlink:href="./Object 43" xlink:type="simple" xlink:show="embed" xlink:actuate="onLoad"/><draw:image xlink:href="./ObjectReplacements/Object 43" xlink:type="simple" xlink:show="embed" xlink:actuate="onLoad"/><svg:desc>formula</svg:desc></draw:frame><text:span text:style-name="T56">dove l'errore </text:span><text:span text:style-name="T56"><draw:frame draw:style-name="fr1" draw:name="Oggetto44" text:anchor-type="as-char" svg:y="-0.693cm" svg:width="2.925cm" svg:height="1.071cm" draw:z-index="67"><draw:object xlink:href="./Object 44" xlink:type="simple" xlink:show="embed" xlink:actuate="onLoad"/><draw:image xlink:href="./ObjectReplacements/Object 44" xlink:type="simple" xlink:show="embed" xlink:actuate="onLoad"/><svg:desc>formula</svg:desc></draw:frame></text:span><text:span text:style-name="T56">è appunto pari a </text:span><text:span text:style-name="T56"><draw:frame draw:style-name="fr1" draw:name="Oggetto45" text:anchor-type="as-char" svg:y="-0.439cm" svg:width="2.538cm" svg:height="0.531cm" draw:z-index="68"><draw:object xlink:href="./Object 45" xlink:type="simple" xlink:show="embed" xlink:actuate="onLoad"/><draw:image xlink:href="./ObjectReplacements/Object 45" xlink:type="simple" xlink:show="embed" xlink:actuate="onLoad"/></draw:frame></text:span></text:p>
      <text:p text:style-name="P31">Per calcolare infine l'errore di sensibilità associato alle misure di mas<text:span text:style-name="T59">sa effettuate con la bilancia, ipoteticamente a piatti scarichi, occorre calcolare: </text:span><text:span text:style-name="T59"><draw:frame draw:style-name="fr1" draw:name="Oggetto46" text:anchor-type="as-char" svg:y="-0.623cm" svg:width="3.311cm" svg:height="1.002cm" draw:z-index="69"><draw:object xlink:href="./Object 46" xlink:type="simple" xlink:show="embed" xlink:actuate="onLoad"/><draw:image xlink:href="./ObjectReplacements/Object 46" xlink:type="simple" xlink:show="embed" xlink:actuate="onLoad"/><svg:desc>formula</svg:desc></draw:frame></text:span><text:span text:style-name="T60">e pertanto, tale errore sarà uguale a:</text:span></text:p>
      <text:p text:style-name="P39"><draw:frame draw:style-name="fr1" draw:name="Oggetto47" text:anchor-type="as-char" svg:y="-0.623cm" svg:width="6.355cm" svg:height="1.002cm" draw:z-index="70"><draw:object xlink:href="./Object 47" xlink:type="simple" xlink:show="embed" xlink:actuate="onLoad"/><draw:image xlink:href="./ObjectReplacements/Object 47" xlink:type="simple" xlink:show="embed" xlink:actuate="onLoad"/><svg:desc>formula</svg:desc></draw:frame>.</text:p>
      <text:p text:style-name="P41"/>
      <text:p text:style-name="P63">Determinazione della sensibilità a piatti carichi:</text:p>
      <text:p text:style-name="P101"/>
      <text:p text:style-name="P16">Per il calcolo della sensibilità della bilancia a piatti carichi, procediamo come da [Prot. 2.<text:span text:style-name="T57">2</text:span>] e <text:span text:style-name="T57">seguiamo le stesse modalità adottate nel suo calcolo a piatti scarichi, con l'unica differenza di mantenere costantemente sui piatti della bilancia due masse (una per piatto) uguali.</text:span></text:p>
      <text:p text:style-name="P33">L'entità di tale massa è da determinarsi in base al valore per il quale si è interessati a determinare la sensibilità dello strumento (infatti per la bilancia idrostatica S è funzione della massa presente sui piatti).</text:p>
      <text:p text:style-name="P110"/>
      <text:p text:style-name="P33">Dal momento che può risultare utile il calcolo della sensibilità della bilancia per i piatti caricati con una massa simile a quella dell'oggetto di densità incognita utilizzato nel seguito dell'esperienza, si è pesato lo stesso con la bilancia digitale (ottenendone una stima grezza) e si è valutata la sensibilità per i piatti caricati con una massa analoga.</text:p>
      <text:p text:style-name="P131"/>
      <text:p text:style-name="P33">L'oggetto scelto per la misura di densità è risultato avere una massa di <draw:frame draw:style-name="fr1" draw:name="Oggetto48" text:anchor-type="as-char" svg:y="-0.377cm" svg:width="3.882cm" svg:height="0.533cm" draw:z-index="71"><draw:object xlink:href="./Object 48" xlink:type="simple" xlink:show="embed" xlink:actuate="onLoad"/><draw:image xlink:href="./ObjectReplacements/Object 48" xlink:type="simple" xlink:show="embed" xlink:actuate="onLoad"/></draw:frame>.</text:p>
      <text:p text:style-name="P33">La massa con cui sono stati caricati i due piatti della bilancia per il calcolo di sensibilità è stata pertanto <text:span text:style-name="T58">di 10</text:span>: <draw:frame draw:style-name="fr1" draw:name="Oggetto49" text:anchor-type="as-char" svg:y="-0.377cm" svg:width="1.686cm" svg:height="0.469cm" draw:z-index="72"><draw:object xlink:href="./Object 49" xlink:type="simple" xlink:show="embed" xlink:actuate="onLoad"/><draw:image xlink:href="./ObjectReplacements/Object 49" xlink:type="simple" xlink:show="embed" xlink:actuate="onLoad"/></draw:frame>.</text:p>
      <text:p text:style-name="P131"/>
      <text:p text:style-name="P22"><text:span text:style-name="T58">In analogia con quanto fatto in precedenza, d</text:span>i seguito sono riportati i valori di massimo e minimo raggiunti dall'indicatore sull'incide durante il processo di misura della sensibilità della bilancia a piatti carichi <text:span text:style-name="T58">(a 10 g)</text:span>.</text:p>
      <text:p text:style-name="P130"/>
      <text:p text:style-name="P69"/>
      <text:p text:style-name="P69"/>
      <text:p text:style-name="P69"/>
      <text:p text:style-name="P69"/>
      <text:p text:style-name="P69"><text:soft-page-break/>A <text:span text:style-name="T54">destra</text:span>:</text:p>
      <text:p text:style-name="P92"/>
      <table:table table:name="Tabella2" table:style-name="Tabella2">
        <table:table-column table:style-name="Tabella2.A"/>
        <table:table-column table:style-name="Tabella2.B"/>
        <table:table-column table:style-name="Tabella2.C"/>
        <table:table-row>
          <table:table-cell table:style-name="Tabella2.A1" office:value-type="string">
            <text:p text:style-name="P185">Valori di massimo/minimo<draw:frame draw:style-name="fr1" draw:name="Oggetto51" text:anchor-type="as-char" svg:y="-0.377cm" svg:width="0.51cm" svg:height="0.533cm" draw:z-index="89"><draw:object xlink:href="./Object 51" xlink:type="simple" xlink:show="embed" xlink:actuate="onLoad"/><draw:image xlink:href="./ObjectReplacements/Object 51" xlink:type="simple" xlink:show="embed" xlink:actuate="onLoad"/><svg:desc>formula</svg:desc></draw:frame>(div)</text:p>
          </table:table-cell>
          <table:table-cell table:style-name="Tabella2.A1" office:value-type="string">
            <text:p text:style-name="P185"><draw:frame draw:style-name="fr1" draw:name="Oggetto52" text:anchor-type="as-char" svg:y="-0.386cm" svg:width="1.141cm" svg:height="0.542cm" draw:z-index="90"><draw:object xlink:href="./Object 52" xlink:type="simple" xlink:show="embed" xlink:actuate="onLoad"/><draw:image xlink:href="./ObjectReplacements/Object 52" xlink:type="simple" xlink:show="embed" xlink:actuate="onLoad"/><svg:desc>formula</svg:desc></draw:frame></text:p>
          </table:table-cell>
          <table:table-cell table:style-name="Tabella2.C1" office:value-type="string">
            <text:p text:style-name="P185">Note</text:p>
          </table:table-cell>
        </table:table-row>
        <table:table-row>
          <table:table-cell table:style-name="Tabella2.A2" office:value-type="string">
            <text:p text:style-name="P177">-<text:span text:style-name="T53">3.1 div</text:span></text:p>
          </table:table-cell>
          <table:table-cell table:style-name="Tabella2.A2" table:number-rows-spanned="7" office:value-type="string">
            <text:p text:style-name="P177"><draw:frame draw:style-name="fr1" draw:name="Oggetto53" text:anchor-type="as-char" svg:y="-0.377cm" svg:width="1.743cm" svg:height="0.469cm" draw:z-index="91"><draw:object xlink:href="./Object 53" xlink:type="simple" xlink:show="embed" xlink:actuate="onLoad"/><draw:image xlink:href="./ObjectReplacements/Object 53" xlink:type="simple" xlink:show="embed" xlink:actuate="onLoad"/><svg:desc>formula</svg:desc></draw:frame></text:p>
          </table:table-cell>
          <table:table-cell table:style-name="Tabella2.C2" office:value-type="string">
            <text:p text:style-name="P180">trascurato</text:p>
          </table:table-cell>
        </table:table-row>
        <table:table-row>
          <table:table-cell table:style-name="Tabella2.A2" office:value-type="string">
            <text:p text:style-name="P177">-<text:span text:style-name="T53">1.0 div</text:span></text:p>
          </table:table-cell>
          <table:covered-table-cell/>
          <table:table-cell table:style-name="Tabella2.C2" office:value-type="string">
            <text:p text:style-name="P180">trascurato</text:p>
          </table:table-cell>
        </table:table-row>
        <table:table-row>
          <table:table-cell table:style-name="Tabella2.A2" office:value-type="string">
            <text:p text:style-name="P177">-<text:span text:style-name="T53">2.1 div</text:span></text:p>
          </table:table-cell>
          <table:covered-table-cell/>
          <table:table-cell table:style-name="Tabella2.C2" table:number-rows-spanned="5" office:value-type="string">
            <text:p text:style-name="P177"><draw:frame draw:style-name="fr1" draw:name="Oggetto54" text:anchor-type="as-char" svg:y="-0.377cm" svg:width="3.274cm" svg:height="0.533cm" draw:z-index="92"><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2.A2" office:value-type="string">
            <text:p text:style-name="P177">-<text:span text:style-name="T53">1.9 div</text:span></text:p>
          </table:table-cell>
          <table:covered-table-cell/>
          <table:covered-table-cell/>
        </table:table-row>
        <table:table-row>
          <table:table-cell table:style-name="Tabella2.A2" office:value-type="string">
            <text:p text:style-name="P177">-<text:span text:style-name="T53">2.0 div</text:span></text:p>
          </table:table-cell>
          <table:covered-table-cell/>
          <table:covered-table-cell/>
        </table:table-row>
        <table:table-row>
          <table:table-cell table:style-name="Tabella2.A2" office:value-type="string">
            <text:p text:style-name="P177">-<text:span text:style-name="T53">1.9 div</text:span></text:p>
          </table:table-cell>
          <table:covered-table-cell/>
          <table:covered-table-cell/>
        </table:table-row>
        <table:table-row>
          <table:table-cell table:style-name="Tabella2.A2" office:value-type="string">
            <text:p text:style-name="P177">-<text:span text:style-name="T53">2.0 div</text:span></text:p>
          </table:table-cell>
          <table:covered-table-cell/>
          <table:covered-table-cell/>
        </table:table-row>
      </table:table>
      <text:p text:style-name="P22"/>
      <text:p text:style-name="P25">Da cui il valore di <draw:frame draw:style-name="fr1" draw:name="Oggetto55" text:anchor-type="as-char" svg:y="-0.377cm" svg:width="3.29cm" svg:height="0.533cm" draw:z-index="103"><draw:object xlink:href="./Object 55" xlink:type="simple" xlink:show="embed" xlink:actuate="onLoad"/><draw:image xlink:href="./ObjectReplacements/Object 55" xlink:type="simple" xlink:show="embed" xlink:actuate="onLoad"/><svg:desc>formula</svg:desc></draw:frame>.</text:p>
      <text:p text:style-name="P28">Ed infine la sensibilità per il piatto di destra: <draw:frame draw:style-name="fr1" draw:name="Oggetto56" text:anchor-type="as-char" svg:y="-0.439cm" svg:width="4.38cm" svg:height="0.594cm" draw:z-index="104"><draw:object xlink:href="./Object 56" xlink:type="simple" xlink:show="embed" xlink:actuate="onLoad"/><draw:image xlink:href="./ObjectReplacements/Object 56" xlink:type="simple" xlink:show="embed" xlink:actuate="onLoad"/><svg:desc>formula</svg:desc></draw:frame></text:p>
      <text:p text:style-name="P126"/>
      <text:p text:style-name="P69">A <text:span text:style-name="T55">sinistra</text:span>:</text:p>
      <text:p text:style-name="P92"/>
      <table:table table:name="Tabella3" table:style-name="Tabella3">
        <table:table-column table:style-name="Tabella3.A"/>
        <table:table-column table:style-name="Tabella3.B"/>
        <table:table-column table:style-name="Tabella3.C"/>
        <table:table-row>
          <table:table-cell table:style-name="Tabella3.A1" office:value-type="string">
            <text:p text:style-name="P185">Valori di massimo/minimo<draw:frame draw:style-name="fr1" draw:name="Oggetto57" text:anchor-type="as-char" svg:y="-0.377cm" svg:width="0.51cm" svg:height="0.533cm" draw:z-index="94"><draw:object xlink:href="./Object 57" xlink:type="simple" xlink:show="embed" xlink:actuate="onLoad"/><draw:image xlink:href="./ObjectReplacements/Object 57" xlink:type="simple" xlink:show="embed" xlink:actuate="onLoad"/><svg:desc>formula</svg:desc></draw:frame>(div)</text:p>
          </table:table-cell>
          <table:table-cell table:style-name="Tabella3.A1" office:value-type="string">
            <text:p text:style-name="P185"><draw:frame draw:style-name="fr1" draw:name="Oggetto58" text:anchor-type="as-char" svg:y="-0.386cm" svg:width="1.141cm" svg:height="0.542cm" draw:z-index="99"><draw:object xlink:href="./Object 58" xlink:type="simple" xlink:show="embed" xlink:actuate="onLoad"/><draw:image xlink:href="./ObjectReplacements/Object 58" xlink:type="simple" xlink:show="embed" xlink:actuate="onLoad"/><svg:desc>formula</svg:desc></draw:frame></text:p>
          </table:table-cell>
          <table:table-cell table:style-name="Tabella3.C1" office:value-type="string">
            <text:p text:style-name="P185">Note</text:p>
          </table:table-cell>
        </table:table-row>
        <table:table-row>
          <table:table-cell table:style-name="Tabella3.A2" office:value-type="string">
            <text:p text:style-name="P182">2.3 div</text:p>
          </table:table-cell>
          <table:table-cell table:style-name="Tabella3.A2" table:number-rows-spanned="7" office:value-type="string">
            <text:p text:style-name="P177"><draw:frame draw:style-name="fr1" draw:name="Oggetto59" text:anchor-type="as-char" svg:y="-0.377cm" svg:width="1.737cm" svg:height="0.467cm" draw:z-index="105"><draw:object xlink:href="./Object 59" xlink:type="simple" xlink:show="embed" xlink:actuate="onLoad"/><draw:image xlink:href="./ObjectReplacements/Object 59" xlink:type="simple" xlink:show="embed" xlink:actuate="onLoad"/><svg:desc>formula</svg:desc></draw:frame></text:p>
          </table:table-cell>
          <table:table-cell table:style-name="Tabella3.C2" office:value-type="string">
            <text:p text:style-name="P180">trascurato</text:p>
          </table:table-cell>
        </table:table-row>
        <table:table-row>
          <table:table-cell table:style-name="Tabella3.A2" office:value-type="string">
            <text:p text:style-name="P182">0.5 div</text:p>
          </table:table-cell>
          <table:covered-table-cell/>
          <table:table-cell table:style-name="Tabella3.C2" office:value-type="string">
            <text:p text:style-name="P180">trascurato</text:p>
          </table:table-cell>
        </table:table-row>
        <table:table-row>
          <table:table-cell table:style-name="Tabella3.A2" office:value-type="string">
            <text:p text:style-name="P182">1.8 div</text:p>
          </table:table-cell>
          <table:covered-table-cell/>
          <table:table-cell table:style-name="Tabella3.C2" table:number-rows-spanned="5" office:value-type="string">
            <text:p text:style-name="P177"><draw:frame draw:style-name="fr1" draw:name="Oggetto60" text:anchor-type="as-char" svg:y="-0.377cm" svg:width="2.963cm" svg:height="0.533cm" draw:z-index="106"><draw:object xlink:href="./Object 60" xlink:type="simple" xlink:show="embed" xlink:actuate="onLoad"/><draw:image xlink:href="./ObjectReplacements/Object 60" xlink:type="simple" xlink:show="embed" xlink:actuate="onLoad"/><svg:desc>formula</svg:desc></draw:frame></text:p>
          </table:table-cell>
        </table:table-row>
        <table:table-row>
          <table:table-cell table:style-name="Tabella3.A2" office:value-type="string">
            <text:p text:style-name="P182">1.1 div</text:p>
          </table:table-cell>
          <table:covered-table-cell/>
          <table:covered-table-cell/>
        </table:table-row>
        <table:table-row>
          <table:table-cell table:style-name="Tabella3.A2" office:value-type="string">
            <text:p text:style-name="P182">1.5 div</text:p>
          </table:table-cell>
          <table:covered-table-cell/>
          <table:covered-table-cell/>
        </table:table-row>
        <table:table-row>
          <table:table-cell table:style-name="Tabella3.A2" office:value-type="string">
            <text:p text:style-name="P182">1.2 div</text:p>
          </table:table-cell>
          <table:covered-table-cell/>
          <table:covered-table-cell/>
        </table:table-row>
        <table:table-row>
          <table:table-cell table:style-name="Tabella3.A2" office:value-type="string">
            <text:p text:style-name="P182">1.4 div</text:p>
          </table:table-cell>
          <table:covered-table-cell/>
          <table:covered-table-cell/>
        </table:table-row>
      </table:table>
      <text:p text:style-name="P22"/>
      <text:p text:style-name="P25">Da cui il valore di <draw:frame draw:style-name="fr1" draw:name="Oggetto61" text:anchor-type="as-char" svg:y="-0.377cm" svg:width="3.261cm" svg:height="0.533cm" draw:z-index="107"><draw:object xlink:href="./Object 61" xlink:type="simple" xlink:show="embed" xlink:actuate="onLoad"/><draw:image xlink:href="./ObjectReplacements/Object 61" xlink:type="simple" xlink:show="embed" xlink:actuate="onLoad"/><svg:desc>formula</svg:desc></draw:frame>.</text:p>
      <text:p text:style-name="P28">Ed infine la sensibilità per il piatto di destra: <draw:frame draw:style-name="fr1" draw:name="Oggetto50" text:anchor-type="as-char" svg:y="-0.439cm" svg:width="4.35cm" svg:height="0.594cm" draw:z-index="84"><draw:object xlink:href="./Object 50" xlink:type="simple" xlink:show="embed" xlink:actuate="onLoad"/><draw:image xlink:href="./ObjectReplacements/Object 50" xlink:type="simple" xlink:show="embed" xlink:actuate="onLoad"/><svg:desc>formula</svg:desc></draw:frame></text:p>
      <text:p text:style-name="P130"/>
      <text:p text:style-name="P30">Notiamo che i due valori di sensibilità trovati per il piatto destro e quello sinistro non soltanto sono compatibili tra loro, ma pure sono uguali.</text:p>
      <text:p text:style-name="P30">Pertanto, la sensibilità della bilancia a piatti scarichi – indipendentemente dal piatto considerato – è pari a:</text:p>
      <text:p text:style-name="P30"><draw:frame draw:style-name="fr1" draw:name="Oggetto62" text:anchor-type="as-char" svg:y="-0.439cm" svg:width="5.685cm" svg:height="0.594cm" draw:z-index="95"><draw:object xlink:href="./Object 62" xlink:type="simple" xlink:show="embed" xlink:actuate="onLoad"/><draw:image xlink:href="./ObjectReplacements/Object 62" xlink:type="simple" xlink:show="embed" xlink:actuate="onLoad"/><svg:desc>formula</svg:desc></draw:frame><text:span text:style-name="T56">dove l'errore </text:span><text:span text:style-name="T56"><draw:frame draw:style-name="fr1" draw:name="Oggetto63" text:anchor-type="as-char" svg:y="-0.693cm" svg:width="2.925cm" svg:height="1.071cm" draw:z-index="96"><draw:object xlink:href="./Object 63" xlink:type="simple" xlink:show="embed" xlink:actuate="onLoad"/><draw:image xlink:href="./ObjectReplacements/Object 63" xlink:type="simple" xlink:show="embed" xlink:actuate="onLoad"/><svg:desc>formula</svg:desc></draw:frame></text:span><text:span text:style-name="T56">è appunto pari a </text:span><text:span text:style-name="T56"><draw:frame draw:style-name="fr1" draw:name="Oggetto64" text:anchor-type="as-char" svg:y="-0.439cm" svg:width="2.538cm" svg:height="0.531cm" draw:z-index="97"><draw:object xlink:href="./Object 64" xlink:type="simple" xlink:show="embed" xlink:actuate="onLoad"/><draw:image xlink:href="./ObjectReplacements/Object 64" xlink:type="simple" xlink:show="embed" xlink:actuate="onLoad"/><svg:desc>formula</svg:desc></draw:frame></text:span></text:p>
      <text:p text:style-name="P132"/>
      <text:p text:style-name="P32"><text:span text:style-name="T62">Calcoliamo in maniera esattamente analoga a prima</text:span> l'errore di sensibilità associato alle misure di mas<text:span text:style-name="T59">sa effettuate con la bilancia, </text:span><text:span text:style-name="T61">a piatti carichi con 10 g</text:span><text:span text:style-name="T60">:</text:span></text:p>
      <text:p text:style-name="P40"><draw:frame draw:style-name="fr1" draw:name="Oggetto65" text:anchor-type="as-char" svg:y="-0.623cm" svg:width="6.355cm" svg:height="1.002cm" draw:z-index="98"><draw:object xlink:href="./Object 65" xlink:type="simple" xlink:show="embed" xlink:actuate="onLoad"/><draw:image xlink:href="./ObjectReplacements/Object 65" xlink:type="simple" xlink:show="embed" xlink:actuate="onLoad"/><svg:desc>formula</svg:desc></draw:frame>.</text:p>
      <text:p text:style-name="P134"/>
      <text:p text:style-name="P42">In conclusione, pertanto, è lecito affermare che non sussistono apprezzabili variazioni di sensibilità per la bilancia idrostatica utilizzata, tra la condizione a piatti scarichi e quella a piatti caricati con una massa di 10 g.</text:p>
      <text:p text:style-name="P43">E in misura analoga non varierà l'errore di sensibilità.</text:p>
      <text:p text:style-name="P40"/>
      <text:p text:style-name="P57"/>
      <text:p text:style-name="P57"/>
      <text:p text:style-name="P64"><text:soft-page-break/>Misura della densità:</text:p>
      <text:p text:style-name="P102"/>
      <text:p text:style-name="P44">Il principio di funzionamento della bilancia idrostatica per il calcolo della densità di un oggetto impermeabile (tale cioè da non alterare le sue proprietà una volta immerso in un fluido, come l'acqua) sfrutta il Principio di Archimede e la forza di archimedea che un fluido esercita – dal basso verso l'alto, in verso opposto al suo peso – su di un corpo immerso al suo interno per un certo volume.</text:p>
      <text:p text:style-name="P115"/>
      <text:p text:style-name="P44">Tale forza, in modulo, è pari a: <draw:frame draw:style-name="fr1" draw:name="Oggetto66" text:anchor-type="as-char" svg:y="-0.377cm" svg:width="3.953cm" svg:height="0.533cm" draw:z-index="64"><draw:object xlink:href="./Object 66" xlink:type="simple" xlink:show="embed" xlink:actuate="onLoad"/><draw:image xlink:href="./ObjectReplacements/Object 66" xlink:type="simple" xlink:show="embed" xlink:actuate="onLoad"/></draw:frame>, <text:span text:style-name="T64">dove g è l'accelerazione di gravità alla superficie terrestre, V è il volume immerso del corpo e </text:span><text:span text:style-name="T64"><draw:frame draw:style-name="fr1" draw:name="Oggetto73" text:anchor-type="as-char" svg:y="-0.226cm" svg:width="0.432cm" svg:height="0.333cm" draw:z-index="74"><draw:object xlink:href="./Object 73" xlink:type="simple" xlink:show="embed" xlink:actuate="onLoad"/><draw:image xlink:href="./ObjectReplacements/Object 73" xlink:type="simple" xlink:show="embed" xlink:actuate="onLoad"/></draw:frame></text:span><text:span text:style-name="T64">identifica la densità.</text:span></text:p>
      <text:p text:style-name="P115"/>
      <text:p text:style-name="P45">Essendo inoltre il peso di un corpo – nello spazio vuoto – esprimibile come <draw:frame draw:style-name="fr1" draw:name="Oggetto67" text:anchor-type="as-char" svg:y="-0.377cm" svg:width="3.618cm" svg:height="0.533cm" draw:z-index="75"><draw:object xlink:href="./Object 67" xlink:type="simple" xlink:show="embed" xlink:actuate="onLoad"/><draw:image xlink:href="./ObjectReplacements/Object 67" xlink:type="simple" xlink:show="embed" xlink:actuate="onLoad"/><svg:desc>formula</svg:desc></draw:frame>, si ottiene che il peso misurato dalla bilancia (secondo il [Prot. 3]) per un corpo in immersione totale in un fluido è dato da: <draw:frame draw:style-name="fr1" draw:name="Oggetto68" text:anchor-type="as-char" svg:y="-0.386cm" svg:width="6.045cm" svg:height="0.542cm" draw:z-index="76"><draw:object xlink:href="./Object 68" xlink:type="simple" xlink:show="embed" xlink:actuate="onLoad"/><draw:image xlink:href="./ObjectReplacements/Object 68" xlink:type="simple" xlink:show="embed" xlink:actuate="onLoad"/></draw:frame>.</text:p>
      <text:p text:style-name="P94"/>
      <text:p text:style-name="P46">Pertanto, vale la seguente relazione tra la massa campione posta sul piatto della bilancia ad essa riservato per equilibrare la forza risultante agente sul corpo appeso al disotto dell'altro piatto, la massa di quest'ultimo e la sua densità:</text:p>
      <text:p text:style-name="P46"><draw:frame draw:style-name="fr1" draw:name="Oggetto69" text:anchor-type="as-char" svg:y="-0.517cm" svg:width="4.59cm" svg:height="0.792cm" draw:z-index="77"><draw:object xlink:href="./Object 69" xlink:type="simple" xlink:show="embed" xlink:actuate="onLoad"/><draw:image xlink:href="./ObjectReplacements/Object 69" xlink:type="simple" xlink:show="embed" xlink:actuate="onLoad"/></draw:frame>dove i termini <draw:frame draw:style-name="fr1" draw:name="Oggetto70" text:anchor-type="as-char" svg:y="-0.377cm" svg:width="0.619cm" svg:height="0.469cm" draw:z-index="78"><draw:object xlink:href="./Object 70" xlink:type="simple" xlink:show="embed" xlink:actuate="onLoad"/><draw:image xlink:href="./ObjectReplacements/Object 70" xlink:type="simple" xlink:show="embed" xlink:actuate="onLoad"/><svg:desc>formula</svg:desc></draw:frame>e <draw:frame draw:style-name="fr1" draw:name="Oggetto71" text:anchor-type="as-char" svg:y="-0.21cm" svg:width="0.457cm" svg:height="0.318cm" draw:z-index="79"><draw:object xlink:href="./Object 71" xlink:type="simple" xlink:show="embed" xlink:actuate="onLoad"/><draw:image xlink:href="./ObjectReplacements/Object 71" xlink:type="simple" xlink:show="embed" xlink:actuate="onLoad"/><svg:desc>formula</svg:desc></draw:frame>designano rispettivamente la massa e la densità, mentre i pedici <text:span text:style-name="T11">x</text:span>, <text:span text:style-name="T11">f</text:span> e <text:span text:style-name="T11">c</text:span> identificano rispettivamente il corpo di densità incognita, il fluido in immersione nel quale si <text:span text:style-name="T65">trova il corpo la cui densità è posta al denominatore</text:span> e la massa campione.</text:p>
      <text:p text:style-name="P135"/>
      <text:p text:style-name="P46">Scegliendo come fluidi <text:span text:style-name="T65">in cui immergere il corpo di densità incognita</text:span> l'aria e l'acqua <text:span text:style-name="T65">rispettivamente, mantenendo invece il piatto con la massa campione nell'aria (i cui effetti archimedei sono stati ignorati nelle fasi precedenti dell'esperienza) e ponendo a sistema le due equazioni così ottenute, si ricava la relazione tra la densità del corpo e la massa necessaria ad equilibrare la bilancia:</text:span></text:p>
      <text:p text:style-name="P46"><draw:frame draw:style-name="fr1" draw:name="Oggetto72" text:anchor-type="as-char" svg:y="-0.693cm" svg:width="4.186cm" svg:height="1.138cm" draw:z-index="80"><draw:object xlink:href="./Object 72" xlink:type="simple" xlink:show="embed" xlink:actuate="onLoad"/><draw:image xlink:href="./ObjectReplacements/Object 72" xlink:type="simple" xlink:show="embed" xlink:actuate="onLoad"/></draw:frame><text:span text:style-name="T66">ancora approssimabile a </text:span><text:span text:style-name="T66"><draw:frame draw:style-name="fr1" draw:name="Oggetto74" text:anchor-type="as-char" svg:y="-0.684cm" svg:width="2.858cm" svg:height="1.127cm" draw:z-index="81"><draw:object xlink:href="./Object 74" xlink:type="simple" xlink:show="embed" xlink:actuate="onLoad"/><draw:image xlink:href="./ObjectReplacements/Object 74" xlink:type="simple" xlink:show="embed" xlink:actuate="onLoad"/><svg:desc>formula</svg:desc></draw:frame></text:span><text:span text:style-name="T66">, dove:</text:span></text:p>
      <text:p text:style-name="P95"/>
      <text:p text:style-name="P46"><draw:frame draw:style-name="fr1" draw:name="Oggetto75" text:anchor-type="as-char" svg:y="-0.517cm" svg:width="0.669cm" svg:height="0.792cm" draw:z-index="83"><draw:object xlink:href="./Object 75" xlink:type="simple" xlink:show="embed" xlink:actuate="onLoad"/><draw:image xlink:href="./ObjectReplacements/Object 75" xlink:type="simple" xlink:show="embed" xlink:actuate="onLoad"/><svg:desc>formula</svg:desc></draw:frame><text:span text:style-name="T66">è la densità relativa (rispetto all'acqua) del corpo di densità incognita;</text:span></text:p>
      <text:p text:style-name="P46"><draw:frame draw:style-name="fr1" draw:name="Oggetto76" text:anchor-type="as-char" svg:y="-0.377cm" svg:width="0.9cm" svg:height="0.533cm" draw:z-index="85"><draw:object xlink:href="./Object 76" xlink:type="simple" xlink:show="embed" xlink:actuate="onLoad"/><draw:image xlink:href="./ObjectReplacements/Object 76" xlink:type="simple" xlink:show="embed" xlink:actuate="onLoad"/><svg:desc>formula</svg:desc></draw:frame><text:span text:style-name="T66">è la massa campione necessaria ad equilibrare la bilancia con il corpo immerso in aria;</text:span></text:p>
      <text:p text:style-name="P47"><draw:frame draw:style-name="fr1" draw:name="Oggetto77" text:anchor-type="as-char" svg:y="-0.377cm" svg:width="0.9cm" svg:height="0.533cm" draw:z-index="86"><draw:object xlink:href="./Object 77" xlink:type="simple" xlink:show="embed" xlink:actuate="onLoad"/><draw:image xlink:href="./ObjectReplacements/Object 77" xlink:type="simple" xlink:show="embed" xlink:actuate="onLoad"/><svg:desc>formula</svg:desc></draw:frame><text:span text:style-name="T66">è la massa campione necessaria ad equilibrare la bilancia con il corpo immerso in acqua;</text:span></text:p>
      <text:p text:style-name="P47"><draw:frame draw:style-name="fr1" draw:name="Oggetto78" text:anchor-type="as-char" svg:y="-0.21cm" svg:width="0.593cm" svg:height="0.365cm" draw:z-index="87"><draw:object xlink:href="./Object 78" xlink:type="simple" xlink:show="embed" xlink:actuate="onLoad"/><draw:image xlink:href="./ObjectReplacements/Object 78" xlink:type="simple" xlink:show="embed" xlink:actuate="onLoad"/><svg:desc>formula</svg:desc></draw:frame><text:span text:style-name="T66">è la densità dell'aria;</text:span></text:p>
      <text:p text:style-name="P47"><draw:frame draw:style-name="fr1" draw:name="Oggetto79" text:anchor-type="as-char" svg:y="-0.21cm" svg:width="0.593cm" svg:height="0.365cm" draw:z-index="88"><draw:object xlink:href="./Object 79" xlink:type="simple" xlink:show="embed" xlink:actuate="onLoad"/><draw:image xlink:href="./ObjectReplacements/Object 79" xlink:type="simple" xlink:show="embed" xlink:actuate="onLoad"/><svg:desc>formula</svg:desc></draw:frame><text:span text:style-name="T66">è la densità dell'acqua;</text:span></text:p>
      <text:p text:style-name="P47"><draw:frame draw:style-name="fr1" draw:name="Oggetto80" text:anchor-type="as-char" svg:y="-0.21cm" svg:width="0.596cm" svg:height="0.365cm" draw:z-index="93"><draw:object xlink:href="./Object 80" xlink:type="simple" xlink:show="embed" xlink:actuate="onLoad"/><draw:image xlink:href="./ObjectReplacements/Object 80" xlink:type="simple" xlink:show="embed" xlink:actuate="onLoad"/><svg:desc>formula</svg:desc></draw:frame><text:span text:style-name="T66">è la densità del corpo incognito.</text:span></text:p>
      <text:p text:style-name="P96"/>
      <text:p text:style-name="P140">L'errore <text:span text:style-name="T78">relativo</text:span> sulla misura della densità del corpo di densità incognita si ricava utilizzando la formula di propagazione dell'errore massimo, <text:span text:style-name="T67">considerando che si suppone privo di errore il valore di massa delle masse campione e si considerano solo gli errori di sensibilità. Da cui:</text:span><text:span text:style-name="T67"><draw:frame draw:style-name="fr1" draw:name="Oggetto81" text:anchor-type="as-char" svg:y="-1.027cm" svg:width="5.644cm" svg:height="1.812cm" draw:z-index="113"><draw:object xlink:href="./Object 81" xlink:type="simple" xlink:show="embed" xlink:actuate="onLoad"/><draw:image xlink:href="./ObjectReplacements/Object 81" xlink:type="simple" xlink:show="embed" xlink:actuate="onLoad"/></draw:frame></text:span><text:span text:style-name="T67">, e pertanto </text:span><text:span text:style-name="T67"><draw:frame draw:style-name="fr1" draw:name="Oggetto115" text:anchor-type="as-char" svg:y="-0.743cm" svg:width="6.74cm" svg:height="1.244cm" draw:z-index="114"><draw:object xlink:href="./Object 115" xlink:type="simple" xlink:show="embed" xlink:actuate="onLoad"/><draw:image xlink:href="./ObjectReplacements/Object 115" xlink:type="simple" xlink:show="embed" xlink:actuate="onLoad"/><svg:desc>formula</svg:desc></draw:frame></text:span>.</text:p>
      <text:p text:style-name="P155"/>
      <text:p text:style-name="P142">Seguendo il [Prot. 3] si ottengono i seguenti valori delle masse campione:</text:p>
      <text:p text:style-name="P161"/>
      <text:p text:style-name="P142"><draw:frame draw:style-name="fr1" draw:name="Oggetto87" text:anchor-type="as-char" svg:y="-0.377cm" svg:width="4.023cm" svg:height="0.533cm" draw:z-index="100"><draw:object xlink:href="./Object 87" xlink:type="simple" xlink:show="embed" xlink:actuate="onLoad"/><draw:image xlink:href="./ObjectReplacements/Object 87" xlink:type="simple" xlink:show="embed" xlink:actuate="onLoad"/><svg:desc>formula</svg:desc></draw:frame></text:p>
      <text:p text:style-name="P142"><draw:frame draw:style-name="fr1" draw:name="Oggetto88" text:anchor-type="as-char" svg:y="-0.377cm" svg:width="3.819cm" svg:height="0.533cm" draw:z-index="101"><draw:object xlink:href="./Object 88" xlink:type="simple" xlink:show="embed" xlink:actuate="onLoad"/><draw:image xlink:href="./ObjectReplacements/Object 88" xlink:type="simple" xlink:show="embed" xlink:actuate="onLoad"/><svg:desc>formula</svg:desc></draw:frame></text:p>
      <text:p text:style-name="P167"/>
      <text:p text:style-name="P143">E di conseguenza un valore di densità relativa del corpo: <draw:frame draw:style-name="fr1" draw:name="Oggetto89" text:anchor-type="as-char" svg:y="-0.517cm" svg:width="2.45cm" svg:height="0.792cm" draw:z-index="102"><draw:object xlink:href="./Object 89" xlink:type="simple" xlink:show="embed" xlink:actuate="onLoad"/><draw:image xlink:href="./ObjectReplacements/Object 89" xlink:type="simple" xlink:show="embed" xlink:actuate="onLoad"/></draw:frame>.</text:p>
      <text:p text:style-name="P143"/>
      <text:p text:style-name="P151">Sfruttando la formula in forma approssimata (ma pure quella in forma estesa), tuttavia, si trascurano nella valutazione della densità relativa del corpo gli effetti della spinta archimedea agente sul filo al quale è <text:soft-page-break/>collegato il corpo di massa incognita, in parte immerso in acqua e in parte in aria.</text:p>
      <text:p text:style-name="P156"/>
      <text:p text:style-name="P141"/>
      <text:p text:style-name="P141"/>
      <text:p text:style-name="P141"/>
      <text:p text:style-name="P141">In modo analogo a quanto detto in precedenza, quindi, si ricavano le seguenti formule, frutto di una modellizzazione più accurata del fenomeno osservato:</text:p>
      <text:p text:style-name="P160"/>
      <text:p text:style-name="P141"><draw:frame draw:style-name="fr1" draw:name="Oggetto82" text:anchor-type="as-char" svg:y="-0.517cm" svg:width="7.041cm" svg:height="0.792cm" draw:z-index="32"><draw:object xlink:href="./Object 82" xlink:type="simple" xlink:show="embed" xlink:actuate="onLoad"/><draw:image xlink:href="./ObjectReplacements/Object 82" xlink:type="simple" xlink:show="embed" xlink:actuate="onLoad"/><svg:desc>formula</svg:desc></draw:frame></text:p>
      <text:p text:style-name="P157"/>
      <text:p text:style-name="P141"><draw:frame draw:style-name="fr1" draw:name="Oggetto83" text:anchor-type="as-char" svg:y="-0.517cm" svg:width="9.814cm" svg:height="0.792cm" draw:z-index="33"><draw:object xlink:href="./Object 83" xlink:type="simple" xlink:show="embed" xlink:actuate="onLoad"/><draw:image xlink:href="./ObjectReplacements/Object 83" xlink:type="simple" xlink:show="embed" xlink:actuate="onLoad"/><svg:desc>formula</svg:desc></draw:frame><text:span text:style-name="T67">dove, a differenza della formula precedente:</text:span></text:p>
      <text:p text:style-name="P166"/>
      <text:p text:style-name="P141"><draw:frame draw:style-name="fr1" draw:name="Oggetto84" text:anchor-type="as-char" svg:y="-0.21cm" svg:width="0.579cm" svg:height="0.365cm" draw:z-index="43"><draw:object xlink:href="./Object 84" xlink:type="simple" xlink:show="embed" xlink:actuate="onLoad"/><draw:image xlink:href="./ObjectReplacements/Object 84" xlink:type="simple" xlink:show="embed" xlink:actuate="onLoad"/><svg:desc>formula</svg:desc></draw:frame><text:span text:style-name="T67">è la densità del filo;</text:span></text:p>
      <text:p text:style-name="P141"><draw:frame draw:style-name="fr1" draw:name="Oggetto85" text:anchor-type="as-char" svg:y="-0.377cm" svg:width="0.901cm" svg:height="0.533cm" draw:z-index="44"><draw:object xlink:href="./Object 85" xlink:type="simple" xlink:show="embed" xlink:actuate="onLoad"/><draw:image xlink:href="./ObjectReplacements/Object 85" xlink:type="simple" xlink:show="embed" xlink:actuate="onLoad"/><svg:desc>formula</svg:desc></draw:frame><text:span text:style-name="T67">è la massa della porzione di filo immersa in acqua;</text:span></text:p>
      <text:p text:style-name="P141"><draw:frame draw:style-name="fr1" draw:name="Oggetto86" text:anchor-type="as-char" svg:y="-0.377cm" svg:width="1.062cm" svg:height="0.533cm" draw:z-index="45"><draw:object xlink:href="./Object 86" xlink:type="simple" xlink:show="embed" xlink:actuate="onLoad"/><draw:image xlink:href="./ObjectReplacements/Object 86" xlink:type="simple" xlink:show="embed" xlink:actuate="onLoad"/><svg:desc>formula</svg:desc></draw:frame><text:span text:style-name="T67">è la massa della porzione di filo immersa in aria.</text:span></text:p>
      <text:p text:style-name="P156"/>
      <text:p text:style-name="P144">I valori delle grandezze fisiche che figurano nelle due equazioni sopra riportate – quando non incogniti (è questo invece il caso di <draw:frame draw:style-name="fr1" draw:name="Oggetto90" text:anchor-type="as-char" svg:y="-0.21cm" svg:width="0.596cm" svg:height="0.365cm" draw:z-index="46"><draw:object xlink:href="./Object 90" xlink:type="simple" xlink:show="embed" xlink:actuate="onLoad"/><draw:image xlink:href="./ObjectReplacements/Object 90" xlink:type="simple" xlink:show="embed" xlink:actuate="onLoad"/></draw:frame>) <text:s/>– sono stati misurati seguendo il [Prot. 4.1] e il [Prot. 4.2] e ne sono stati calcolati i rispettivi errori. Sono riportati di seguito:</text:p>
      <text:p text:style-name="P168"/>
      <text:p text:style-name="P144">Lunghezza del filo: <draw:frame draw:style-name="fr1" draw:name="Oggetto91" text:anchor-type="as-char" svg:y="-0.377cm" svg:width="4.172cm" svg:height="0.467cm" draw:z-index="47"><draw:object xlink:href="./Object 91" xlink:type="simple" xlink:show="embed" xlink:actuate="onLoad"/><draw:image xlink:href="./ObjectReplacements/Object 91" xlink:type="simple" xlink:show="embed" xlink:actuate="onLoad"/></draw:frame>;</text:p>
      <text:p text:style-name="P144">Lunghezza del filo (parte immersa in acqua): <draw:frame draw:style-name="fr1" draw:name="Oggetto92" text:anchor-type="as-char" svg:y="-0.377cm" svg:width="4.126cm" svg:height="0.469cm" draw:z-index="48"><draw:object xlink:href="./Object 92" xlink:type="simple" xlink:show="embed" xlink:actuate="onLoad"/><draw:image xlink:href="./ObjectReplacements/Object 92" xlink:type="simple" xlink:show="embed" xlink:actuate="onLoad"/><svg:desc>formula</svg:desc></draw:frame>;</text:p>
      <text:p text:style-name="P144">Lunghezza del filo (parte immersa in <text:span text:style-name="T68">aria</text:span>): <draw:frame draw:style-name="fr1" draw:name="Oggetto93" text:anchor-type="as-char" svg:y="-0.377cm" svg:width="4.068cm" svg:height="0.469cm" draw:z-index="49"><draw:object xlink:href="./Object 93" xlink:type="simple" xlink:show="embed" xlink:actuate="onLoad"/><draw:image xlink:href="./ObjectReplacements/Object 93" xlink:type="simple" xlink:show="embed" xlink:actuate="onLoad"/><svg:desc>formula</svg:desc></draw:frame><text:span text:style-name="T68">ottenuta per differenza;</text:span></text:p>
      <text:p text:style-name="P145"><text:span text:style-name="T68">Sezione del filo</text:span>: <draw:frame draw:style-name="fr1" draw:name="Oggetto94" text:anchor-type="as-char" svg:y="-0.377cm" svg:width="3.759cm" svg:height="0.469cm" draw:z-index="50"><draw:object xlink:href="./Object 94" xlink:type="simple" xlink:show="embed" xlink:actuate="onLoad"/><draw:image xlink:href="./ObjectReplacements/Object 94" xlink:type="simple" xlink:show="embed" xlink:actuate="onLoad"/><svg:desc>formula</svg:desc></draw:frame>;</text:p>
      <text:p text:style-name="P146">Massa del filo: <draw:frame draw:style-name="fr1" draw:name="Oggetto95" text:anchor-type="as-char" svg:y="-0.377cm" svg:width="3.642cm" svg:height="0.533cm" draw:z-index="51"><draw:object xlink:href="./Object 95" xlink:type="simple" xlink:show="embed" xlink:actuate="onLoad"/><draw:image xlink:href="./ObjectReplacements/Object 95" xlink:type="simple" xlink:show="embed" xlink:actuate="onLoad"/><svg:desc>formula</svg:desc></draw:frame>;</text:p>
      <text:p text:style-name="P146">Massa dell'oggetto di densità incognita: <draw:frame draw:style-name="fr1" draw:name="Oggetto96" text:anchor-type="as-char" svg:y="-0.377cm" svg:width="3.866cm" svg:height="0.533cm" draw:z-index="52"><draw:object xlink:href="./Object 96" xlink:type="simple" xlink:show="embed" xlink:actuate="onLoad"/><draw:image xlink:href="./ObjectReplacements/Object 96" xlink:type="simple" xlink:show="embed" xlink:actuate="onLoad"/><svg:desc>formula</svg:desc></draw:frame>.</text:p>
      <text:p text:style-name="P146"/>
      <text:p text:style-name="P146">Per procedere al calcolo della densità del filo, ne calcoliamo preliminarmente il volume, approssimando la forma del filo ad un cilindro regolare avente per altezza la sua lunghezza e per diametro la sezione.</text:p>
      <text:p text:style-name="P162"/>
      <text:p text:style-name="P146">Pertanto: <draw:frame draw:style-name="fr1" draw:name="Oggetto97" text:anchor-type="as-char" svg:y="-0.683cm" svg:width="2.224cm" svg:height="1.064cm" draw:z-index="53"><draw:object xlink:href="./Object 97" xlink:type="simple" xlink:show="embed" xlink:actuate="onLoad"/><draw:image xlink:href="./ObjectReplacements/Object 97" xlink:type="simple" xlink:show="embed" xlink:actuate="onLoad"/></draw:frame>con un errore assoluto ottenuto propagando gli errori massimi sulle due dimensioni: <draw:frame draw:style-name="fr1" draw:name="Oggetto98" text:anchor-type="as-char" svg:y="-0.713cm" svg:width="6.078cm" svg:height="1.094cm" draw:z-index="54"><draw:object xlink:href="./Object 98" xlink:type="simple" xlink:show="embed" xlink:actuate="onLoad"/><draw:image xlink:href="./ObjectReplacements/Object 98" xlink:type="simple" xlink:show="embed" xlink:actuate="onLoad"/></draw:frame></text:p>
      <text:p text:style-name="P169"/>
      <text:p text:style-name="P147">Similmente, per la densità del corpo, <text:span text:style-name="T69">si ha che: </text:span><text:span text:style-name="T69"><draw:frame draw:style-name="fr1" draw:name="Oggetto99" text:anchor-type="as-char" svg:y="-0.684cm" svg:width="1.558cm" svg:height="1.065cm" draw:z-index="55"><draw:object xlink:href="./Object 99" xlink:type="simple" xlink:show="embed" xlink:actuate="onLoad"/><draw:image xlink:href="./ObjectReplacements/Object 99" xlink:type="simple" xlink:show="embed" xlink:actuate="onLoad"/></draw:frame></text:span><text:span text:style-name="T69">e l'errore associato è pertanto: </text:span><text:span text:style-name="T69"><draw:frame draw:style-name="fr1" draw:name="Oggetto100" text:anchor-type="as-char" svg:y="-0.684cm" svg:width="4.015cm" svg:height="1.127cm" draw:z-index="56"><draw:object xlink:href="./Object 100" xlink:type="simple" xlink:show="embed" xlink:actuate="onLoad"/><draw:image xlink:href="./ObjectReplacements/Object 100" xlink:type="simple" xlink:show="embed" xlink:actuate="onLoad"/><svg:desc>formula</svg:desc></draw:frame></text:span><text:span text:style-name="T69">.</text:span></text:p>
      <text:p text:style-name="P170"/>
      <text:p text:style-name="P148">Per il calcolo della massa di filo immersa in <text:span text:style-name="T74">aria</text:span>, <text:span text:style-name="T74">è stata tagliata la porzione di filo corrispondente a tale massa – dopo l'esecuzione delle misure che richiedevano l'integrità del filo stesso – ed </text:span>è stata <text:span text:style-name="T74">pesata sulla bilancia digitale, seguendo il [Prot. 4.2]</text:span>.</text:p>
      <text:p text:style-name="P148">Si <text:span text:style-name="T74">è quindi ottenuto il valore di</text:span>: <draw:frame draw:style-name="fr1" draw:name="Oggetto101" text:anchor-type="as-char" svg:y="-0.377cm" svg:width="7.237cm" svg:height="0.533cm" draw:z-index="57"><draw:object xlink:href="./Object 101" xlink:type="simple" xlink:show="embed" xlink:actuate="onLoad"/><draw:image xlink:href="./ObjectReplacements/Object 101" xlink:type="simple" xlink:show="embed" xlink:actuate="onLoad"/></draw:frame>con un errore massimo pari a <text:span text:style-name="T74">quello della bilancia adoperata</text:span>: <draw:frame draw:style-name="fr1" draw:name="Oggetto102" text:anchor-type="as-char" svg:y="-0.386cm" svg:width="3.672cm" svg:height="0.542cm" draw:z-index="58"><draw:object xlink:href="./Object 102" xlink:type="simple" xlink:show="embed" xlink:actuate="onLoad"/><draw:image xlink:href="./ObjectReplacements/Object 102" xlink:type="simple" xlink:show="embed" xlink:actuate="onLoad"/><svg:desc>formula</svg:desc></draw:frame>.</text:p>
      <text:p text:style-name="P158"/>
      <text:p text:style-name="P148">E quindi, per differenza, <text:span text:style-name="T74">è stato ottenuto il valore della massa immersa in acqua</text:span>: <draw:frame draw:style-name="fr1" draw:name="Oggetto103" text:anchor-type="as-char" svg:y="-0.377cm" svg:width="3.013cm" svg:height="0.533cm" draw:z-index="59"><draw:object xlink:href="./Object 103" xlink:type="simple" xlink:show="embed" xlink:actuate="onLoad"/><draw:image xlink:href="./ObjectReplacements/Object 103" xlink:type="simple" xlink:show="embed" xlink:actuate="onLoad"/><svg:desc>formula</svg:desc></draw:frame>e il suo errore assoluto: <draw:frame draw:style-name="fr1" draw:name="Oggetto104" text:anchor-type="as-char" svg:y="-0.377cm" svg:width="3.925cm" svg:height="0.533cm" draw:z-index="61"><draw:object xlink:href="./Object 104" xlink:type="simple" xlink:show="embed" xlink:actuate="onLoad"/><draw:image xlink:href="./ObjectReplacements/Object 104" xlink:type="simple" xlink:show="embed" xlink:actuate="onLoad"/><svg:desc>formula</svg:desc></draw:frame></text:p>
      <text:p text:style-name="P163"/>
      <text:p text:style-name="P148">I calcoli <text:span text:style-name="T74">integrali </text:span>non sono stati riportati per ragioni di concisione.</text:p>
      <text:p text:style-name="P171"/>
      <text:p text:style-name="P149">Per la densità di aria e acqua, sono stati utilizzati i valori tabellari di densità più vicini alle condizioni di temperatura e pressione dell'ambiente all'esecuzione dell'esperimento:</text:p>
      <text:p text:style-name="P149"><text:soft-page-break/><draw:frame draw:style-name="fr1" draw:name="Oggetto105" text:anchor-type="as-char" svg:y="-0.437cm" svg:width="4.106cm" svg:height="0.593cm" draw:z-index="62"><draw:object xlink:href="./Object 105" xlink:type="simple" xlink:show="embed" xlink:actuate="onLoad"/><draw:image xlink:href="./ObjectReplacements/Object 105" xlink:type="simple" xlink:show="embed" xlink:actuate="onLoad"/></draw:frame>a 10 °C;</text:p>
      <text:p text:style-name="P149"><draw:frame draw:style-name="fr1" draw:name="Oggetto106" text:anchor-type="as-char" svg:y="-0.439cm" svg:width="3.009cm" svg:height="0.594cm" draw:z-index="63"><draw:object xlink:href="./Object 106" xlink:type="simple" xlink:show="embed" xlink:actuate="onLoad"/><draw:image xlink:href="./ObjectReplacements/Object 106" xlink:type="simple" xlink:show="embed" xlink:actuate="onLoad"/><svg:desc>formula</svg:desc></draw:frame>a 20 °C e una pressione di 1.013 Kpa.</text:p>
      <text:p text:style-name="P149"/>
      <text:p text:style-name="P149"/>
      <text:p text:style-name="P150"/>
      <text:p text:style-name="P150">Con i dati così ottenuti, andiamo quindi a calcolare qual è il contributo fornito dalla spinta di Archimede <text:span text:style-name="T75">agente sul filo – </text:span>immerso in acqua e in aria in fase di misurazione – <text:span text:style-name="T75">rispetto alla stima approssimata, ottenuta con la formula precedentemente utilizzata per il calcolo della densità del corpo, della spinta archimedea totale agente sulla sola massa dell'oggetto incognito (essendo essa la sola ad essere stata considerata)</text:span>.</text:p>
      <text:p text:style-name="P164"/>
      <text:p text:style-name="P150"><draw:frame draw:style-name="fr1" draw:name="Oggetto107" text:anchor-type="as-char" svg:y="-0.684cm" svg:width="12.086cm" svg:height="1.065cm" draw:z-index="13"><draw:object xlink:href="./Object 107" xlink:type="simple" xlink:show="embed" xlink:actuate="onLoad"/><draw:image xlink:href="./ObjectReplacements/Object 107" xlink:type="simple" xlink:show="embed" xlink:actuate="onLoad"/></draw:frame>, <text:span text:style-name="T70">dove </text:span><text:span text:style-name="T70"><draw:frame draw:style-name="fr1" draw:name="Oggetto108" text:anchor-type="as-char" svg:y="-0.684cm" svg:width="1.298cm" svg:height="1.062cm" draw:z-index="14"><draw:object xlink:href="./Object 108" xlink:type="simple" xlink:show="embed" xlink:actuate="onLoad"/><draw:image xlink:href="./ObjectReplacements/Object 108" xlink:type="simple" xlink:show="embed" xlink:actuate="onLoad"/></draw:frame></text:span><text:span text:style-name="T70">rappresenta tale contributo in massa.</text:span></text:p>
      <text:p text:style-name="P164"/>
      <text:p text:style-name="P152">L'errore <text:span text:style-name="T76">relativo </text:span><text:s/>commesso nel calcolo di tale contributo <text:span text:style-name="T76">(sarà evidente in seguito il perché non sia utile considerare l'errore assoluto) </text:span>si ottiene, come di consueto, propagando gli errori massimi <text:span text:style-name="T75">commessi nella valutazione delle singole grandezze che concorrono alla sua determinazione: </text:span><text:span text:style-name="T75"><draw:frame draw:style-name="fr1" draw:name="Oggetto112" text:anchor-type="as-char" svg:y="-0.741cm" svg:width="11.067cm" svg:height="1.244cm" draw:z-index="15"><draw:object xlink:href="./Object 112" xlink:type="simple" xlink:show="embed" xlink:actuate="onLoad"/><draw:image xlink:href="./ObjectReplacements/Object 112" xlink:type="simple" xlink:show="embed" xlink:actuate="onLoad"/><svg:desc>formula</svg:desc></draw:frame></text:span></text:p>
      <text:p text:style-name="P172"/>
      <text:p text:style-name="P153">Analogamente, possiamo andare a calcolare il contributo in massa fornito dalla spinta di Archimede alla <text:span text:style-name="T75">sola </text:span>massa del corpo di densità incognita, secondo la formula <text:span text:style-name="T75">meno accurata</text:span>, <text:span text:style-name="T75">in quanto notevolmente</text:span> approssimata</text:p>
      <text:p text:style-name="P153"><draw:frame draw:style-name="fr1" draw:name="Oggetto109" text:anchor-type="as-char" svg:y="-0.723cm" svg:width="3.247cm" svg:height="1.102cm" draw:z-index="16"><draw:object xlink:href="./Object 109" xlink:type="simple" xlink:show="embed" xlink:actuate="onLoad"/><draw:image xlink:href="./ObjectReplacements/Object 109" xlink:type="simple" xlink:show="embed" xlink:actuate="onLoad"/><svg:desc>formula</svg:desc></draw:frame> <text:span text:style-name="T75">e sul quale si commette un errore massimo relativo, ricavato analogamente a prima, pari a: </text:span><text:span text:style-name="T75"><draw:frame draw:style-name="fr1" draw:name="Oggetto113" text:anchor-type="as-char" svg:y="-0.78cm" svg:width="4.54cm" svg:height="1.222cm" draw:z-index="17"><draw:object xlink:href="./Object 113" xlink:type="simple" xlink:show="embed" xlink:actuate="onLoad"/><draw:image xlink:href="./ObjectReplacements/Object 113" xlink:type="simple" xlink:show="embed" xlink:actuate="onLoad"/><svg:desc>formula</svg:desc></draw:frame></text:span>.</text:p>
      <text:p text:style-name="P173"/>
      <text:p text:style-name="P154">In conclusione, rimane solamente da valutare se – alla luce di quanto ricavato sinora – tale contributo in massa della spinta di Archimede agente sul filo (e valutata solamente con un livello di precisione maggiore) possa determinare significative variazioni sulla misurazione della densità del corpo incognito, ricavata a partire da un'approssimazione più grezza.</text:p>
      <text:p text:style-name="P165"/>
      <text:p text:style-name="P154">In tal senso, si può richiedere che – affinché il suddetto contributo sia trascurabile – il rapporto tra tale contributo della spinta archimedea <text:s/>agente sul filo (maggiorata del suo errore massimo) e la spinta calcolata sulla massa secondo l'approssimazione meno accurata sia comunque compreso nell'errore relativo che – a causa di tutti i fattori concomitanti alla sua determinazione – si è accumulato nella valutazione di detta grandezza.</text:p>
      <text:p text:style-name="P174"/>
      <text:p text:style-name="P154"><draw:frame draw:style-name="fr1" draw:name="Oggetto114" text:anchor-type="as-char" svg:y="-1.328cm" svg:width="3.522cm" svg:height="2.455cm" draw:z-index="18"><draw:object xlink:href="./Object 114" xlink:type="simple" xlink:show="embed" xlink:actuate="onLoad"/><draw:image xlink:href="./ObjectReplacements/Object 114" xlink:type="simple" xlink:show="embed" xlink:actuate="onLoad"/><svg:desc>formula</svg:desc></draw:frame></text:p>
      <text:p text:style-name="P159"/>
      <text:p text:style-name="P154">Essendo, come da confronto delle equazioni precedenti, <text:span text:style-name="T77">questo rapporto</text:span> minore <text:span text:style-name="T77">dell'errore relatimo massimo commesso sulla stima grezza del contributo in massa fornito dalla spinta di Archimede sul corpo di densità incognita</text:span>, si può concludere che il contributo dato dalla spinta di Archimede sul filo, rispetto a quello fornito alla massa del corpo incognito, sia <text:span text:style-name="T77">trascurabile.</text:span></text:p>
      <text:p text:style-name="P29"/>
      <text:p text:style-name="P29"/>
      <text:p text:style-name="P75">Sezione <text:span text:style-name="T71">V</text:span> <text:span text:style-name="T1">– </text:span><text:span text:style-name="T22">Conclusioni:</text:span></text:p>
      <text:p text:style-name="P82"/>
      <text:p text:style-name="P37"><text:soft-page-break/>A seguito dell'analisi dei dati raccolti, si possono trarre le seguenti conclusioni.</text:p>
      <text:p text:style-name="P136"/>
      <text:p text:style-name="P37">→ La sensibilità della bilancia idrostatica considerata è uguale a piatti scarichi e a piatti caricati con una</text:p>
      <text:p text:style-name="P58"><text:span text:style-name="T1"><text:s text:c="5"/>massa di 10 grammi ciascuno. Tale sensibilità è pari a: </text:span><text:span text:style-name="T1"><draw:frame draw:style-name="fr1" draw:name="Oggetto110" text:anchor-type="as-char" svg:y="-0.439cm" svg:width="5.685cm" svg:height="0.594cm" draw:z-index="19"><draw:object xlink:href="./Object 110" xlink:type="simple" xlink:show="embed" xlink:actuate="onLoad"/><draw:image xlink:href="./ObjectReplacements/Object 110" xlink:type="simple" xlink:show="embed" xlink:actuate="onLoad"/><svg:desc>formula</svg:desc></draw:frame></text:span><text:span text:style-name="T1">.</text:span></text:p>
      <text:p text:style-name="P136"/>
      <text:p text:style-name="P211"><text:span text:style-name="T1">→ Il corpo di densità incognita ha una densità relativa rispetto a quella dell'acqua pari a: </text:span><text:span text:style-name="T1"><draw:frame draw:style-name="fr1" draw:name="Oggetto111" text:anchor-type="as-char" svg:y="-0.517cm" svg:width="2.45cm" svg:height="0.792cm" draw:z-index="4"><draw:object xlink:href="./Object 111" xlink:type="simple" xlink:show="embed" xlink:actuate="onLoad"/><draw:image xlink:href="./ObjectReplacements/Object 111" xlink:type="simple" xlink:show="embed" xlink:actuate="onLoad"/><svg:desc>formula</svg:desc></draw:frame></text:span><text:span text:style-name="T1">.</text:span></text:p>
      <text:p text:style-name="P136"/>
      <text:p text:style-name="P37">→ Il contributo negativo fornito dal filo immerso in aria e acqua all'atto della pesata idrostatica alla massa del</text:p>
      <text:p text:style-name="P37"><text:s text:c="4"/>corpo di densità incognita è tale da <text:span text:style-name="T73">poter</text:span><text:span text:style-name="T72"> essere trascur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M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M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M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MT1" style:family="text">
      <style:text-properties fo:font-weight="normal" style:font-weight-asian="normal" style:font-weight-complex="normal"/>
    </style:style>
    <style:style style:name="MT2" style:family="text">
      <style:text-properties fo:font-weight="normal" officeooo:rsid="00162749" style:font-weight-asian="normal" style:font-weight-complex="normal"/>
    </style:style>
    <style:style style:name="MT3" style:family="text">
      <style:text-properties fo:font-weight="normal" officeooo:rsid="00e337d4" style:font-weight-asian="normal" style:font-weight-complex="normal"/>
    </style:style>
    <style:style style:name="MT4" style:family="text">
      <style:text-properties fo:font-size="6pt" style:font-size-asian="6pt" style:font-size-complex="6pt"/>
    </style:style>
    <style:style style:name="MT5" style:family="text">
      <style:text-properties fo:font-size="6pt" officeooo:rsid="00e337d4" style:font-size-asian="6pt" style:font-size-complex="6pt"/>
    </style:style>
    <style:style style:name="MT6" style:family="text">
      <style:text-properties fo:font-size="6pt" officeooo:rsid="00e4d8bf" style:font-size-asian="6pt" style:font-size-complex="6pt"/>
    </style:style>
    <style:style style:name="MT7" style:family="text">
      <style:text-properties fo:font-size="6pt" officeooo:rsid="007c614a"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shadow="none"/>
      </style:header-style>
      <style:footer-style>
        <style:header-footer-properties fo:min-height="0cm" fo:margin-left="0cm" fo:margin-right="0cm" fo:margin-top="0.499cm" fo:border="0.06pt solid #000000" fo:padding="0.049cm" style:shadow="none"/>
      </style:footer-style>
    </style:page-layout>
  </office:automatic-styles>
  <office:master-styles>
    <style:master-page style:name="Standard" style:page-layout-name="Mpm1">
      <style:header>
        <text:p text:style-name="MP1">NOME:<text:tab/><text:span text:style-name="MT1">Emanuele Ballarin </text:span><text:span text:style-name="MT2">(C.d.L. in Fisica)</text:span></text:p>
        <text:p text:style-name="MP2"><text:s/></text:p>
        <text:p text:style-name="MP3">DATA ESPERIENZA:<text:span text:style-name="MT1"><text:tab/>1</text:span><text:span text:style-name="MT3">7</text:span><text:span text:style-name="MT1">/03/2015</text:span></text:p>
      </style:header>
      <style:footer>
        <text:p text:style-name="MP4"><text:span text:style-name="MT4">Emanuele Ballarin – </text:span><text:span text:style-name="MT5">Relazione sull</text:span><text:span text:style-name="MT4">'Esperienza </text:span><text:span text:style-name="MT6">di Laboratorio</text:span><text:span text:style-name="MT4"> N° </text:span><text:span text:style-name="MT5">2</text:span><text:span text:style-name="MT4"> – </text:span><text:span text:style-name="MT7">1</text:span><text:span text:style-name="MT5">7</text:span><text:span text:style-name="MT7">/03/2015</text:span><text:tab/><text:tab/>Pagina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anuele Ballarin</meta:initial-creator>
    <meta:creation-date>2015-03-13T19:56:16.366306199</meta:creation-date>
    <dc:date>2015-03-25T00:39:08.106051588</dc:date>
    <dc:creator>Emanuele Ballarin</dc:creator>
    <meta:editing-duration>PT20H45M34S</meta:editing-duration>
    <meta:editing-cycles>193</meta:editing-cycles>
    <meta:generator>LibreOffice/4.2.7.2$Linux_X86_64 LibreOffice_project/420m0$Build-2</meta:generator>
    <meta:document-statistic meta:table-count="4" meta:image-count="0" meta:object-count="115" meta:page-count="11" meta:paragraph-count="236" meta:word-count="4016" meta:character-count="25636" meta:non-whitespace-character-count="21766"/>
  </office:meta>
</office:document-meta>
</file>

<file path=Object 1/content.xml><?xml version="1.0" encoding="utf-8"?>
<math xmlns="http://www.w3.org/1998/Math/MathML" display="block">
  <semantics>
    <mrow>
      <mrow>
        <msub>
          <mi>x</mi>
          <mn>0</mn>
        </msub>
        <mo stretchy="false">=</mo>
        <mrow>
          <mo stretchy="false">−</mo>
          <mn>0.1</mn>
        </mrow>
      </mrow>
      <mtext>div</mtext>
    </mrow>
    <annotation encoding="StarMath 5.0">{x_0 = -0.1} "div"</annotation>
  </semantics>
</math>
</file>

<file path=Object 10/content.xml><?xml version="1.0" encoding="utf-8"?>
<math xmlns="http://www.w3.org/1998/Math/MathML" display="block">
  <semantics>
    <mrow>
      <mi>S</mi>
      <mo stretchy="false">=</mo>
      <mfrac>
        <mrow>
          <mi mathvariant="normal">Δ</mi>
          <mi>R</mi>
        </mrow>
        <mrow>
          <mi mathvariant="normal">Δ</mi>
          <mi>V</mi>
          <mrow>
            <mo fence="true" stretchy="false">(</mo>
            <mrow>
              <mi mathvariant="italic">massa</mi>
            </mrow>
            <mo fence="true" stretchy="false">)</mo>
          </mrow>
        </mrow>
      </mfrac>
    </mrow>
    <annotation encoding="StarMath 5.0">S = {%DELTA R} over {%DELTA V(massa)}</annotation>
  </semantics>
</math>
</file>

<file path=Object 100/content.xml><?xml version="1.0" encoding="utf-8"?>
<math xmlns="http://www.w3.org/1998/Math/MathML" display="block">
  <semantics>
    <mrow>
      <mi mathvariant="normal">Δ</mi>
      <mrow>
        <mrow>
          <mo fence="true" stretchy="false">(</mo>
          <mrow>
            <msub>
              <mi mathvariant="normal">μ</mi>
              <mi>f</mi>
            </msub>
          </mrow>
          <mo fence="true" stretchy="false">)</mo>
        </mrow>
        <mo stretchy="false">=</mo>
        <mrow>
          <msub>
            <mi mathvariant="normal">μ</mi>
            <mi>f</mi>
          </msub>
          <mo stretchy="false">⋅</mo>
          <mrow>
            <mfrac>
              <mrow>
                <mi mathvariant="normal">Δ</mi>
                <msub>
                  <mi>M</mi>
                  <mi>f</mi>
                </msub>
              </mrow>
              <msub>
                <mi>M</mi>
                <mi>f</mi>
              </msub>
            </mfrac>
            <mo stretchy="false">+</mo>
            <mfrac>
              <mrow>
                <mi mathvariant="normal">Δ</mi>
                <mi>V</mi>
              </mrow>
              <mi>V</mi>
            </mfrac>
          </mrow>
        </mrow>
      </mrow>
    </mrow>
    <annotation encoding="StarMath 5.0">%DELTA (%mu_f) = %mu_f cdot { {%DELTA M_f} over M_f + {%DELTA V} over {V}}</annotation>
  </semantics>
</math>
</file>

<file path=Object 101/content.xml><?xml version="1.0" encoding="utf-8"?>
<math xmlns="http://www.w3.org/1998/Math/MathML" display="block">
  <semantics>
    <mrow>
      <msub>
        <mi>M</mi>
        <mi>f</mi>
      </msub>
      <mi>'</mi>
      <mrow>
        <mi>'</mi>
        <mo stretchy="false">=</mo>
        <mi mathvariant="italic">INSERISCI</mi>
      </mrow>
      <mrow>
        <mi mathvariant="italic">NUMERO</mi>
        <mo stretchy="false">±</mo>
        <mi mathvariant="italic">ERRORE</mi>
      </mrow>
    </mrow>
    <annotation encoding="StarMath 5.0">M_f'' = INSERISCI NUMERO +- ERRORE</annotation>
  </semantics>
</math>
</file>

<file path=Object 102/content.xml><?xml version="1.0" encoding="utf-8"?>
<math xmlns="http://www.w3.org/1998/Math/MathML" display="block">
  <semantics>
    <mrow>
      <mi mathvariant="normal">Δ</mi>
      <mrow>
        <mrow>
          <mo fence="true" stretchy="false">(</mo>
          <mrow>
            <mrow>
              <msub>
                <mi>M</mi>
                <mi>f</mi>
              </msub>
              <mi>'</mi>
              <mi>'</mi>
            </mrow>
          </mrow>
          <mo fence="true" stretchy="false">)</mo>
        </mrow>
        <mo stretchy="false">=</mo>
        <mi mathvariant="italic">ERRORE</mi>
      </mrow>
    </mrow>
    <annotation encoding="StarMath 5.0">%DELTA(M_f'') = ERRORE</annotation>
  </semantics>
</math>
</file>

<file path=Object 103/content.xml><?xml version="1.0" encoding="utf-8"?>
<math xmlns="http://www.w3.org/1998/Math/MathML" display="block">
  <semantics>
    <mrow>
      <msub>
        <mi>M</mi>
        <mi>f</mi>
      </msub>
      <mrow>
        <mi>'</mi>
        <mo stretchy="false">=</mo>
        <mrow>
          <msub>
            <mi>M</mi>
            <mi>f</mi>
          </msub>
          <mo stretchy="false">−</mo>
          <msub>
            <mi>M</mi>
            <mi>f</mi>
          </msub>
        </mrow>
      </mrow>
      <mi>'</mi>
      <mi>'</mi>
    </mrow>
    <annotation encoding="StarMath 5.0">M_f' = M_f - M_f''</annotation>
  </semantics>
</math>
</file>

<file path=Object 104/content.xml><?xml version="1.0" encoding="utf-8"?>
<math xmlns="http://www.w3.org/1998/Math/MathML" display="block">
  <semantics>
    <mrow>
      <mi mathvariant="normal">Δ</mi>
      <msub>
        <mi>M</mi>
        <mi>f</mi>
      </msub>
      <mi>'</mi>
      <mrow>
        <mi>'</mi>
        <mo stretchy="false">=</mo>
        <mi mathvariant="normal">Δ</mi>
      </mrow>
      <mrow>
        <msub>
          <mi>M</mi>
          <mi>f</mi>
        </msub>
        <mo stretchy="false">+</mo>
        <mi mathvariant="normal">Δ</mi>
      </mrow>
      <msub>
        <mi>M</mi>
        <mi>f</mi>
      </msub>
      <mi>'</mi>
    </mrow>
    <annotation encoding="StarMath 5.0">%DELTA M_f'' = %DELTA M_f + %DELTA M_f'</annotation>
  </semantics>
</math>
</file>

<file path=Object 105/content.xml><?xml version="1.0" encoding="utf-8"?>
<math xmlns="http://www.w3.org/1998/Math/MathML" display="block">
  <semantics>
    <mrow>
      <mrow>
        <msub>
          <mi mathvariant="normal">μ</mi>
          <mi>a</mi>
        </msub>
        <mo stretchy="false">=</mo>
        <mrow>
          <mn>1.204</mn>
          <mo stretchy="false">×</mo>
          <msup>
            <mn>10</mn>
            <mrow>
              <mo stretchy="false">−</mo>
              <mn>3</mn>
            </mrow>
          </msup>
        </mrow>
      </mrow>
      <mrow>
        <mi>g</mi>
        <mo stretchy="false">/</mo>
        <msup>
          <mi mathvariant="italic">cm</mi>
          <mn>3</mn>
        </msup>
      </mrow>
    </mrow>
    <annotation encoding="StarMath 5.0">%mu_a = 1.204 times 10^-3 g/cm^3</annotation>
  </semantics>
</math>
</file>

<file path=Object 106/content.xml><?xml version="1.0" encoding="utf-8"?>
<math xmlns="http://www.w3.org/1998/Math/MathML" display="block">
  <semantics>
    <mrow>
      <mrow>
        <msub>
          <mi mathvariant="normal">μ</mi>
          <mi>b</mi>
        </msub>
        <mo stretchy="false">=</mo>
        <mn>0.999</mn>
      </mrow>
      <mrow>
        <mi>g</mi>
        <mo stretchy="false">/</mo>
        <msup>
          <mi mathvariant="italic">cm</mi>
          <mn>3</mn>
        </msup>
      </mrow>
    </mrow>
    <annotation encoding="StarMath 5.0">%mu_b = 0.999 g/cm^3</annotation>
  </semantics>
</math>
</file>

<file path=Object 107/content.xml><?xml version="1.0" encoding="utf-8"?>
<math xmlns="http://www.w3.org/1998/Math/MathML" display="block">
  <semantics>
    <mrow>
      <mrow>
        <mfrac>
          <msub>
            <mi>F</mi>
            <mrow>
              <mi mathvariant="italic">ar</mi>
              <mn>.</mn>
              <mi mathvariant="italic">filo</mi>
            </mrow>
          </msub>
          <mi>g</mi>
        </mfrac>
        <mo stretchy="false">=</mo>
        <mrow>
          <msub>
            <mi>M</mi>
            <mi>f</mi>
          </msub>
          <mo stretchy="false">−</mo>
          <msub>
            <mi>M</mi>
            <mi>f</mi>
          </msub>
        </mrow>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i>'</mi>
        <mo stretchy="false">⋅</mo>
        <mrow>
          <mo fence="true" stretchy="false">(</mo>
          <mrow>
            <mrow>
              <mn>1</mn>
              <mo stretchy="false">−</mo>
              <mfrac>
                <msub>
                  <mi mathvariant="normal">μ</mi>
                  <mi>a</mi>
                </msub>
                <msub>
                  <mi mathvariant="normal">μ</mi>
                  <mi>f</mi>
                </msub>
              </mfrac>
            </mrow>
          </mrow>
          <mo fence="true" stretchy="false">)</mo>
        </mrow>
      </mrow>
      <mrow>
        <mtext/>
        <mo stretchy="false">=</mo>
        <mtext/>
      </mrow>
      <msub>
        <mi>M</mi>
        <mi>f</mi>
      </msub>
      <mrow>
        <mrow>
          <mi>'</mi>
          <mo stretchy="false">⋅</mo>
          <mrow>
            <mo fence="true" stretchy="false">(</mo>
            <mrow>
              <mfrac>
                <msub>
                  <mi mathvariant="normal">μ</mi>
                  <mi>b</mi>
                </msub>
                <msub>
                  <mi mathvariant="normal">μ</mi>
                  <mi>f</mi>
                </msub>
              </mfrac>
            </mrow>
            <mo fence="true" stretchy="false">)</mo>
          </mrow>
        </mrow>
        <mo stretchy="false">+</mo>
        <msub>
          <mi>M</mi>
          <mi>f</mi>
        </msub>
      </mrow>
      <mi>'</mi>
      <mrow>
        <mi>'</mi>
        <mo stretchy="false">⋅</mo>
        <mrow>
          <mo fence="true" stretchy="false">(</mo>
          <mrow>
            <mrow>
              <mn>1</mn>
              <mo stretchy="false">−</mo>
              <mfrac>
                <msub>
                  <mi mathvariant="normal">μ</mi>
                  <mi>a</mi>
                </msub>
                <msub>
                  <mi mathvariant="normal">μ</mi>
                  <mi>f</mi>
                </msub>
              </mfrac>
            </mrow>
          </mrow>
          <mo fence="true" stretchy="false">)</mo>
        </mrow>
      </mrow>
    </mrow>
    <annotation encoding="StarMath 5.0">F_{ar. filo} over {g}  = M_f - M_f' cdot {(1- {%mu_b over %mu_f})} - M_f'' cdot {(1- {%mu_a over %mu_f})} "" = "" M_f' cdot {({%mu_b over %mu_f})} + M_f'' cdot {(1- {%mu_a over %mu_f})}</annotation>
  </semantics>
</math>
</file>

<file path=Object 108/content.xml><?xml version="1.0" encoding="utf-8"?>
<math xmlns="http://www.w3.org/1998/Math/MathML" display="block">
  <semantics>
    <mfrac>
      <msub>
        <mi>F</mi>
        <mrow>
          <mi mathvariant="italic">ar</mi>
          <mn>.</mn>
          <mi mathvariant="italic">filo</mi>
        </mrow>
      </msub>
      <mi>g</mi>
    </mfrac>
    <annotation encoding="StarMath 5.0">F_{ar. filo} over {g}</annotation>
  </semantics>
</math>
</file>

<file path=Object 109/content.xml><?xml version="1.0" encoding="utf-8"?>
<math xmlns="http://www.w3.org/1998/Math/MathML" display="block">
  <semantics>
    <mrow>
      <mfrac>
        <msub>
          <mi>F</mi>
          <mrow>
            <mi mathvariant="italic">ar</mi>
            <mn>.</mn>
            <msub>
              <mi>M</mi>
              <mi>x</mi>
            </msub>
          </mrow>
        </msub>
        <mi>g</mi>
      </mfrac>
      <mo stretchy="false">=</mo>
      <mrow>
        <msub>
          <mi>M</mi>
          <mi>x</mi>
        </msub>
        <mo stretchy="false">−</mo>
        <msub>
          <mi>M</mi>
          <mrow>
            <mi>c</mi>
            <mn>2</mn>
          </mrow>
        </msub>
      </mrow>
    </mrow>
    <annotation encoding="StarMath 5.0">{{F_{ar. M_x}} over {g}}  = M_x - M_c2</annotation>
  </semantics>
</math>
</file>

<file path=Object 11/content.xml><?xml version="1.0" encoding="utf-8"?>
<math xmlns="http://www.w3.org/1998/Math/MathML" display="block">
  <semantics>
    <mi>S</mi>
    <annotation encoding="StarMath 5.0">S</annotation>
  </semantics>
</math>
</file>

<file path=Object 110/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111/content.xml><?xml version="1.0" encoding="utf-8"?>
<math xmlns="http://www.w3.org/1998/Math/MathML" display="block">
  <semantics>
    <mrow>
      <mfrac>
        <msub>
          <mi mathvariant="normal">μ</mi>
          <mi>x</mi>
        </msub>
        <msub>
          <mi mathvariant="normal">μ</mi>
          <mi>b</mi>
        </msub>
      </mfrac>
      <mo stretchy="false">=</mo>
      <mrow>
        <mn>8.0</mn>
        <mo stretchy="false">±</mo>
        <mn>0.2</mn>
      </mrow>
    </mrow>
    <annotation encoding="StarMath 5.0">{%mu_x over %mu_b} = 8.0 +- 0.2</annotation>
  </semantics>
</math>
</file>

<file path=Object 112/content.xml><?xml version="1.0" encoding="utf-8"?>
<math xmlns="http://www.w3.org/1998/Math/MathML" display="block">
  <semantics>
    <mrow>
      <mi mathvariant="normal">Δ</mi>
      <mrow>
        <mrow>
          <mo fence="true" stretchy="true">(</mo>
          <mrow>
            <mfrac>
              <msub>
                <mi>F</mi>
                <mrow>
                  <mi mathvariant="italic">ar</mi>
                  <mn>.</mn>
                  <mi mathvariant="italic">filo</mi>
                </mrow>
              </msub>
              <mi>g</mi>
            </mfrac>
          </mrow>
          <mo fence="true" stretchy="true">)</mo>
        </mrow>
        <mo stretchy="false">=</mo>
        <mrow>
          <mrow>
            <mrow>
              <mo fence="true" stretchy="false">(</mo>
              <mrow>
                <mfrac>
                  <msub>
                    <mi mathvariant="normal">μ</mi>
                    <mi>b</mi>
                  </msub>
                  <msub>
                    <mi mathvariant="normal">μ</mi>
                    <mi>f</mi>
                  </msub>
                </mfrac>
              </mrow>
              <mo fence="true" stretchy="false">)</mo>
            </mrow>
            <mo stretchy="false">⋅</mo>
            <mrow>
              <mi mathvariant="normal">Δ</mi>
              <msub>
                <mi>M</mi>
                <mi>f</mi>
              </msub>
              <mi>'</mi>
            </mrow>
          </mrow>
          <mo stretchy="false">+</mo>
          <mrow>
            <mrow>
              <mo fence="true" stretchy="false">(</mo>
              <mrow>
                <mfrac>
                  <msub>
                    <mi mathvariant="normal">μ</mi>
                    <mi>a</mi>
                  </msub>
                  <msub>
                    <mi mathvariant="normal">μ</mi>
                    <mi>f</mi>
                  </msub>
                </mfrac>
              </mrow>
              <mo fence="true" stretchy="false">)</mo>
            </mrow>
            <mo stretchy="false">⋅</mo>
            <mrow>
              <mi mathvariant="normal">Δ</mi>
              <msub>
                <mi>M</mi>
                <mi>f</mi>
              </msub>
              <mi>'</mi>
              <mi>'</mi>
            </mrow>
          </mrow>
          <mo stretchy="false">+</mo>
          <mrow>
            <mfrac>
              <mrow>
                <mi mathvariant="normal">Δ</mi>
                <msub>
                  <mi mathvariant="normal">μ</mi>
                  <mi>f</mi>
                </msub>
              </mrow>
              <msup>
                <mrow>
                  <mo fence="true" stretchy="false">(</mo>
                  <mrow>
                    <msub>
                      <mi mathvariant="normal">μ</mi>
                      <mi>f</mi>
                    </msub>
                  </mrow>
                  <mo fence="true" stretchy="false">)</mo>
                </mrow>
                <mn>2</mn>
              </msup>
            </mfrac>
            <mo stretchy="false">⋅</mo>
            <mrow>
              <mo fence="true" stretchy="false">(</mo>
              <mrow>
                <mrow>
                  <msub>
                    <mi>M</mi>
                    <mi>f</mi>
                  </msub>
                  <mrow>
                    <mrow>
                      <mi>'</mi>
                      <mo stretchy="false">⋅</mo>
                      <msub>
                        <mi mathvariant="normal">μ</mi>
                        <mi>b</mi>
                      </msub>
                    </mrow>
                    <mo stretchy="false">+</mo>
                    <msub>
                      <mi>M</mi>
                      <mi>f</mi>
                    </msub>
                  </mrow>
                  <mi>'</mi>
                  <mrow>
                    <mi>'</mi>
                    <mo stretchy="false">⋅</mo>
                    <msub>
                      <mi mathvariant="normal">μ</mi>
                      <mi>a</mi>
                    </msub>
                  </mrow>
                </mrow>
              </mrow>
              <mo fence="true" stretchy="false">)</mo>
            </mrow>
          </mrow>
        </mrow>
      </mrow>
    </mrow>
    <annotation encoding="StarMath 5.0">%DELTA left ({{F_{ar. filo}} over {g}} right) = {{{(%mu_b over %mu_f)} cdot { %DELTA M_f' }} + {{(%mu_a over %mu_f)} cdot { %DELTA M_f'' }} + { {{%DELTA %mu_f} over {(%mu_f)^2}} cdot (M_f' cdot %mu_b + M_f'' cdot %mu_a)} }</annotation>
  </semantics>
</math>
</file>

<file path=Object 113/content.xml><?xml version="1.0" encoding="utf-8"?>
<math xmlns="http://www.w3.org/1998/Math/MathML" display="block">
  <semantics>
    <mrow>
      <mi mathvariant="normal">Δ</mi>
      <mrow>
        <mrow>
          <mo fence="true" stretchy="true">(</mo>
          <mrow>
            <mfrac>
              <msub>
                <mi>F</mi>
                <mrow>
                  <mi mathvariant="italic">ar</mi>
                  <mn>.</mn>
                  <msub>
                    <mi>M</mi>
                    <mi>x</mi>
                  </msub>
                </mrow>
              </msub>
              <mi>g</mi>
            </mfrac>
          </mrow>
          <mo fence="true" stretchy="true">)</mo>
        </mrow>
        <mo stretchy="false">=</mo>
        <mfrac>
          <mrow>
            <mi mathvariant="normal">Δ</mi>
            <mrow>
              <msub>
                <mi>M</mi>
                <mi>x</mi>
              </msub>
              <mo stretchy="false">+</mo>
              <mi mathvariant="normal">Δ</mi>
            </mrow>
            <msub>
              <mi>M</mi>
              <mrow>
                <mi>c</mi>
                <mn>2</mn>
              </mrow>
            </msub>
          </mrow>
          <mrow>
            <msub>
              <mi>M</mi>
              <mi>x</mi>
            </msub>
            <mo stretchy="false">−</mo>
            <msub>
              <mi>M</mi>
              <mrow>
                <mi>c</mi>
                <mn>2</mn>
              </mrow>
            </msub>
          </mrow>
        </mfrac>
      </mrow>
    </mrow>
    <annotation encoding="StarMath 5.0">%DELTA left ({{F_{ar. M_x}} over {g}} right) = { %DELTA M_x + %DELTA M_c2 } over { M_x - M_c2 }</annotation>
  </semantics>
</math>
</file>

<file path=Object 114/content.xml><?xml version="1.0" encoding="utf-8"?>
<math xmlns="http://www.w3.org/1998/Math/MathML" display="block">
  <semantics>
    <mfrac>
      <mrow>
        <mfrac>
          <msub>
            <mi>F</mi>
            <mrow>
              <mi mathvariant="italic">ar</mi>
              <mn>.</mn>
              <mi mathvariant="italic">filo</mi>
            </mrow>
          </msub>
          <mi>g</mi>
        </mfrac>
        <mrow>
          <mtext/>
          <mo stretchy="false">+</mo>
          <mtext/>
        </mrow>
        <mrow>
          <mi mathvariant="normal">Δ</mi>
          <mrow>
            <mo fence="true" stretchy="true">(</mo>
            <mrow>
              <mfrac>
                <msub>
                  <mi>F</mi>
                  <mrow>
                    <mi mathvariant="italic">ar</mi>
                    <mn>.</mn>
                    <mi mathvariant="italic">filo</mi>
                  </mrow>
                </msub>
                <mi>g</mi>
              </mfrac>
            </mrow>
            <mo fence="true" stretchy="true">)</mo>
          </mrow>
        </mrow>
      </mrow>
      <mrow>
        <mo fence="true" stretchy="true">(</mo>
        <mrow>
          <mfrac>
            <msub>
              <mi>F</mi>
              <mrow>
                <mi mathvariant="italic">ar</mi>
                <mn>.</mn>
                <msub>
                  <mi>M</mi>
                  <mi>x</mi>
                </msub>
              </mrow>
            </msub>
            <mi>g</mi>
          </mfrac>
        </mrow>
        <mo fence="true" stretchy="true">)</mo>
      </mrow>
    </mfrac>
    <annotation encoding="StarMath 5.0">{{F_{ar. filo} over {g}}"" + ""{ %DELTA left ({{F_{ar. filo}} over {g}} right) }} over {left ({{F_{ar. M_x}} over {g}} right)  }</annotation>
  </semantics>
</math>
</file>

<file path=Object 115/content.xml><?xml version="1.0" encoding="utf-8"?>
<math xmlns="http://www.w3.org/1998/Math/MathML" display="block">
  <semantics>
    <mrow>
      <mrow>
        <mi mathvariant="normal">Δ</mi>
        <mrow>
          <mo fence="true" stretchy="true">(</mo>
          <mrow>
            <mfrac>
              <msub>
                <mi mathvariant="normal">μ</mi>
                <mi>x</mi>
              </msub>
              <msub>
                <mi mathvariant="normal">μ</mi>
                <mi>b</mi>
              </msub>
            </mfrac>
          </mrow>
          <mo fence="true" stretchy="true">)</mo>
        </mrow>
      </mrow>
      <mrow>
        <mtext/>
        <mo stretchy="false">=</mo>
        <mtext/>
      </mrow>
      <mrow>
        <mrow>
          <mo fence="true" stretchy="true">(</mo>
          <mrow>
            <mrow>
              <mfrac>
                <mrow>
                  <mi mathvariant="normal">Δ</mi>
                  <msub>
                    <mi>M</mi>
                    <mrow>
                      <mi>c</mi>
                      <mn>1</mn>
                    </mrow>
                  </msub>
                </mrow>
                <msub>
                  <mi>M</mi>
                  <mrow>
                    <mi>c</mi>
                    <mn>1</mn>
                  </mrow>
                </msub>
              </mfrac>
              <mo stretchy="false">+</mo>
              <mfrac>
                <mrow>
                  <mi mathvariant="normal">Δ</mi>
                  <mrow>
                    <msub>
                      <mi>M</mi>
                      <mrow>
                        <mi>c</mi>
                        <mn>1</mn>
                      </mrow>
                    </msub>
                    <mo stretchy="false">+</mo>
                    <mi mathvariant="normal">Δ</mi>
                  </mrow>
                  <msub>
                    <mi>M</mi>
                    <mrow>
                      <mi>c</mi>
                      <mn>2</mn>
                    </mrow>
                  </msub>
                </mrow>
                <mrow>
                  <msub>
                    <mi>M</mi>
                    <mrow>
                      <mi>c</mi>
                      <mn>1</mn>
                    </mrow>
                  </msub>
                  <mo stretchy="false">−</mo>
                  <msub>
                    <mi>M</mi>
                    <mrow>
                      <mi>c</mi>
                      <mn>2</mn>
                    </mrow>
                  </msub>
                </mrow>
              </mfrac>
            </mrow>
          </mrow>
          <mo fence="true" stretchy="true">)</mo>
        </mrow>
        <mo stretchy="false">⋅</mo>
        <mrow>
          <mo fence="true" stretchy="true">(</mo>
          <mrow>
            <mfrac>
              <msub>
                <mi mathvariant="normal">μ</mi>
                <mi>x</mi>
              </msub>
              <msub>
                <mi mathvariant="normal">μ</mi>
                <mi>b</mi>
              </msub>
            </mfrac>
          </mrow>
          <mo fence="true" stretchy="true">)</mo>
        </mrow>
      </mrow>
    </mrow>
    <annotation encoding="StarMath 5.0">{{%DELTA left ( {%mu_x over %mu_b} right )}} ""="" left({ {%DELTA M_c1} over M_c1 } + {  {{%DELTA M_c1 + %DELTA M_c2} over {M_c1 - M_c2}} } right) cdot left ( {%mu_x over %mu_b} right )</annotation>
  </semantics>
</math>
</file>

<file path=Object 12/content.xml><?xml version="1.0" encoding="utf-8"?>
<math xmlns="http://www.w3.org/1998/Math/MathML" display="block">
  <semantics>
    <mrow>
      <mi mathvariant="normal">Δ</mi>
      <mi>R</mi>
    </mrow>
    <annotation encoding="StarMath 5.0">{%DELTA R}</annotation>
  </semantics>
</math>
</file>

<file path=Object 13/content.xml><?xml version="1.0" encoding="utf-8"?>
<math xmlns="http://www.w3.org/1998/Math/MathML" display="block">
  <semantics>
    <mrow>
      <mrow>
        <mrow>
          <mi mathvariant="normal">Δ</mi>
          <mi>V</mi>
          <mrow>
            <mo fence="true" stretchy="false">(</mo>
            <mrow>
              <mi mathvariant="italic">massa</mi>
            </mrow>
            <mo fence="true" stretchy="false">)</mo>
          </mrow>
        </mrow>
        <mo stretchy="false">=</mo>
        <mi mathvariant="normal">Δ</mi>
      </mrow>
      <mi>m</mi>
    </mrow>
    <annotation encoding="StarMath 5.0">{%DELTA V(massa)} = %DELTA m</annotation>
  </semantics>
</math>
</file>

<file path=Object 14/content.xml><?xml version="1.0" encoding="utf-8"?>
<math xmlns="http://www.w3.org/1998/Math/MathML" display="block">
  <semantics>
    <mrow>
      <mi>S</mi>
      <mo stretchy="false">=</mo>
      <mfrac>
        <mrow>
          <mi mathvariant="normal">Δ</mi>
          <msub>
            <mi>x</mi>
            <mi mathvariant="italic">eq</mi>
          </msub>
        </mrow>
        <mrow>
          <mi mathvariant="normal">Δ</mi>
          <mi>m</mi>
        </mrow>
      </mfrac>
    </mrow>
    <annotation encoding="StarMath 5.0">S = {%DELTA x_eq} over {%DELTA m}</annotation>
  </semantics>
</math>
</file>

<file path=Object 15/content.xml><?xml version="1.0" encoding="utf-8"?>
<math xmlns="http://www.w3.org/1998/Math/MathML" display="block">
  <semantics>
    <mrow>
      <mi mathvariant="normal">Δ</mi>
      <msub>
        <mi>x</mi>
        <mi mathvariant="italic">eq</mi>
      </msub>
    </mrow>
    <annotation encoding="StarMath 5.0">{%DELTA x_eq}</annotation>
  </semantics>
</math>
</file>

<file path=Object 16/content.xml><?xml version="1.0" encoding="utf-8"?>
<math xmlns="http://www.w3.org/1998/Math/MathML" display="block">
  <semantics>
    <mrow>
      <mi mathvariant="normal">Δ</mi>
      <mi>m</mi>
    </mrow>
    <annotation encoding="StarMath 5.0">{%DELTA m}</annotation>
  </semantics>
</math>
</file>

<file path=Object 17/content.xml><?xml version="1.0" encoding="utf-8"?>
<math xmlns="http://www.w3.org/1998/Math/MathML" display="block">
  <semantics>
    <msub>
      <mi>x</mi>
      <mi>s</mi>
    </msub>
    <annotation encoding="StarMath 5.0">x_s</annotation>
  </semantics>
</math>
</file>

<file path=Object 18/content.xml><?xml version="1.0" encoding="utf-8"?>
<math xmlns="http://www.w3.org/1998/Math/MathML" display="block">
  <semantics>
    <mrow>
      <mi mathvariant="normal">Δ</mi>
      <mi>m</mi>
    </mrow>
    <annotation encoding="StarMath 5.0">{%DELTA m}</annotation>
  </semantics>
</math>
</file>

<file path=Object 19/content.xml><?xml version="1.0" encoding="utf-8"?>
<math xmlns="http://www.w3.org/1998/Math/MathML" display="block">
  <semantics>
    <msub>
      <mi>x</mi>
      <mi>d</mi>
    </msub>
    <annotation encoding="StarMath 5.0">x_d</annotation>
  </semantics>
</math>
</file>

<file path=Object 2/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20/content.xml><?xml version="1.0" encoding="utf-8"?>
<math xmlns="http://www.w3.org/1998/Math/MathML" display="block">
  <semantics>
    <mrow>
      <msub>
        <mi>S</mi>
        <mi>s</mi>
      </msub>
      <mo stretchy="false">=</mo>
      <mfrac>
        <mrow>
          <msub>
            <mi>x</mi>
            <mi>s</mi>
          </msub>
          <mo stretchy="false">−</mo>
          <msub>
            <mi>x</mi>
            <mn>0</mn>
          </msub>
        </mrow>
        <mrow>
          <mi mathvariant="normal">Δ</mi>
          <mi>m</mi>
        </mrow>
      </mfrac>
    </mrow>
    <annotation encoding="StarMath 5.0">S_s = {x_s - x_0} over {%DELTA m}</annotation>
  </semantics>
</math>
</file>

<file path=Object 21/content.xml><?xml version="1.0" encoding="utf-8"?>
<math xmlns="http://www.w3.org/1998/Math/MathML" display="block">
  <semantics>
    <msub>
      <mi>x</mi>
      <mn>0</mn>
    </msub>
    <annotation encoding="StarMath 5.0">x_0</annotation>
  </semantics>
</math>
</file>

<file path=Object 22/content.xml><?xml version="1.0" encoding="utf-8"?>
<math xmlns="http://www.w3.org/1998/Math/MathML" display="block">
  <semantics>
    <mrow>
      <msub>
        <mi>S</mi>
        <mi>d</mi>
      </msub>
      <mo stretchy="false">=</mo>
      <mfrac>
        <mrow>
          <msub>
            <mi>x</mi>
            <mi>d</mi>
          </msub>
          <mo stretchy="false">−</mo>
          <msub>
            <mi>x</mi>
            <mn>0</mn>
          </msub>
        </mrow>
        <mrow>
          <mi mathvariant="normal">Δ</mi>
          <mi>m</mi>
        </mrow>
      </mfrac>
    </mrow>
    <annotation encoding="StarMath 5.0">S_d = {x_d - x_0} over {%DELTA m}</annotation>
  </semantics>
</math>
</file>

<file path=Object 23/content.xml><?xml version="1.0" encoding="utf-8"?>
<math xmlns="http://www.w3.org/1998/Math/MathML" display="block">
  <semantics>
    <mrow>
      <mi mathvariant="normal">Δ</mi>
      <mrow>
        <mrow>
          <mo fence="true" stretchy="false">(</mo>
          <mrow>
            <msub>
              <mi>x</mi>
              <mn>0</mn>
            </msub>
          </mrow>
          <mo fence="true" stretchy="false">)</mo>
        </mrow>
        <mo stretchy="false">=</mo>
        <mn>0.1</mn>
      </mrow>
      <mtext/>
      <mtext>div</mtext>
    </mrow>
    <annotation encoding="StarMath 5.0">%DELTA ( x_0 ) = 0.1 """div"</annotation>
  </semantics>
</math>
</file>

<file path=Object 24/content.xml><?xml version="1.0" encoding="utf-8"?>
<math xmlns="http://www.w3.org/1998/Math/MathML" display="block">
  <semantics>
    <mrow>
      <mi mathvariant="normal">Δ</mi>
      <mrow>
        <mo fence="true" stretchy="false">(</mo>
        <mrow>
          <msub>
            <mi>x</mi>
            <mn>0</mn>
          </msub>
        </mrow>
        <mo fence="true" stretchy="false">)</mo>
      </mrow>
    </mrow>
    <annotation encoding="StarMath 5.0">%DELTA ( x_0 )</annotation>
  </semantics>
</math>
</file>

<file path=Object 25/content.xml><?xml version="1.0" encoding="utf-8"?>
<math xmlns="http://www.w3.org/1998/Math/MathML" display="block">
  <semantics>
    <msub>
      <mi>x</mi>
      <mn>0</mn>
    </msub>
    <annotation encoding="StarMath 5.0">x_0</annotation>
  </semantics>
</math>
</file>

<file path=Object 26/content.xml><?xml version="1.0" encoding="utf-8"?>
<math xmlns="http://www.w3.org/1998/Math/MathML" display="block">
  <semantics>
    <mrow>
      <mi mathvariant="normal">Δ</mi>
      <msub>
        <mi>x</mi>
        <mi mathvariant="italic">eq</mi>
      </msub>
    </mrow>
    <annotation encoding="StarMath 5.0">{%DELTA x_eq}</annotation>
  </semantics>
</math>
</file>

<file path=Object 27/content.xml><?xml version="1.0" encoding="utf-8"?>
<math xmlns="http://www.w3.org/1998/Math/MathML" display="block">
  <semantics>
    <mrow>
      <mi mathvariant="normal">Δ</mi>
      <mrow>
        <mrow>
          <mo fence="true" stretchy="false">(</mo>
          <mrow>
            <mrow>
              <mi mathvariant="normal">Δ</mi>
              <msub>
                <mi>x</mi>
                <mi mathvariant="italic">eq</mi>
              </msub>
            </mrow>
          </mrow>
          <mo fence="true" stretchy="false">)</mo>
        </mrow>
        <mo stretchy="false">=</mo>
        <mrow>
          <mn>2</mn>
          <mo stretchy="false">⋅</mo>
          <mi mathvariant="normal">Δ</mi>
        </mrow>
      </mrow>
      <mrow>
        <mrow>
          <mo fence="true" stretchy="false">(</mo>
          <mrow>
            <msub>
              <mi>x</mi>
              <mi>i</mi>
            </msub>
          </mrow>
          <mo fence="true" stretchy="false">)</mo>
        </mrow>
        <mo stretchy="false">=</mo>
        <mn>0.2</mn>
      </mrow>
      <mtext>div</mtext>
    </mrow>
    <annotation encoding="StarMath 5.0">%DELTA({%DELTA x_eq}) = 2 cdot %DELTA( x_i ) = 0.2 "div"</annotation>
  </semantics>
</math>
</file>

<file path=Object 28/content.xml><?xml version="1.0" encoding="utf-8"?>
<math xmlns="http://www.w3.org/1998/Math/MathML" display="block">
  <semantics>
    <mrow>
      <mi mathvariant="normal">Δ</mi>
      <mi>m</mi>
    </mrow>
    <annotation encoding="StarMath 5.0">{%DELTA m}</annotation>
  </semantics>
</math>
</file>

<file path=Object 29/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3/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30/content.xml><?xml version="1.0" encoding="utf-8"?>
<math xmlns="http://www.w3.org/1998/Math/MathML" display="block">
  <semantics>
    <mrow>
      <mi mathvariant="normal">Δ</mi>
      <mi>m</mi>
    </mrow>
    <annotation encoding="StarMath 5.0">{%DELTA m}</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33/content.xml><?xml version="1.0" encoding="utf-8"?>
<math xmlns="http://www.w3.org/1998/Math/MathML" display="block">
  <semantics>
    <mrow>
      <mrow>
        <mo stretchy="false">±</mo>
        <mn>0.1</mn>
      </mrow>
      <mtext/>
      <mtext>div</mtext>
    </mrow>
    <annotation encoding="StarMath 5.0">+- 0.1 """div"</annotation>
  </semantics>
</math>
</file>

<file path=Object 3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35/content.xml><?xml version="1.0" encoding="utf-8"?>
<math xmlns="http://www.w3.org/1998/Math/MathML" display="block">
  <semantics>
    <mrow>
      <mrow>
        <mrow>
          <mi mathvariant="normal">Δ</mi>
          <msub>
            <mi>x</mi>
            <mi>d</mi>
          </msub>
        </mrow>
        <mo stretchy="false">=</mo>
        <mrow>
          <mn>1.9</mn>
          <mo stretchy="false">±</mo>
          <mn>0.2</mn>
        </mrow>
      </mrow>
      <mtext>div</mtext>
    </mrow>
    <annotation encoding="StarMath 5.0">{%DELTA x_d} = 1.9 +- 0.2 "div"</annotation>
  </semantics>
</math>
</file>

<file path=Object 3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37/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38/content.xml><?xml version="1.0" encoding="utf-8"?>
<math xmlns="http://www.w3.org/1998/Math/MathML" display="block">
  <semantics>
    <msub>
      <mi>x</mi>
      <mi>i</mi>
    </msub>
    <annotation encoding="StarMath 5.0">x_i</annotation>
  </semantics>
</math>
</file>

<file path=Object 39/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4/content.xml><?xml version="1.0" encoding="utf-8"?>
<math xmlns="http://www.w3.org/1998/Math/MathML" display="block">
  <semantics>
    <mrow>
      <msub>
        <mi>x</mi>
        <mi mathvariant="italic">eq</mi>
      </msub>
      <mo stretchy="false">=</mo>
      <mrow>
        <mfrac>
          <mn>1</mn>
          <mn>2</mn>
        </mfrac>
        <mo stretchy="false">⋅</mo>
        <mrow>
          <mo fence="true" stretchy="true">(</mo>
          <mrow>
            <mrow>
              <mfrac>
                <mrow>
                  <mo fence="true" stretchy="false">(</mo>
                  <mrow>
                    <mrow>
                      <msub>
                        <mi>x</mi>
                        <mn>1</mn>
                      </msub>
                      <mo stretchy="false">+</mo>
                      <msub>
                        <mi>x</mi>
                        <mn>3</mn>
                      </msub>
                      <mo stretchy="false">+</mo>
                      <msub>
                        <mi>x</mi>
                        <mn>5</mn>
                      </msub>
                    </mrow>
                  </mrow>
                  <mo fence="true" stretchy="false">)</mo>
                </mrow>
                <mn>3</mn>
              </mfrac>
              <mo stretchy="false">+</mo>
              <mfrac>
                <mrow>
                  <mo fence="true" stretchy="false">(</mo>
                  <mrow>
                    <mrow>
                      <msub>
                        <mi>x</mi>
                        <mn>2</mn>
                      </msub>
                      <mo stretchy="false">+</mo>
                      <msub>
                        <mi>x</mi>
                        <mn>4</mn>
                      </msub>
                    </mrow>
                  </mrow>
                  <mo fence="true" stretchy="false">)</mo>
                </mrow>
                <mn>2</mn>
              </mfrac>
            </mrow>
          </mrow>
          <mo fence="true" stretchy="true">)</mo>
        </mrow>
      </mrow>
    </mrow>
    <annotation encoding="StarMath 5.0">x_eq = {1 over 2} cdot left ( { (x_1 + x_3 + x_5) over 3 } + { (x_2 + x_4) over 2 } right)</annotation>
  </semantics>
</math>
</file>

<file path=Object 40/content.xml><?xml version="1.0" encoding="utf-8"?>
<math xmlns="http://www.w3.org/1998/Math/MathML" display="block">
  <semantics>
    <mrow>
      <mrow>
        <mo stretchy="false">±</mo>
        <mn>0.1</mn>
      </mrow>
      <mtext/>
      <mtext>div</mtext>
    </mrow>
    <annotation encoding="StarMath 5.0">+- 0.1 """div"</annotation>
  </semantics>
</math>
</file>

<file path=Object 41/content.xml><?xml version="1.0" encoding="utf-8"?>
<math xmlns="http://www.w3.org/1998/Math/MathML" display="block">
  <semantics>
    <mrow>
      <mrow>
        <msub>
          <mi>x</mi>
          <mi>d</mi>
        </msub>
        <mo stretchy="false">=</mo>
        <mrow>
          <mn>1.6</mn>
          <mo stretchy="false">±</mo>
          <mn>0.1</mn>
        </mrow>
      </mrow>
      <mtext>div</mtext>
    </mrow>
    <annotation encoding="StarMath 5.0">x_d = 1.6 +- 0.1 "div"</annotation>
  </semantics>
</math>
</file>

<file path=Object 42/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43/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44/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45/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46/content.xml><?xml version="1.0" encoding="utf-8"?>
<math xmlns="http://www.w3.org/1998/Math/MathML" display="block">
  <semantics>
    <mrow>
      <mi mathvariant="normal">Δ</mi>
      <mi>V</mi>
      <mrow>
        <mrow>
          <mo fence="true" stretchy="false">(</mo>
          <mrow>
            <mi mathvariant="italic">massa</mi>
          </mrow>
          <mo fence="true" stretchy="false">)</mo>
        </mrow>
        <mo stretchy="false">=</mo>
        <mfrac>
          <mrow>
            <mi mathvariant="normal">Δ</mi>
            <mi>R</mi>
          </mrow>
          <mi>S</mi>
        </mfrac>
      </mrow>
    </mrow>
    <annotation encoding="StarMath 5.0">%DELTA V(massa) = {%DELTA R} over S</annotation>
  </semantics>
</math>
</file>

<file path=Object 47/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frac>
          <mn>1</mn>
          <mrow>
            <mn>2</mn>
            <mi>S</mi>
          </mrow>
        </mfrac>
        <mo stretchy="false">=</mo>
        <mn>55.5</mn>
      </mrow>
      <mi mathvariant="italic">mg</mi>
    </mrow>
    <annotation encoding="StarMath 5.0">{1 over 2} cdot {%DELTA V(massa) = {%DELTA R} over {2 S}} = 1 over {2S} = 55.5 mg</annotation>
  </semantics>
</math>
</file>

<file path=Object 48/content.xml><?xml version="1.0" encoding="utf-8"?>
<math xmlns="http://www.w3.org/1998/Math/MathML" display="block">
  <semantics>
    <mrow>
      <mrow>
        <msub>
          <mi>M</mi>
          <mi>x</mi>
        </msub>
        <mo stretchy="false">=</mo>
        <mrow>
          <mn>10.290</mn>
          <mo stretchy="false">±</mo>
          <mn>0.005</mn>
        </mrow>
      </mrow>
      <mi>g</mi>
    </mrow>
    <annotation encoding="StarMath 5.0">M_x = 10.290+-0.005 g</annotation>
  </semantics>
</math>
</file>

<file path=Object 49/content.xml><?xml version="1.0" encoding="utf-8"?>
<math xmlns="http://www.w3.org/1998/Math/MathML" display="block">
  <semantics>
    <mrow>
      <mrow>
        <mi>M</mi>
        <mo stretchy="false">=</mo>
        <mn>10</mn>
      </mrow>
      <mi>g</mi>
    </mrow>
    <annotation encoding="StarMath 5.0">M = 10 g</annotation>
  </semantics>
</math>
</file>

<file path=Object 5/content.xml><?xml version="1.0" encoding="utf-8"?>
<math xmlns="http://www.w3.org/1998/Math/MathML" display="block">
  <semantics>
    <mrow>
      <msub>
        <mi>x</mi>
        <mn>1,</mn>
      </msub>
      <msub>
        <mi>x</mi>
        <mn>2,</mn>
      </msub>
      <msub>
        <mi>x</mi>
        <mn>3,</mn>
      </msub>
      <msub>
        <mi>x</mi>
        <mn>4,</mn>
      </msub>
      <msub>
        <mi>x</mi>
        <mn>5</mn>
      </msub>
    </mrow>
    <annotation encoding="StarMath 5.0">x_1, x_2, x_3, x_4, x_5</annotation>
  </semantics>
</math>
</file>

<file path=Object 50/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3/content.xml><?xml version="1.0" encoding="utf-8"?>
<math xmlns="http://www.w3.org/1998/Math/MathML" display="block">
  <semantics>
    <mrow>
      <mrow>
        <mo stretchy="false">±</mo>
        <mn>0.1</mn>
      </mrow>
      <mtext/>
      <mtext>div</mtext>
    </mrow>
    <annotation encoding="StarMath 5.0">+- 0.1 """div"</annotation>
  </semantics>
</math>
</file>

<file path=Object 5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55/content.xml><?xml version="1.0" encoding="utf-8"?>
<math xmlns="http://www.w3.org/1998/Math/MathML" display="block">
  <semantics>
    <mrow>
      <mrow>
        <mrow>
          <mi mathvariant="normal">Δ</mi>
          <msub>
            <mi>x</mi>
            <mi>d</mi>
          </msub>
        </mrow>
        <mo stretchy="false">=</mo>
        <mrow>
          <mn>1.8</mn>
          <mo stretchy="false">±</mo>
          <mn>0.2</mn>
        </mrow>
      </mrow>
      <mtext>div</mtext>
    </mrow>
    <annotation encoding="StarMath 5.0">{%DELTA x_d} = 1.8 +- 0.2 "div"</annotation>
  </semantics>
</math>
</file>

<file path=Object 5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57/content.xml><?xml version="1.0" encoding="utf-8"?>
<math xmlns="http://www.w3.org/1998/Math/MathML" display="block">
  <semantics>
    <msub>
      <mi>x</mi>
      <mi>i</mi>
    </msub>
    <annotation encoding="StarMath 5.0">x_i</annotation>
  </semantics>
</math>
</file>

<file path=Object 58/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9/content.xml><?xml version="1.0" encoding="utf-8"?>
<math xmlns="http://www.w3.org/1998/Math/MathML" display="block">
  <semantics>
    <mrow>
      <mrow>
        <mo stretchy="false">±</mo>
        <mn>0.1</mn>
      </mrow>
      <mtext/>
      <mtext>div</mtext>
    </mrow>
    <annotation encoding="StarMath 5.0">+- 0.1 """div"</annotation>
  </semantics>
</math>
</file>

<file path=Object 6/content.xml><?xml version="1.0" encoding="utf-8"?>
<math xmlns="http://www.w3.org/1998/Math/MathML" display="block">
  <semantics>
    <msub>
      <mi>x</mi>
      <mi>i</mi>
    </msub>
    <annotation encoding="StarMath 5.0">x_i</annotation>
  </semantics>
</math>
</file>

<file path=Object 60/content.xml><?xml version="1.0" encoding="utf-8"?>
<math xmlns="http://www.w3.org/1998/Math/MathML" display="block">
  <semantics>
    <mrow>
      <mrow>
        <msub>
          <mi>x</mi>
          <mi>d</mi>
        </msub>
        <mo stretchy="false">=</mo>
        <mrow>
          <mn>1.5</mn>
          <mo stretchy="false">±</mo>
          <mn>0.1</mn>
        </mrow>
      </mrow>
      <mtext>div</mtext>
    </mrow>
    <annotation encoding="StarMath 5.0">x_d = 1.5 +- 0.1 "div"</annotation>
  </semantics>
</math>
</file>

<file path=Object 61/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62/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63/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64/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65/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frac>
          <mn>1</mn>
          <mrow>
            <mn>2</mn>
            <mi>S</mi>
          </mrow>
        </mfrac>
        <mo stretchy="false">=</mo>
        <mn>55.5</mn>
      </mrow>
      <mi mathvariant="italic">mg</mi>
    </mrow>
    <annotation encoding="StarMath 5.0">{1 over 2} cdot {%DELTA V(massa) = {%DELTA R} over {2 S}} = 1 over {2S} = 55.5 mg</annotation>
  </semantics>
</math>
</file>

<file path=Object 66/content.xml><?xml version="1.0" encoding="utf-8"?>
<math xmlns="http://www.w3.org/1998/Math/MathML" display="block">
  <semantics>
    <mrow>
      <msub>
        <mi>F</mi>
        <mrow>
          <mi mathvariant="italic">arch</mi>
          <mn>.</mn>
        </mrow>
      </msub>
      <mo stretchy="false">=</mo>
      <mrow>
        <msub>
          <mi mathvariant="normal">ρ</mi>
          <mi mathvariant="italic">fluido</mi>
        </msub>
        <mo stretchy="false">⋅</mo>
        <mi>g</mi>
        <mo stretchy="false">⋅</mo>
        <msub>
          <mi>V</mi>
          <mi mathvariant="italic">immerso</mi>
        </msub>
      </mrow>
    </mrow>
    <annotation encoding="StarMath 5.0">F_arch. = %rho_fluido cdot g cdot V_immerso</annotation>
  </semantics>
</math>
</file>

<file path=Object 67/content.xml><?xml version="1.0" encoding="utf-8"?>
<math xmlns="http://www.w3.org/1998/Math/MathML" display="block">
  <semantics>
    <mrow>
      <msub>
        <mi>F</mi>
        <mi mathvariant="italic">peso</mi>
      </msub>
      <mo stretchy="false">=</mo>
      <mrow>
        <msub>
          <mi mathvariant="normal">ρ</mi>
          <mi mathvariant="italic">corpo</mi>
        </msub>
        <mo stretchy="false">⋅</mo>
        <mi>g</mi>
        <mo stretchy="false">⋅</mo>
        <msub>
          <mi>V</mi>
          <mi mathvariant="italic">corpo</mi>
        </msub>
      </mrow>
    </mrow>
    <annotation encoding="StarMath 5.0">F_peso = %rho_corpo cdot g cdot V_corpo</annotation>
  </semantics>
</math>
</file>

<file path=Object 68/content.xml><?xml version="1.0" encoding="utf-8"?>
<math xmlns="http://www.w3.org/1998/Math/MathML" display="block">
  <semantics>
    <mrow>
      <msub>
        <mi>F</mi>
        <mrow>
          <mi mathvariant="italic">peso</mi>
          <mi mathvariant="italic">misurato</mi>
        </mrow>
      </msub>
      <mo stretchy="false">=</mo>
      <mrow>
        <mi>g</mi>
        <mo stretchy="false">⋅</mo>
        <msub>
          <mi>V</mi>
          <mi mathvariant="italic">corpo</mi>
        </msub>
        <mo stretchy="false">⋅</mo>
        <mrow>
          <mo fence="true" stretchy="false">(</mo>
          <mrow>
            <mrow>
              <msub>
                <mi mathvariant="normal">ρ</mi>
                <mi mathvariant="italic">corpo</mi>
              </msub>
              <mo stretchy="false">−</mo>
              <msub>
                <mi mathvariant="normal">ρ</mi>
                <mi mathvariant="italic">fluido</mi>
              </msub>
            </mrow>
          </mrow>
          <mo fence="true" stretchy="false">)</mo>
        </mrow>
      </mrow>
    </mrow>
    <annotation encoding="StarMath 5.0">F_{peso misurato} = g cdot V_corpo cdot( %rho_corpo - %rho_fluido )</annotation>
  </semantics>
</math>
</file>

<file path=Object 69/content.xml><?xml version="1.0" encoding="utf-8"?>
<math xmlns="http://www.w3.org/1998/Math/MathML" display="block">
  <semantics>
    <mrow>
      <mrow>
        <msub>
          <mi>M</mi>
          <mi>x</mi>
        </msub>
        <mo stretchy="false">⋅</mo>
        <mrow>
          <mo fence="true" stretchy="false">(</mo>
          <mrow>
            <mrow>
              <mn>1</mn>
              <mo stretchy="false">−</mo>
              <mfrac>
                <msub>
                  <mi mathvariant="normal">μ</mi>
                  <mi>f</mi>
                </msub>
                <msub>
                  <mi mathvariant="normal">μ</mi>
                  <mi>x</mi>
                </msub>
              </mfrac>
            </mrow>
          </mrow>
          <mo fence="true" stretchy="false">)</mo>
        </mrow>
      </mrow>
      <mo stretchy="false">=</mo>
      <mrow>
        <msub>
          <mi>M</mi>
          <mi>c</mi>
        </msub>
        <mo stretchy="false">⋅</mo>
        <mrow>
          <mo fence="true" stretchy="false">(</mo>
          <mrow>
            <mrow>
              <mn>1</mn>
              <mo stretchy="false">−</mo>
              <mfrac>
                <msub>
                  <mi mathvariant="normal">μ</mi>
                  <mi>f</mi>
                </msub>
                <msub>
                  <mi mathvariant="normal">μ</mi>
                  <mi>c</mi>
                </msub>
              </mfrac>
            </mrow>
          </mrow>
          <mo fence="true" stretchy="false">)</mo>
        </mrow>
      </mrow>
    </mrow>
    <annotation encoding="StarMath 5.0">M_x cdot ({ 1 - {%mu_f over %mu_x} }) = M_c cdot ({ 1 - {%mu_f over %mu_c} })</annotation>
  </semantics>
</math>
</file>

<file path=Object 7/content.xml><?xml version="1.0" encoding="utf-8"?>
<math xmlns="http://www.w3.org/1998/Math/MathML" display="block">
  <semantics>
    <mrow>
      <mi mathvariant="normal">Δ</mi>
      <mrow>
        <mrow>
          <mo fence="true" stretchy="false">(</mo>
          <mrow>
            <msub>
              <mi>x</mi>
              <mi>i</mi>
            </msub>
          </mrow>
          <mo fence="true" stretchy="false">)</mo>
        </mrow>
        <mo stretchy="false">=</mo>
        <mn>0.1</mn>
      </mrow>
      <mtext>div</mtext>
    </mrow>
    <annotation encoding="StarMath 5.0">%DELTA( x_i ) = 0.1 "div"</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i mathvariant="normal">μ</mi>
    <annotation encoding="StarMath 5.0">%mu</annotation>
  </semantics>
</math>
</file>

<file path=Object 72/content.xml><?xml version="1.0" encoding="utf-8"?>
<math xmlns="http://www.w3.org/1998/Math/MathML" display="block">
  <semantics>
    <mrow>
      <mfrac>
        <msub>
          <mi mathvariant="normal">μ</mi>
          <mi>x</mi>
        </msub>
        <msub>
          <mi mathvariant="normal">μ</mi>
          <mi>b</mi>
        </msub>
      </mfrac>
      <mo stretchy="false">=</mo>
      <mfrac>
        <mrow>
          <mo fence="true" stretchy="false">(</mo>
          <mrow>
            <mrow>
              <mrow>
                <msub>
                  <mi>M</mi>
                  <mrow>
                    <mi>c</mi>
                    <mn>1</mn>
                  </mrow>
                </msub>
                <mo stretchy="false">⋅</mo>
                <msub>
                  <mi mathvariant="normal">μ</mi>
                  <mi>b</mi>
                </msub>
              </mrow>
              <mo stretchy="false">−</mo>
              <mrow>
                <msub>
                  <mi>M</mi>
                  <mrow>
                    <mi>c</mi>
                    <mn>2</mn>
                  </mrow>
                </msub>
                <mo stretchy="false">⋅</mo>
                <msub>
                  <mi mathvariant="normal">μ</mi>
                  <mi>a</mi>
                </msub>
              </mrow>
            </mrow>
          </mrow>
          <mo fence="true" stretchy="false">)</mo>
        </mrow>
        <mrow>
          <msub>
            <mi>M</mi>
            <mrow>
              <mi>c</mi>
              <mn>1</mn>
            </mrow>
          </msub>
          <mo stretchy="false">−</mo>
          <msub>
            <mi>M</mi>
            <mrow>
              <mi>c</mi>
              <mn>2</mn>
            </mrow>
          </msub>
        </mrow>
      </mfrac>
    </mrow>
    <annotation encoding="StarMath 5.0">{%mu_x over %mu_b} = {( M_c1 cdot %mu_b - M_c2 cdot %mu_a )} over { M_c1 - M_c2}</annotation>
  </semantics>
</math>
</file>

<file path=Object 73/content.xml><?xml version="1.0" encoding="utf-8"?>
<math xmlns="http://www.w3.org/1998/Math/MathML" display="block">
  <semantics>
    <mi mathvariant="normal">ρ</mi>
    <annotation encoding="StarMath 5.0">%rho</annotation>
  </semantics>
</math>
</file>

<file path=Object 74/content.xml><?xml version="1.0" encoding="utf-8"?>
<math xmlns="http://www.w3.org/1998/Math/MathML" display="block">
  <semantics>
    <mrow>
      <mfrac>
        <msub>
          <mi mathvariant="normal">μ</mi>
          <mi>x</mi>
        </msub>
        <msub>
          <mi mathvariant="normal">μ</mi>
          <mi>b</mi>
        </msub>
      </mfrac>
      <mo stretchy="false">=</mo>
      <mfrac>
        <msub>
          <mi>M</mi>
          <mrow>
            <mi>c</mi>
            <mn>1</mn>
          </mrow>
        </msub>
        <mrow>
          <msub>
            <mi>M</mi>
            <mrow>
              <mi>c</mi>
              <mn>1</mn>
            </mrow>
          </msub>
          <mo stretchy="false">−</mo>
          <msub>
            <mi>M</mi>
            <mrow>
              <mi>c</mi>
              <mn>2</mn>
            </mrow>
          </msub>
        </mrow>
      </mfrac>
    </mrow>
    <annotation encoding="StarMath 5.0">{%mu_x over %mu_b} = M_c1 over { M_c1 - M_c2 }</annotation>
  </semantics>
</math>
</file>

<file path=Object 75/content.xml><?xml version="1.0" encoding="utf-8"?>
<math xmlns="http://www.w3.org/1998/Math/MathML" display="block">
  <semantics>
    <mfrac>
      <msub>
        <mi mathvariant="normal">μ</mi>
        <mi>x</mi>
      </msub>
      <msub>
        <mi mathvariant="normal">μ</mi>
        <mi>b</mi>
      </msub>
    </mfrac>
    <annotation encoding="StarMath 5.0">{%mu_x over %mu_b}</annotation>
  </semantics>
</math>
</file>

<file path=Object 76/content.xml><?xml version="1.0" encoding="utf-8"?>
<math xmlns="http://www.w3.org/1998/Math/MathML" display="block">
  <semantics>
    <msub>
      <mi>M</mi>
      <mrow>
        <mi>c</mi>
        <mn>1</mn>
      </mrow>
    </msub>
    <annotation encoding="StarMath 5.0">M_c1</annotation>
  </semantics>
</math>
</file>

<file path=Object 77/content.xml><?xml version="1.0" encoding="utf-8"?>
<math xmlns="http://www.w3.org/1998/Math/MathML" display="block">
  <semantics>
    <msub>
      <mi>M</mi>
      <mrow>
        <mi>c</mi>
        <mn>2</mn>
      </mrow>
    </msub>
    <annotation encoding="StarMath 5.0">M_c2</annotation>
  </semantics>
</math>
</file>

<file path=Object 78/content.xml><?xml version="1.0" encoding="utf-8"?>
<math xmlns="http://www.w3.org/1998/Math/MathML" display="block">
  <semantics>
    <msub>
      <mi mathvariant="normal">μ</mi>
      <mi>a</mi>
    </msub>
    <annotation encoding="StarMath 5.0">%mu_a</annotation>
  </semantics>
</math>
</file>

<file path=Object 79/content.xml><?xml version="1.0" encoding="utf-8"?>
<math xmlns="http://www.w3.org/1998/Math/MathML" display="block">
  <semantics>
    <msub>
      <mi mathvariant="normal">μ</mi>
      <mi>b</mi>
    </msub>
    <annotation encoding="StarMath 5.0">%mu_b</annotation>
  </semantics>
</math>
</file>

<file path=Object 8/content.xml><?xml version="1.0" encoding="utf-8"?>
<math xmlns="http://www.w3.org/1998/Math/MathML" display="block">
  <semantics>
    <msub>
      <mi>x</mi>
      <mi mathvariant="italic">eq</mi>
    </msub>
    <annotation encoding="StarMath 5.0">x_eq</annotation>
  </semantics>
</math>
</file>

<file path=Object 80/content.xml><?xml version="1.0" encoding="utf-8"?>
<math xmlns="http://www.w3.org/1998/Math/MathML" display="block">
  <semantics>
    <msub>
      <mi mathvariant="normal">μ</mi>
      <mi>x</mi>
    </msub>
    <annotation encoding="StarMath 5.0">%mu_x</annotation>
  </semantics>
</math>
</file>

<file path=Object 81/content.xml><?xml version="1.0" encoding="utf-8"?>
<math xmlns="http://www.w3.org/1998/Math/MathML" display="block">
  <semantics>
    <mrow>
      <mfrac>
        <mrow>
          <mi mathvariant="normal">Δ</mi>
          <mrow>
            <mo fence="true" stretchy="true">(</mo>
            <mrow>
              <mfrac>
                <msub>
                  <mi mathvariant="normal">μ</mi>
                  <mi>x</mi>
                </msub>
                <msub>
                  <mi mathvariant="normal">μ</mi>
                  <mi>b</mi>
                </msub>
              </mfrac>
            </mrow>
            <mo fence="true" stretchy="true">)</mo>
          </mrow>
        </mrow>
        <mrow>
          <mo fence="true" stretchy="true">(</mo>
          <mrow>
            <mfrac>
              <msub>
                <mi mathvariant="normal">μ</mi>
                <mi>x</mi>
              </msub>
              <msub>
                <mi mathvariant="normal">μ</mi>
                <mi>b</mi>
              </msub>
            </mfrac>
          </mrow>
          <mo fence="true" stretchy="true">)</mo>
        </mrow>
      </mfrac>
      <mrow>
        <mtext/>
        <mo stretchy="false">=</mo>
        <mtext/>
      </mrow>
      <mrow>
        <mfrac>
          <mrow>
            <mi mathvariant="normal">Δ</mi>
            <msub>
              <mi>M</mi>
              <mrow>
                <mi>c</mi>
                <mn>1</mn>
              </mrow>
            </msub>
          </mrow>
          <msub>
            <mi>M</mi>
            <mrow>
              <mi>c</mi>
              <mn>1</mn>
            </mrow>
          </msub>
        </mfrac>
        <mo stretchy="false">+</mo>
        <mfrac>
          <mrow>
            <mi mathvariant="normal">Δ</mi>
            <mrow>
              <msub>
                <mi>M</mi>
                <mrow>
                  <mi>c</mi>
                  <mn>1</mn>
                </mrow>
              </msub>
              <mo stretchy="false">+</mo>
              <mi mathvariant="normal">Δ</mi>
            </mrow>
            <msub>
              <mi>M</mi>
              <mrow>
                <mi>c</mi>
                <mn>2</mn>
              </mrow>
            </msub>
          </mrow>
          <mrow>
            <msub>
              <mi>M</mi>
              <mrow>
                <mi>c</mi>
                <mn>1</mn>
              </mrow>
            </msub>
            <mo stretchy="false">−</mo>
            <msub>
              <mi>M</mi>
              <mrow>
                <mi>c</mi>
                <mn>2</mn>
              </mrow>
            </msub>
          </mrow>
        </mfrac>
      </mrow>
    </mrow>
    <annotation encoding="StarMath 5.0">{{%DELTA left ( {%mu_x over %mu_b} right )} over {left({%mu_x over %mu_b} right)}} ""="" { {%DELTA M_c1} over M_c1 } + {{%DELTA M_c1 + %DELTA M_c2} over {M_c1 - M_c2}}</annotation>
  </semantics>
</math>
</file>

<file path=Object 82/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row>
          <msub>
            <mi>M</mi>
            <mi>f</mi>
          </msub>
          <mo stretchy="false">⋅</mo>
          <mrow>
            <mo fence="true" stretchy="false">(</mo>
            <mrow>
              <mrow>
                <mn>1</mn>
                <mo stretchy="false">−</mo>
                <mfrac>
                  <msub>
                    <mi mathvariant="normal">μ</mi>
                    <mi>a</mi>
                  </msub>
                  <msub>
                    <mi mathvariant="normal">μ</mi>
                    <mi>f</mi>
                  </msub>
                </mfrac>
              </mrow>
            </mrow>
            <mo fence="true" stretchy="false">)</mo>
          </mrow>
        </mrow>
      </mrow>
      <mo stretchy="false">=</mo>
      <mrow>
        <msub>
          <mi>M</mi>
          <mrow>
            <mi>c</mi>
            <mn>1</mn>
          </mrow>
        </msub>
        <mo stretchy="false">⋅</mo>
        <mrow>
          <mo fence="true" stretchy="false">(</mo>
          <mrow>
            <mrow>
              <mn>1</mn>
              <mo stretchy="false">−</mo>
              <mfrac>
                <msub>
                  <mi mathvariant="normal">μ</mi>
                  <mi>a</mi>
                </msub>
                <msub>
                  <mi mathvariant="normal">μ</mi>
                  <mi>c</mi>
                </msub>
              </mfrac>
            </mrow>
          </mrow>
          <mo fence="true" stretchy="false">)</mo>
        </mrow>
      </mrow>
    </mrow>
    <annotation encoding="StarMath 5.0">M_x cdot ({ 1 - {%mu_a over %mu_x} }) + M_f cdot ({ 1 - {%mu_a over %mu_f} }) = M_c1 cdot ({ 1 - {%mu_a over %mu_c} })</annotation>
  </semantics>
</math>
</file>

<file path=Object 83/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sub>
          <mi>M</mi>
          <mi>f</mi>
        </msub>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row>
          <mi>'</mi>
          <mo stretchy="false">⋅</mo>
          <mrow>
            <mo fence="true" stretchy="false">(</mo>
            <mrow>
              <mrow>
                <mn>1</mn>
                <mo stretchy="false">−</mo>
                <mfrac>
                  <msub>
                    <mi mathvariant="normal">μ</mi>
                    <mi>a</mi>
                  </msub>
                  <msub>
                    <mi mathvariant="normal">μ</mi>
                    <mi>f</mi>
                  </msub>
                </mfrac>
              </mrow>
            </mrow>
            <mo fence="true" stretchy="false">)</mo>
          </mrow>
        </mrow>
        <mo stretchy="false">=</mo>
        <mrow>
          <msub>
            <mi>M</mi>
            <mrow>
              <mi>c</mi>
              <mn>2</mn>
            </mrow>
          </msub>
          <mo stretchy="false">⋅</mo>
          <mrow>
            <mo fence="true" stretchy="false">(</mo>
            <mrow>
              <mrow>
                <mn>1</mn>
                <mo stretchy="false">−</mo>
                <mfrac>
                  <msub>
                    <mi mathvariant="normal">μ</mi>
                    <mi>a</mi>
                  </msub>
                  <msub>
                    <mi mathvariant="normal">μ</mi>
                    <mi>c</mi>
                  </msub>
                </mfrac>
              </mrow>
            </mrow>
            <mo fence="true" stretchy="false">)</mo>
          </mrow>
        </mrow>
      </mrow>
    </mrow>
    <annotation encoding="StarMath 5.0">M_x cdot ({ 1 - {%mu_a over %mu_x} }) + M_f' cdot ({ 1 - {%mu_b over %mu_f} }) + M_f'' cdot ({ 1 - {%mu_a over %mu_f} }) = M_c2 cdot ({ 1 - {%mu_a over %mu_c} })</annotation>
  </semantics>
</math>
</file>

<file path=Object 84/content.xml><?xml version="1.0" encoding="utf-8"?>
<math xmlns="http://www.w3.org/1998/Math/MathML" display="block">
  <semantics>
    <msub>
      <mi mathvariant="normal">μ</mi>
      <mi>f</mi>
    </msub>
    <annotation encoding="StarMath 5.0">%mu_f</annotation>
  </semantics>
</math>
</file>

<file path=Object 85/content.xml><?xml version="1.0" encoding="utf-8"?>
<math xmlns="http://www.w3.org/1998/Math/MathML" display="block">
  <semantics>
    <mrow>
      <msub>
        <mi>M</mi>
        <mi>f</mi>
      </msub>
      <mi>'</mi>
    </mrow>
    <annotation encoding="StarMath 5.0">M_f'</annotation>
  </semantics>
</math>
</file>

<file path=Object 86/content.xml><?xml version="1.0" encoding="utf-8"?>
<math xmlns="http://www.w3.org/1998/Math/MathML" display="block">
  <semantics>
    <mrow>
      <msub>
        <mi>M</mi>
        <mi>f</mi>
      </msub>
      <mi>'</mi>
      <mi>'</mi>
    </mrow>
    <annotation encoding="StarMath 5.0">M_f''</annotation>
  </semantics>
</math>
</file>

<file path=Object 87/content.xml><?xml version="1.0" encoding="utf-8"?>
<math xmlns="http://www.w3.org/1998/Math/MathML" display="block">
  <semantics>
    <mrow>
      <mrow>
        <msub>
          <mi>M</mi>
          <mrow>
            <mi>c</mi>
            <mn>1</mn>
          </mrow>
        </msub>
        <mo stretchy="false">=</mo>
        <mrow>
          <mn>10.370</mn>
          <mo stretchy="false">±</mo>
          <mn>0.055</mn>
        </mrow>
      </mrow>
      <mi>g</mi>
    </mrow>
    <annotation encoding="StarMath 5.0">M_c1 = 10.370 +- 0.055 g</annotation>
  </semantics>
</math>
</file>

<file path=Object 88/content.xml><?xml version="1.0" encoding="utf-8"?>
<math xmlns="http://www.w3.org/1998/Math/MathML" display="block">
  <semantics>
    <mrow>
      <mrow>
        <msub>
          <mi>M</mi>
          <mrow>
            <mi>c</mi>
            <mn>2</mn>
          </mrow>
        </msub>
        <mo stretchy="false">=</mo>
        <mrow>
          <mn>9.070</mn>
          <mo stretchy="false">±</mo>
          <mn>0.055</mn>
        </mrow>
      </mrow>
      <mi>g</mi>
    </mrow>
    <annotation encoding="StarMath 5.0">M_c2 = 9.070 +- 0.055 g</annotation>
  </semantics>
</math>
</file>

<file path=Object 89/content.xml><?xml version="1.0" encoding="utf-8"?>
<math xmlns="http://www.w3.org/1998/Math/MathML" display="block">
  <semantics>
    <mrow>
      <mfrac>
        <msub>
          <mi mathvariant="normal">μ</mi>
          <mi>x</mi>
        </msub>
        <msub>
          <mi mathvariant="normal">μ</mi>
          <mi>b</mi>
        </msub>
      </mfrac>
      <mo stretchy="false">=</mo>
      <mrow>
        <mn>8.0</mn>
        <mo stretchy="false">±</mo>
        <mn>0.2</mn>
      </mrow>
    </mrow>
    <annotation encoding="StarMath 5.0">{%mu_x over %mu_b} = 8.0 +- 0.2</annotation>
  </semantics>
</math>
</file>

<file path=Object 9/content.xml><?xml version="1.0" encoding="utf-8"?>
<math xmlns="http://www.w3.org/1998/Math/MathML" display="block">
  <semantics>
    <mrow>
      <mi mathvariant="normal">Δ</mi>
      <mrow>
        <mrow>
          <mo fence="true" stretchy="false">(</mo>
          <mrow>
            <msub>
              <mi>x</mi>
              <mi mathvariant="italic">eq</mi>
            </msub>
          </mrow>
          <mo fence="true" stretchy="false">)</mo>
        </mrow>
        <mo stretchy="false">=</mo>
        <mrow>
          <mfrac>
            <mn>1</mn>
            <mn>2</mn>
          </mfrac>
          <mo stretchy="false">⋅</mo>
          <mrow>
            <mo fence="true" stretchy="true">(</mo>
            <mrow>
              <mrow>
                <mfrac>
                  <mrow>
                    <mn>3</mn>
                    <mo stretchy="false">⋅</mo>
                    <mrow>
                      <mo fence="true" stretchy="false">(</mo>
                      <mrow>
                        <mrow>
                          <mi mathvariant="normal">Δ</mi>
                          <mrow>
                            <mo fence="true" stretchy="false">(</mo>
                            <mrow>
                              <msub>
                                <mi>x</mi>
                                <mi>i</mi>
                              </msub>
                            </mrow>
                            <mo fence="true" stretchy="false">)</mo>
                          </mrow>
                        </mrow>
                      </mrow>
                      <mo fence="true" stretchy="false">)</mo>
                    </mrow>
                  </mrow>
                  <mn>6</mn>
                </mfrac>
                <mo stretchy="false">+</mo>
                <mfrac>
                  <mrow>
                    <mn>2</mn>
                    <mo stretchy="false">⋅</mo>
                    <mrow>
                      <mo fence="true" stretchy="false">(</mo>
                      <mrow>
                        <mrow>
                          <mi mathvariant="normal">Δ</mi>
                          <mrow>
                            <mo fence="true" stretchy="false">(</mo>
                            <mrow>
                              <msub>
                                <mi>x</mi>
                                <mi>i</mi>
                              </msub>
                            </mrow>
                            <mo fence="true" stretchy="false">)</mo>
                          </mrow>
                        </mrow>
                      </mrow>
                      <mo fence="true" stretchy="false">)</mo>
                    </mrow>
                  </mrow>
                  <mn>4</mn>
                </mfrac>
              </mrow>
            </mrow>
            <mo fence="true" stretchy="true">)</mo>
          </mrow>
        </mrow>
        <mo stretchy="false">=</mo>
        <mi mathvariant="normal">Δ</mi>
      </mrow>
      <mrow>
        <mrow>
          <mo fence="true" stretchy="false">(</mo>
          <mrow>
            <msub>
              <mi>x</mi>
              <mi>i</mi>
            </msub>
          </mrow>
          <mo fence="true" stretchy="false">)</mo>
        </mrow>
        <mo stretchy="false">=</mo>
        <mn>0.1</mn>
      </mrow>
      <mtext>div</mtext>
    </mrow>
    <annotation encoding="StarMath 5.0">%DELTA( x_eq ) = { 1 over 2 } cdot left ({ {3 cdot (%DELTA(x_i)) over 6} + {2 cdot (%DELTA(x_i)) over 4} }right ) = %DELTA( x_i ) = 0.1 "div"</annotation>
  </semantics>
</math>
</file>

<file path=Object 90/content.xml><?xml version="1.0" encoding="utf-8"?>
<math xmlns="http://www.w3.org/1998/Math/MathML" display="block">
  <semantics>
    <msub>
      <mi mathvariant="normal">μ</mi>
      <mi>x</mi>
    </msub>
    <annotation encoding="StarMath 5.0">%mu_x</annotation>
  </semantics>
</math>
</file>

<file path=Object 91/content.xml><?xml version="1.0" encoding="utf-8"?>
<math xmlns="http://www.w3.org/1998/Math/MathML" display="block">
  <semantics>
    <mrow>
      <mrow>
        <mi>L</mi>
        <mo stretchy="false">=</mo>
        <mrow>
          <mn>179.860</mn>
          <mo stretchy="false">±</mo>
          <mn>0.005</mn>
        </mrow>
      </mrow>
      <mi mathvariant="italic">mm</mi>
    </mrow>
    <annotation encoding="StarMath 5.0">L = 179.860 +- 0.005 mm</annotation>
  </semantics>
</math>
</file>

<file path=Object 92/content.xml><?xml version="1.0" encoding="utf-8"?>
<math xmlns="http://www.w3.org/1998/Math/MathML" display="block">
  <semantics>
    <mrow>
      <mi>L</mi>
      <mrow>
        <mi>'</mi>
        <mo stretchy="false">=</mo>
        <mrow>
          <mn>71.470</mn>
          <mo stretchy="false">±</mo>
          <mn>0.005</mn>
        </mrow>
      </mrow>
      <mi mathvariant="italic">mm</mi>
    </mrow>
    <annotation encoding="StarMath 5.0">L' = 71.470 +- 0.005 mm</annotation>
  </semantics>
</math>
</file>

<file path=Object 93/content.xml><?xml version="1.0" encoding="utf-8"?>
<math xmlns="http://www.w3.org/1998/Math/MathML" display="block">
  <semantics>
    <mrow>
      <mi>L</mi>
      <mi>'</mi>
      <mrow>
        <mi>'</mi>
        <mo stretchy="false">=</mo>
        <mrow>
          <mn>108.39</mn>
          <mo stretchy="false">±</mo>
          <mn>0.01</mn>
        </mrow>
      </mrow>
      <mi mathvariant="italic">mm</mi>
    </mrow>
    <annotation encoding="StarMath 5.0">L'' = 108.39 +- 0.01 mm</annotation>
  </semantics>
</math>
</file>

<file path=Object 94/content.xml><?xml version="1.0" encoding="utf-8"?>
<math xmlns="http://www.w3.org/1998/Math/MathML" display="block">
  <semantics>
    <mrow>
      <mrow>
        <mi>L</mi>
        <mo stretchy="false">=</mo>
        <mrow>
          <mn>0.730</mn>
          <mo stretchy="false">±</mo>
          <mn>0.005</mn>
        </mrow>
      </mrow>
      <mi mathvariant="italic">mm</mi>
    </mrow>
    <annotation encoding="StarMath 5.0">L = 0.730 +- 0.005 mm</annotation>
  </semantics>
</math>
</file>

<file path=Object 95/content.xml><?xml version="1.0" encoding="utf-8"?>
<math xmlns="http://www.w3.org/1998/Math/MathML" display="block">
  <semantics>
    <mrow>
      <mrow>
        <msub>
          <mi>M</mi>
          <mi>f</mi>
        </msub>
        <mo stretchy="false">=</mo>
        <mrow>
          <mn>0.110</mn>
          <mo stretchy="false">±</mo>
          <mn>0.005</mn>
        </mrow>
      </mrow>
      <mi>g</mi>
    </mrow>
    <annotation encoding="StarMath 5.0">M_f = 0.110 +- 0.005 g</annotation>
  </semantics>
</math>
</file>

<file path=Object 96/content.xml><?xml version="1.0" encoding="utf-8"?>
<math xmlns="http://www.w3.org/1998/Math/MathML" display="block">
  <semantics>
    <mrow>
      <mrow>
        <msub>
          <mi>M</mi>
          <mi>f</mi>
        </msub>
        <mo stretchy="false">=</mo>
        <mrow>
          <mn>10.290</mn>
          <mo stretchy="false">±</mo>
          <mn>0.005</mn>
        </mrow>
      </mrow>
      <mi>g</mi>
    </mrow>
    <annotation encoding="StarMath 5.0">M_f = 10.290 +- 0.005 g</annotation>
  </semantics>
</math>
</file>

<file path=Object 97/content.xml><?xml version="1.0" encoding="utf-8"?>
<math xmlns="http://www.w3.org/1998/Math/MathML" display="block">
  <semantics>
    <mrow>
      <mi>V</mi>
      <mo stretchy="false">=</mo>
      <mfrac>
        <mrow>
          <mi mathvariant="normal">π</mi>
          <mo stretchy="false">⋅</mo>
          <mi>L</mi>
          <mo stretchy="false">⋅</mo>
          <msup>
            <mi>D</mi>
            <mn>2</mn>
          </msup>
        </mrow>
        <mn>4</mn>
      </mfrac>
    </mrow>
    <annotation encoding="StarMath 5.0">V = {%pi cdot L cdot D^2} over 4</annotation>
  </semantics>
</math>
</file>

<file path=Object 98/content.xml><?xml version="1.0" encoding="utf-8"?>
<math xmlns="http://www.w3.org/1998/Math/MathML" display="block">
  <semantics>
    <mrow>
      <mi mathvariant="normal">Δ</mi>
      <mrow>
        <mrow>
          <mo fence="true" stretchy="false">(</mo>
          <mrow>
            <mi>V</mi>
          </mrow>
          <mo fence="true" stretchy="false">)</mo>
        </mrow>
        <mo stretchy="false">=</mo>
        <mrow>
          <mfrac>
            <mrow>
              <mrow>
                <mi mathvariant="normal">π</mi>
                <mo stretchy="false">⋅</mo>
                <mi mathvariant="normal">Δ</mi>
              </mrow>
              <mrow>
                <mi>D</mi>
                <mo stretchy="false">⋅</mo>
                <mrow>
                  <mo fence="true" stretchy="false">(</mo>
                  <mrow>
                    <mrow>
                      <mi>D</mi>
                      <mo stretchy="false">⋅</mo>
                      <mi>L</mi>
                    </mrow>
                  </mrow>
                  <mo fence="true" stretchy="false">)</mo>
                </mrow>
              </mrow>
            </mrow>
            <mn>2</mn>
          </mfrac>
          <mo stretchy="false">+</mo>
          <mfrac>
            <mrow>
              <mrow>
                <mi mathvariant="normal">π</mi>
                <mo stretchy="false">⋅</mo>
                <mi mathvariant="normal">Δ</mi>
              </mrow>
              <mrow>
                <mi>L</mi>
                <mo stretchy="false">⋅</mo>
                <mrow>
                  <mo fence="true" stretchy="false">(</mo>
                  <mrow>
                    <msup>
                      <mi>D</mi>
                      <mn>2</mn>
                    </msup>
                  </mrow>
                  <mo fence="true" stretchy="false">)</mo>
                </mrow>
              </mrow>
            </mrow>
            <mn>4</mn>
          </mfrac>
        </mrow>
      </mrow>
    </mrow>
    <annotation encoding="StarMath 5.0">%DELTA( V ) = {%pi cdot %DELTA D cdot (D cdot L)} over 2 + {%pi cdot %DELTA L cdot (D^2)} over 4</annotation>
  </semantics>
</math>
</file>

<file path=Object 99/content.xml><?xml version="1.0" encoding="utf-8"?>
<math xmlns="http://www.w3.org/1998/Math/MathML" display="block">
  <semantics>
    <mrow>
      <msub>
        <mi mathvariant="normal">μ</mi>
        <mi>f</mi>
      </msub>
      <mo stretchy="false">=</mo>
      <mfrac>
        <msub>
          <mi>M</mi>
          <mi>f</mi>
        </msub>
        <mi>V</mi>
      </mfrac>
    </mrow>
    <annotation encoding="StarMath 5.0">%mu_f = M_f over V</annotation>
  </semantics>
</math>
</file>